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onaspace Xenon SemiWide Medium" svg:font-family="'Monaspace Xenon SemiWide Medium'" style:font-pitch="fixed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0.69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Monaspace Xenon SemiWide Mediu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Monaspace Xenon SemiWide Medium"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font-name="Monaspace Xenon SemiWide Medium"/>
    </style:style>
    <style:style style:name="ce13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font-name="Monaspace Xenon SemiWide Medium" fo:font-weight="bold" style:font-weight-asian="bold" style:font-weight-complex="bold"/>
    </style:style>
    <style:style style:name="ce14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  <style:text-properties style:font-name="Monaspace Xenon SemiWide Medium"/>
    </style:style>
    <style:style style:name="ce16" style:family="table-cell" style:parent-style-name="Default" style:data-style-name="N132">
      <style:text-properties style:font-name="Monaspace Xenon SemiWide Medium"/>
    </style:style>
    <style:style style:name="ce17" style:family="table-cell" style:parent-style-name="Default" style:data-style-name="N132"/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aspace Xenon SemiWide Mediu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aspace Xenon SemiWide Medium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font-name="Monaspace Xenon SemiWide Mediu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Monaspace Xenon SemiWide Medium" fo:font-weight="normal" style:font-weight-asian="normal" style:font-weight-complex="normal"/>
    </style:style>
    <style:style style:name="ce23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font-name="Monaspace Xenon SemiWide Medium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aspace Xenon SemiWide Medium" fo:font-weight="normal" style:font-weight-asian="normal" style:font-weight-complex="normal"/>
    </style:style>
    <style:style style:name="ce25" style:family="table-cell" style:parent-style-name="Default" style:data-style-name="N132">
      <style:text-properties style:font-name="Monaspace Xenon SemiWide Medium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ac" table:style-name="ta1">
        <table:table-column table:style-name="co1" table:default-cell-style-name="ce2"/>
        <table:table-column table:style-name="co2" table:default-cell-style-name="ce12"/>
        <table:table-column table:style-name="co2" table:default-cell-style-name="ce16"/>
        <table:table-column table:style-name="co2" table:number-columns-repeated="2" table:default-cell-style-name="ce12"/>
        <table:table-column table:style-name="co3" table:default-cell-style-name="ce1"/>
        <table:table-column table:style-name="co2" table:default-cell-style-name="ce16"/>
        <table:table-column table:style-name="co4" table:default-cell-style-name="ce4"/>
        <table:table-column table:style-name="co1" table:default-cell-style-name="ce2"/>
        <table:table-column table:style-name="co2" table:default-cell-style-name="ce12"/>
        <table:table-column table:style-name="co2" table:default-cell-style-name="ce15"/>
        <table:table-column table:style-name="co2" table:number-columns-repeated="2" table:default-cell-style-name="ce12"/>
        <table:table-column table:style-name="co3" table:default-cell-style-name="ce1"/>
        <table:table-column table:style-name="co2" table:default-cell-style-name="ce16"/>
        <table:table-column table:style-name="co4" table:number-columns-repeated="16369" table:default-cell-style-name="ce4"/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||x||</text:p>
          </table:table-cell>
          <table:table-cell table:style-name="ce12" office:value-type="string" calcext:value-type="string">
            <text:p>||xt||</text:p>
          </table:table-cell>
          <table:table-cell office:value-type="string" calcext:value-type="string">
            <text:p>||xt – x||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Cond</text:p>
          </table:table-cell>
          <table:table-cell table:style-name="ce1"/>
          <table:table-cell office:value-type="string" calcext:value-type="string">
            <text:p>Omg</text:p>
          </table:table-cell>
          <table:table-cell office:value-type="string" calcext:value-type="string">
            <text:p>||x||</text:p>
          </table:table-cell>
          <table:table-cell office:value-type="string" calcext:value-type="string">
            <text:p>||xt||</text:p>
          </table:table-cell>
          <table:table-cell office:value-type="string" calcext:value-type="string">
            <text:p>||xt – x||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Cond</text:p>
          </table:table-cell>
          <table:table-cell table:number-columns-repeated="16369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9.621417" calcext:value-type="float">
            <text:p>1.9621E+01</text:p>
          </table:table-cell>
          <table:table-cell table:style-name="ce15" office:value-type="float" office:value="19.621417" calcext:value-type="float" table:number-columns-spanned="1" table:number-rows-spanned="105">
            <text:p>1.9621E+01</text:p>
          </table:table-cell>
          <table:table-cell office:value-type="float" office:value="0.000000053657709" calcext:value-type="float">
            <text:p>5.3658E-08</text:p>
          </table:table-cell>
          <table:table-cell office:value-type="float" office:value="0.000000000099989088" calcext:value-type="float">
            <text:p>9.9989E-11</text:p>
          </table:table-cell>
          <table:table-cell office:value-type="float" office:value="137040" calcext:value-type="float">
            <text:p>137040</text:p>
          </table:table-cell>
          <table:table-cell table:style-name="ce12" table:formula="of:=([.D2]/[.$C$2])/[.E2]" office:value-type="float" office:value="27.3494848859221" calcext:value-type="float">
            <text:p>2.7349E+01</text:p>
          </table:table-cell>
          <table:table-cell table:style-name="ce1"/>
          <table:table-cell office:value-type="float" office:value="0.01" calcext:value-type="float">
            <text:p>0.01</text:p>
          </table:table-cell>
          <table:table-cell office:value-type="float" office:value="19.621417" calcext:value-type="float">
            <text:p>1.9621E+01</text:p>
          </table:table-cell>
          <table:table-cell office:value-type="float" office:value="19.621417" calcext:value-type="float" table:number-columns-spanned="1" table:number-rows-spanned="101">
            <text:p>1.9621E+01</text:p>
          </table:table-cell>
          <table:table-cell office:value-type="float" office:value="0.000000049720108" calcext:value-type="float">
            <text:p>4.9720E-08</text:p>
          </table:table-cell>
          <table:table-cell office:value-type="float" office:value="0.00000000009993734" calcext:value-type="float">
            <text:p>9.9937E-11</text:p>
          </table:table-cell>
          <table:table-cell office:value-type="float" office:value="18088" calcext:value-type="float">
            <text:p>18088</text:p>
          </table:table-cell>
          <table:table-cell table:formula="of:=([.L2]/[.$K$2])/[.M2]" office:value-type="float" office:value="25.3556010523589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59521" calcext:value-type="float">
            <text:p>5.3660E-08</text:p>
          </table:table-cell>
          <table:table-cell office:value-type="float" office:value="0.000000000099992623" calcext:value-type="float">
            <text:p>9.9993E-11</text:p>
          </table:table-cell>
          <table:table-cell office:value-type="float" office:value="68515" calcext:value-type="float">
            <text:p>68515</text:p>
          </table:table-cell>
          <table:table-cell table:style-name="ce12" table:formula="of:=([.D3]/[.$C$2])/[.E3]" office:value-type="float" office:value="27.34944155914" calcext:value-type="float">
            <text:p>2.7349E+01</text:p>
          </table:table-cell>
          <table:table-cell table:style-name="ce1"/>
          <table:table-cell office:value-type="float" office:value="0.02" calcext:value-type="float">
            <text:p>0.0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697061" calcext:value-type="float">
            <text:p>4.9697E-08</text:p>
          </table:table-cell>
          <table:table-cell office:value-type="float" office:value="0.000000000099891031" calcext:value-type="float">
            <text:p>9.9891E-11</text:p>
          </table:table-cell>
          <table:table-cell office:value-type="float" office:value="9040" calcext:value-type="float">
            <text:p>9040</text:p>
          </table:table-cell>
          <table:table-cell table:formula="of:=([.L3]/[.$K$2])/[.M3]" office:value-type="float" office:value="25.3555971346377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46058" calcext:value-type="float">
            <text:p>5.3646E-08</text:p>
          </table:table-cell>
          <table:table-cell office:value-type="float" office:value="0.000000000099967432" calcext:value-type="float">
            <text:p>9.9967E-11</text:p>
          </table:table-cell>
          <table:table-cell office:value-type="float" office:value="45674" calcext:value-type="float">
            <text:p>45674</text:p>
          </table:table-cell>
          <table:table-cell table:style-name="ce12" table:formula="of:=([.D4]/[.$C$2])/[.E4]" office:value-type="float" office:value="27.3494697860631" calcext:value-type="float">
            <text:p>2.7349E+01</text:p>
          </table:table-cell>
          <table:table-cell table:style-name="ce1"/>
          <table:table-cell office:value-type="float" office:value="0.03" calcext:value-type="float">
            <text:p>0.0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673868" calcext:value-type="float">
            <text:p>4.9674E-08</text:p>
          </table:table-cell>
          <table:table-cell office:value-type="float" office:value="0.000000000099844464" calcext:value-type="float">
            <text:p>9.9844E-11</text:p>
          </table:table-cell>
          <table:table-cell office:value-type="float" office:value="6024" calcext:value-type="float">
            <text:p>6024</text:p>
          </table:table-cell>
          <table:table-cell table:formula="of:=([.L4]/[.$K$2])/[.M4]" office:value-type="float" office:value="25.3555842082172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47866" calcext:value-type="float">
            <text:p>5.3648E-08</text:p>
          </table:table-cell>
          <table:table-cell office:value-type="float" office:value="0.00000000009997069" calcext:value-type="float">
            <text:p>9.9971E-11</text:p>
          </table:table-cell>
          <table:table-cell office:value-type="float" office:value="34253" calcext:value-type="float">
            <text:p>34253</text:p>
          </table:table-cell>
          <table:table-cell table:style-name="ce12" table:formula="of:=([.D5]/[.$C$2])/[.E5]" office:value-type="float" office:value="27.3495001913653" calcext:value-type="float">
            <text:p>2.7350E+01</text:p>
          </table:table-cell>
          <table:table-cell table:style-name="ce1"/>
          <table:table-cell office:value-type="float" office:value="0.04" calcext:value-type="float">
            <text:p>0.0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65054" calcext:value-type="float">
            <text:p>4.9651E-08</text:p>
          </table:table-cell>
          <table:table-cell office:value-type="float" office:value="0.000000000099797515" calcext:value-type="float">
            <text:p>9.9798E-11</text:p>
          </table:table-cell>
          <table:table-cell office:value-type="float" office:value="4516" calcext:value-type="float">
            <text:p>4516</text:p>
          </table:table-cell>
          <table:table-cell table:formula="of:=([.L5]/[.$K$2])/[.M5]" office:value-type="float" office:value="25.355599382569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26737" calcext:value-type="float">
            <text:p>5.3627E-08</text:p>
          </table:table-cell>
          <table:table-cell office:value-type="float" office:value="0.000000000099931269" calcext:value-type="float">
            <text:p>9.9931E-11</text:p>
          </table:table-cell>
          <table:table-cell office:value-type="float" office:value="27401" calcext:value-type="float">
            <text:p>27401</text:p>
          </table:table-cell>
          <table:table-cell table:style-name="ce12" table:formula="of:=([.D6]/[.$C$2])/[.E6]" office:value-type="float" office:value="27.3495133114165" calcext:value-type="float">
            <text:p>2.7350E+01</text:p>
          </table:table-cell>
          <table:table-cell table:style-name="ce1"/>
          <table:table-cell office:value-type="float" office:value="0.05" calcext:value-type="float">
            <text:p>0.0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673778" calcext:value-type="float">
            <text:p>4.9674E-08</text:p>
          </table:table-cell>
          <table:table-cell office:value-type="float" office:value="0.000000000099844171" calcext:value-type="float">
            <text:p>9.9844E-11</text:p>
          </table:table-cell>
          <table:table-cell office:value-type="float" office:value="3611" calcext:value-type="float">
            <text:p>3611</text:p>
          </table:table-cell>
          <table:table-cell table:formula="of:=([.L6]/[.$K$2])/[.M6]" office:value-type="float" office:value="25.3556126761934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51459" calcext:value-type="float">
            <text:p>5.3651E-08</text:p>
          </table:table-cell>
          <table:table-cell office:value-type="float" office:value="0.000000000099977405" calcext:value-type="float">
            <text:p>9.9977E-11</text:p>
          </table:table-cell>
          <table:table-cell office:value-type="float" office:value="22832" calcext:value-type="float">
            <text:p>22832</text:p>
          </table:table-cell>
          <table:table-cell table:style-name="ce12" table:formula="of:=([.D7]/[.$C$2])/[.E7]" office:value-type="float" office:value="27.3494948335636" calcext:value-type="float">
            <text:p>2.7349E+01</text:p>
          </table:table-cell>
          <table:table-cell table:style-name="ce1"/>
          <table:table-cell office:value-type="float" office:value="0.06" calcext:value-type="float">
            <text:p>0.0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603482" calcext:value-type="float">
            <text:p>4.9603E-08</text:p>
          </table:table-cell>
          <table:table-cell office:value-type="float" office:value="0.000000000099703014" calcext:value-type="float">
            <text:p>9.9703E-11</text:p>
          </table:table-cell>
          <table:table-cell office:value-type="float" office:value="3008" calcext:value-type="float">
            <text:p>3008</text:p>
          </table:table-cell>
          <table:table-cell table:formula="of:=([.L7]/[.$K$2])/[.M7]" office:value-type="float" office:value="25.3555776355805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45611" calcext:value-type="float">
            <text:p>5.3646E-08</text:p>
          </table:table-cell>
          <table:table-cell office:value-type="float" office:value="0.000000000099966681" calcext:value-type="float">
            <text:p>9.9967E-11</text:p>
          </table:table-cell>
          <table:table-cell office:value-type="float" office:value="19569" calcext:value-type="float">
            <text:p>19569</text:p>
          </table:table-cell>
          <table:table-cell table:style-name="ce12" table:formula="of:=([.D8]/[.$C$2])/[.E8]" office:value-type="float" office:value="27.3494473608162" calcext:value-type="float">
            <text:p>2.7349E+01</text:p>
          </table:table-cell>
          <table:table-cell table:style-name="ce1"/>
          <table:table-cell table:style-name="ce22" office:value-type="float" office:value="0.07" calcext:value-type="float">
            <text:p>0.07</text:p>
          </table:table-cell>
          <table:table-cell table:style-name="ce23" office:value-type="float" office:value="19.621417" calcext:value-type="float">
            <text:p>1.9621E+01</text:p>
          </table:table-cell>
          <table:covered-table-cell/>
          <table:table-cell table:style-name="ce23" office:value-type="float" office:value="0.000000049626445" calcext:value-type="float">
            <text:p>4.9626E-08</text:p>
          </table:table-cell>
          <table:table-cell table:style-name="ce23" office:value-type="float" office:value="0.000000000099749106" calcext:value-type="float">
            <text:p>9.9749E-11</text:p>
          </table:table-cell>
          <table:table-cell table:style-name="ce24" office:value-type="float" office:value="2577" calcext:value-type="float">
            <text:p>2577</text:p>
          </table:table-cell>
          <table:table-cell table:formula="of:=([.L8]/[.$K$2])/[.M8]" office:value-type="float" office:value="25.3555938117012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24471" calcext:value-type="float">
            <text:p>5.3624E-08</text:p>
          </table:table-cell>
          <table:table-cell office:value-type="float" office:value="0.000000000099927009" calcext:value-type="float">
            <text:p>9.9927E-11</text:p>
          </table:table-cell>
          <table:table-cell office:value-type="float" office:value="17122" calcext:value-type="float">
            <text:p>17122</text:p>
          </table:table-cell>
          <table:table-cell table:style-name="ce12" table:formula="of:=([.D9]/[.$C$2])/[.E9]" office:value-type="float" office:value="27.3495235476269" calcext:value-type="float">
            <text:p>2.7350E+01</text:p>
          </table:table-cell>
          <table:table-cell table:style-name="ce1"/>
          <table:table-cell office:value-type="float" office:value="0.08" calcext:value-type="float">
            <text:p>0.0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555882" calcext:value-type="float">
            <text:p>4.9556E-08</text:p>
          </table:table-cell>
          <table:table-cell office:value-type="float" office:value="0.000000000099607209" calcext:value-type="float">
            <text:p>9.9607E-11</text:p>
          </table:table-cell>
          <table:table-cell office:value-type="float" office:value="2254" calcext:value-type="float">
            <text:p>2254</text:p>
          </table:table-cell>
          <table:table-cell table:formula="of:=([.L9]/[.$K$2])/[.M9]" office:value-type="float" office:value="25.355610469551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56854" calcext:value-type="float">
            <text:p>5.3657E-08</text:p>
          </table:table-cell>
          <table:table-cell office:value-type="float" office:value="0.000000000099987344" calcext:value-type="float">
            <text:p>9.9987E-11</text:p>
          </table:table-cell>
          <table:table-cell office:value-type="float" office:value="15218" calcext:value-type="float">
            <text:p>15218</text:p>
          </table:table-cell>
          <table:table-cell table:style-name="ce12" table:formula="of:=([.D10]/[.$C$2])/[.E10]" office:value-type="float" office:value="27.349526117811" calcext:value-type="float">
            <text:p>2.7350E+01</text:p>
          </table:table-cell>
          <table:table-cell table:style-name="ce1"/>
          <table:table-cell office:value-type="float" office:value="0.09" calcext:value-type="float">
            <text:p>0.0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392059" calcext:value-type="float">
            <text:p>4.9392E-08</text:p>
          </table:table-cell>
          <table:table-cell office:value-type="float" office:value="0.000000000099278" calcext:value-type="float">
            <text:p>9.9278E-11</text:p>
          </table:table-cell>
          <table:table-cell office:value-type="float" office:value="2003" calcext:value-type="float">
            <text:p>2003</text:p>
          </table:table-cell>
          <table:table-cell table:formula="of:=([.L10]/[.$K$2])/[.M10]" office:value-type="float" office:value="25.355591351901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597488" calcext:value-type="float">
            <text:p>5.3597E-08</text:p>
          </table:table-cell>
          <table:table-cell office:value-type="float" office:value="0.000000000099877011" calcext:value-type="float">
            <text:p>9.9877E-11</text:p>
          </table:table-cell>
          <table:table-cell office:value-type="float" office:value="13696" calcext:value-type="float">
            <text:p>13696</text:p>
          </table:table-cell>
          <table:table-cell table:style-name="ce12" table:formula="of:=([.D11]/[.$C$2])/[.E11]" office:value-type="float" office:value="27.3494458567834" calcext:value-type="float">
            <text:p>2.7349E+01</text:p>
          </table:table-cell>
          <table:table-cell table:style-name="ce1"/>
          <table:table-cell office:value-type="float" office:value="0.1" calcext:value-type="float">
            <text:p>0.1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321398" calcext:value-type="float">
            <text:p>4.9321E-08</text:p>
          </table:table-cell>
          <table:table-cell office:value-type="float" office:value="0.0000000000991359" calcext:value-type="float">
            <text:p>9.9136E-11</text:p>
          </table:table-cell>
          <table:table-cell office:value-type="float" office:value="1802" calcext:value-type="float">
            <text:p>1802</text:p>
          </table:table-cell>
          <table:table-cell table:formula="of:=([.L11]/[.$K$2])/[.M11]" office:value-type="float" office:value="25.3556096251551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599252" calcext:value-type="float">
            <text:p>5.3599E-08</text:p>
          </table:table-cell>
          <table:table-cell office:value-type="float" office:value="0.000000000099879887" calcext:value-type="float">
            <text:p>9.9880E-11</text:p>
          </table:table-cell>
          <table:table-cell office:value-type="float" office:value="12450" calcext:value-type="float">
            <text:p>12450</text:p>
          </table:table-cell>
          <table:table-cell table:style-name="ce12" table:formula="of:=([.D12]/[.$C$2])/[.E12]" office:value-type="float" office:value="27.3495584395869" calcext:value-type="float">
            <text:p>2.7350E+01</text:p>
          </table:table-cell>
          <table:table-cell table:style-name="ce1"/>
          <table:table-cell office:value-type="float" office:value="0.11" calcext:value-type="float">
            <text:p>0.1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530148" calcext:value-type="float">
            <text:p>4.9530E-08</text:p>
          </table:table-cell>
          <table:table-cell office:value-type="float" office:value="0.000000000099555521" calcext:value-type="float">
            <text:p>9.9556E-11</text:p>
          </table:table-cell>
          <table:table-cell office:value-type="float" office:value="1637" calcext:value-type="float">
            <text:p>1637</text:p>
          </table:table-cell>
          <table:table-cell table:formula="of:=([.L12]/[.$K$2])/[.M12]" office:value-type="float" office:value="25.3556009745494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62202" calcext:value-type="float">
            <text:p>5.3662E-08</text:p>
          </table:table-cell>
          <table:table-cell office:value-type="float" office:value="0.000000000099997443" calcext:value-type="float">
            <text:p>9.9997E-11</text:p>
          </table:table-cell>
          <table:table-cell office:value-type="float" office:value="11411" calcext:value-type="float">
            <text:p>11411</text:p>
          </table:table-cell>
          <table:table-cell table:style-name="ce12" table:formula="of:=([.D13]/[.$C$2])/[.E13]" office:value-type="float" office:value="27.3494896813985" calcext:value-type="float">
            <text:p>2.7349E+01</text:p>
          </table:table-cell>
          <table:table-cell table:style-name="ce1"/>
          <table:table-cell office:value-type="float" office:value="0.12" calcext:value-type="float">
            <text:p>0.1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459039" calcext:value-type="float">
            <text:p>4.9459E-08</text:p>
          </table:table-cell>
          <table:table-cell office:value-type="float" office:value="0.000000000099412573" calcext:value-type="float">
            <text:p>9.9413E-11</text:p>
          </table:table-cell>
          <table:table-cell office:value-type="float" office:value="1500" calcext:value-type="float">
            <text:p>1500</text:p>
          </table:table-cell>
          <table:table-cell table:formula="of:=([.L13]/[.$K$2])/[.M13]" office:value-type="float" office:value="25.355605825630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10448" calcext:value-type="float">
            <text:p>5.3610E-08</text:p>
          </table:table-cell>
          <table:table-cell office:value-type="float" office:value="0.00000000009990103" calcext:value-type="float">
            <text:p>9.9901E-11</text:p>
          </table:table-cell>
          <table:table-cell office:value-type="float" office:value="10533" calcext:value-type="float">
            <text:p>10533</text:p>
          </table:table-cell>
          <table:table-cell table:style-name="ce12" table:formula="of:=([.D14]/[.$C$2])/[.E14]" office:value-type="float" office:value="27.3494818565694" calcext:value-type="float">
            <text:p>2.7349E+01</text:p>
          </table:table-cell>
          <table:table-cell table:style-name="ce1"/>
          <table:table-cell office:value-type="float" office:value="0.13" calcext:value-type="float">
            <text:p>0.1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434486" calcext:value-type="float">
            <text:p>4.9434E-08</text:p>
          </table:table-cell>
          <table:table-cell office:value-type="float" office:value="0.00000000009936328" calcext:value-type="float">
            <text:p>9.9363E-11</text:p>
          </table:table-cell>
          <table:table-cell office:value-type="float" office:value="1384" calcext:value-type="float">
            <text:p>1384</text:p>
          </table:table-cell>
          <table:table-cell table:formula="of:=([.L14]/[.$K$2])/[.M14]" office:value-type="float" office:value="25.3555909019797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04561" calcext:value-type="float">
            <text:p>5.3605E-08</text:p>
          </table:table-cell>
          <table:table-cell office:value-type="float" office:value="0.000000000099890193" calcext:value-type="float">
            <text:p>9.9890E-11</text:p>
          </table:table-cell>
          <table:table-cell office:value-type="float" office:value="9780" calcext:value-type="float">
            <text:p>9780</text:p>
          </table:table-cell>
          <table:table-cell table:style-name="ce12" table:formula="of:=([.D15]/[.$C$2])/[.E15]" office:value-type="float" office:value="27.3494453868758" calcext:value-type="float">
            <text:p>2.7349E+01</text:p>
          </table:table-cell>
          <table:table-cell table:style-name="ce1"/>
          <table:table-cell office:value-type="float" office:value="0.14" calcext:value-type="float">
            <text:p>0.1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130577" calcext:value-type="float">
            <text:p>4.9131E-08</text:p>
          </table:table-cell>
          <table:table-cell office:value-type="float" office:value="0.000000000098752483" calcext:value-type="float">
            <text:p>9.8752E-11</text:p>
          </table:table-cell>
          <table:table-cell office:value-type="float" office:value="1285" calcext:value-type="float">
            <text:p>1285</text:p>
          </table:table-cell>
          <table:table-cell table:formula="of:=([.L15]/[.$K$2])/[.M15]" office:value-type="float" office:value="25.3555755315128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44562" calcext:value-type="float">
            <text:p>5.3645E-08</text:p>
          </table:table-cell>
          <table:table-cell office:value-type="float" office:value="0.000000000099964643" calcext:value-type="float">
            <text:p>9.9965E-11</text:p>
          </table:table-cell>
          <table:table-cell office:value-type="float" office:value="9127" calcext:value-type="float">
            <text:p>9127</text:p>
          </table:table-cell>
          <table:table-cell table:style-name="ce12" table:formula="of:=([.D16]/[.$C$2])/[.E16]" office:value-type="float" office:value="27.3494701307039" calcext:value-type="float">
            <text:p>2.7349E+01</text:p>
          </table:table-cell>
          <table:table-cell table:style-name="ce1"/>
          <table:table-cell office:value-type="float" office:value="0.15" calcext:value-type="float">
            <text:p>0.1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665757" calcext:value-type="float">
            <text:p>4.9666E-08</text:p>
          </table:table-cell>
          <table:table-cell office:value-type="float" office:value="0.000000000099828086" calcext:value-type="float">
            <text:p>9.9828E-11</text:p>
          </table:table-cell>
          <table:table-cell office:value-type="float" office:value="1198" calcext:value-type="float">
            <text:p>1198</text:p>
          </table:table-cell>
          <table:table-cell table:formula="of:=([.L16]/[.$K$2])/[.M16]" office:value-type="float" office:value="25.3556032301578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38674" calcext:value-type="float">
            <text:p>5.3639E-08</text:p>
          </table:table-cell>
          <table:table-cell office:value-type="float" office:value="0.000000000099953587" calcext:value-type="float">
            <text:p>9.9954E-11</text:p>
          </table:table-cell>
          <table:table-cell office:value-type="float" office:value="8556" calcext:value-type="float">
            <text:p>8556</text:p>
          </table:table-cell>
          <table:table-cell table:style-name="ce12" table:formula="of:=([.D17]/[.$C$2])/[.E17]" office:value-type="float" office:value="27.3494930961371" calcext:value-type="float">
            <text:p>2.7349E+01</text:p>
          </table:table-cell>
          <table:table-cell table:style-name="ce1"/>
          <table:table-cell office:value-type="float" office:value="0.16" calcext:value-type="float">
            <text:p>0.1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359996" calcext:value-type="float">
            <text:p>4.9360E-08</text:p>
          </table:table-cell>
          <table:table-cell office:value-type="float" office:value="0.000000000099213527" calcext:value-type="float">
            <text:p>9.9214E-11</text:p>
          </table:table-cell>
          <table:table-cell office:value-type="float" office:value="1123" calcext:value-type="float">
            <text:p>1123</text:p>
          </table:table-cell>
          <table:table-cell table:formula="of:=([.L17]/[.$K$2])/[.M17]" office:value-type="float" office:value="25.3555980975752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55742" calcext:value-type="float">
            <text:p>5.3656E-08</text:p>
          </table:table-cell>
          <table:table-cell office:value-type="float" office:value="0.000000000099985358" calcext:value-type="float">
            <text:p>9.9985E-11</text:p>
          </table:table-cell>
          <table:table-cell office:value-type="float" office:value="8052" calcext:value-type="float">
            <text:p>8052</text:p>
          </table:table-cell>
          <table:table-cell table:style-name="ce12" table:formula="of:=([.D18]/[.$C$2])/[.E18]" office:value-type="float" office:value="27.3495025482755" calcext:value-type="float">
            <text:p>2.7350E+01</text:p>
          </table:table-cell>
          <table:table-cell table:style-name="ce1"/>
          <table:table-cell office:value-type="float" office:value="0.17" calcext:value-type="float">
            <text:p>0.1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709616" calcext:value-type="float">
            <text:p>4.9710E-08</text:p>
          </table:table-cell>
          <table:table-cell office:value-type="float" office:value="0.000000000099916284" calcext:value-type="float">
            <text:p>9.9916E-11</text:p>
          </table:table-cell>
          <table:table-cell office:value-type="float" office:value="1056" calcext:value-type="float">
            <text:p>1056</text:p>
          </table:table-cell>
          <table:table-cell table:formula="of:=([.L18]/[.$K$2])/[.M18]" office:value-type="float" office:value="25.355592702429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535184" calcext:value-type="float">
            <text:p>5.3535E-08</text:p>
          </table:table-cell>
          <table:table-cell office:value-type="float" office:value="0.000000000099760865" calcext:value-type="float">
            <text:p>9.9761E-11</text:p>
          </table:table-cell>
          <table:table-cell office:value-type="float" office:value="7605" calcext:value-type="float">
            <text:p>7605</text:p>
          </table:table-cell>
          <table:table-cell table:style-name="ce12" table:formula="of:=([.D19]/[.$C$2])/[.E19]" office:value-type="float" office:value="27.3494581150766" calcext:value-type="float">
            <text:p>2.7349E+01</text:p>
          </table:table-cell>
          <table:table-cell table:style-name="ce1"/>
          <table:table-cell office:value-type="float" office:value="0.18" calcext:value-type="float">
            <text:p>0.1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590416" calcext:value-type="float">
            <text:p>4.9590E-08</text:p>
          </table:table-cell>
          <table:table-cell office:value-type="float" office:value="0.000000000099676639" calcext:value-type="float">
            <text:p>9.9677E-11</text:p>
          </table:table-cell>
          <table:table-cell office:value-type="float" office:value="997" calcext:value-type="float">
            <text:p>997</text:p>
          </table:table-cell>
          <table:table-cell table:formula="of:=([.L19]/[.$K$2])/[.M19]" office:value-type="float" office:value="25.3556062114257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567488" calcext:value-type="float">
            <text:p>5.3567E-08</text:p>
          </table:table-cell>
          <table:table-cell office:value-type="float" office:value="0.00000000009982079" calcext:value-type="float">
            <text:p>9.9821E-11</text:p>
          </table:table-cell>
          <table:table-cell office:value-type="float" office:value="7204" calcext:value-type="float">
            <text:p>7204</text:p>
          </table:table-cell>
          <table:table-cell table:style-name="ce12" table:formula="of:=([.D20]/[.$C$2])/[.E20]" office:value-type="float" office:value="27.3495327287797" calcext:value-type="float">
            <text:p>2.7350E+01</text:p>
          </table:table-cell>
          <table:table-cell table:style-name="ce1"/>
          <table:table-cell office:value-type="float" office:value="0.19" calcext:value-type="float">
            <text:p>0.1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658967" calcext:value-type="float">
            <text:p>4.9659E-08</text:p>
          </table:table-cell>
          <table:table-cell office:value-type="float" office:value="0.000000000099814463" calcext:value-type="float">
            <text:p>9.9814E-11</text:p>
          </table:table-cell>
          <table:table-cell office:value-type="float" office:value="944" calcext:value-type="float">
            <text:p>944</text:p>
          </table:table-cell>
          <table:table-cell table:formula="of:=([.L20]/[.$K$2])/[.M20]" office:value-type="float" office:value="25.355596907848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615094" calcext:value-type="float">
            <text:p>5.3615E-08</text:p>
          </table:table-cell>
          <table:table-cell office:value-type="float" office:value="0.000000000099909782" calcext:value-type="float">
            <text:p>9.9910E-11</text:p>
          </table:table-cell>
          <table:table-cell office:value-type="float" office:value="6843" calcext:value-type="float">
            <text:p>6843</text:p>
          </table:table-cell>
          <table:table-cell table:style-name="ce12" table:formula="of:=([.D21]/[.$C$2])/[.E21]" office:value-type="float" office:value="27.3494560274506" calcext:value-type="float">
            <text:p>2.7349E+01</text:p>
          </table:table-cell>
          <table:table-cell table:style-name="ce1"/>
          <table:table-cell office:value-type="float" office:value="0.2" calcext:value-type="float">
            <text:p>0.2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072476" calcext:value-type="float">
            <text:p>4.9072E-08</text:p>
          </table:table-cell>
          <table:table-cell office:value-type="float" office:value="0.000000000098635623" calcext:value-type="float">
            <text:p>9.8636E-11</text:p>
          </table:table-cell>
          <table:table-cell office:value-type="float" office:value="897" calcext:value-type="float">
            <text:p>897</text:p>
          </table:table-cell>
          <table:table-cell table:formula="of:=([.L21]/[.$K$2])/[.M21]" office:value-type="float" office:value="25.3555953157363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9.621417" calcext:value-type="float">
            <text:p>1.9621E+01</text:p>
          </table:table-cell>
          <table:covered-table-cell table:style-name="ce12"/>
          <table:table-cell office:value-type="float" office:value="0.000000053563324" calcext:value-type="float">
            <text:p>5.3563E-08</text:p>
          </table:table-cell>
          <table:table-cell office:value-type="float" office:value="0.000000000099813203" calcext:value-type="float">
            <text:p>9.9813E-11</text:p>
          </table:table-cell>
          <table:table-cell office:value-type="float" office:value="6517" calcext:value-type="float">
            <text:p>6517</text:p>
          </table:table-cell>
          <table:table-cell table:style-name="ce12" table:formula="of:=([.D22]/[.$C$2])/[.E22]" office:value-type="float" office:value="27.349485478675" calcext:value-type="float">
            <text:p>2.7349E+01</text:p>
          </table:table-cell>
          <table:table-cell table:style-name="ce1"/>
          <table:table-cell office:value-type="float" office:value="0.21" calcext:value-type="float">
            <text:p>0.2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953954" calcext:value-type="float">
            <text:p>4.8954E-08</text:p>
          </table:table-cell>
          <table:table-cell office:value-type="float" office:value="0.00000000009839741" calcext:value-type="float">
            <text:p>9.8397E-11</text:p>
          </table:table-cell>
          <table:table-cell office:value-type="float" office:value="854" calcext:value-type="float">
            <text:p>854</text:p>
          </table:table-cell>
          <table:table-cell table:formula="of:=([.L22]/[.$K$2])/[.M22]" office:value-type="float" office:value="25.3555911695347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18584" calcext:value-type="float">
            <text:p>5.3619E-08</text:p>
          </table:table-cell>
          <table:table-cell office:value-type="float" office:value="0.0000000000999162" calcext:value-type="float">
            <text:p>9.9916E-11</text:p>
          </table:table-cell>
          <table:table-cell office:value-type="float" office:value="6220" calcext:value-type="float">
            <text:p>6220</text:p>
          </table:table-cell>
          <table:table-cell table:style-name="ce12" table:formula="of:=([.D23]/[.$C$2])/[.E23]" office:value-type="float" office:value="27.3494794276585" calcext:value-type="float">
            <text:p>2.7349E+01</text:p>
          </table:table-cell>
          <table:table-cell table:style-name="ce1"/>
          <table:table-cell office:value-type="float" office:value="0.22" calcext:value-type="float">
            <text:p>0.2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742965" calcext:value-type="float">
            <text:p>4.8743E-08</text:p>
          </table:table-cell>
          <table:table-cell office:value-type="float" office:value="0.00000000009797327" calcext:value-type="float">
            <text:p>9.7973E-11</text:p>
          </table:table-cell>
          <table:table-cell office:value-type="float" office:value="815" calcext:value-type="float">
            <text:p>815</text:p>
          </table:table-cell>
          <table:table-cell table:formula="of:=([.L23]/[.$K$2])/[.M23]" office:value-type="float" office:value="25.3556046975335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43278" calcext:value-type="float">
            <text:p>5.3643E-08</text:p>
          </table:table-cell>
          <table:table-cell office:value-type="float" office:value="0.000000000099961922" calcext:value-type="float">
            <text:p>9.9962E-11</text:p>
          </table:table-cell>
          <table:table-cell office:value-type="float" office:value="5949" calcext:value-type="float">
            <text:p>5949</text:p>
          </table:table-cell>
          <table:table-cell table:style-name="ce12" table:formula="of:=([.D24]/[.$C$2])/[.E24]" office:value-type="float" office:value="27.3495599570007" calcext:value-type="float">
            <text:p>2.7350E+01</text:p>
          </table:table-cell>
          <table:table-cell table:style-name="ce1"/>
          <table:table-cell office:value-type="float" office:value="0.23" calcext:value-type="float">
            <text:p>0.2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94866" calcext:value-type="float">
            <text:p>4.8949E-08</text:p>
          </table:table-cell>
          <table:table-cell office:value-type="float" office:value="0.000000000098386771" calcext:value-type="float">
            <text:p>9.8387E-11</text:p>
          </table:table-cell>
          <table:table-cell office:value-type="float" office:value="779" calcext:value-type="float">
            <text:p>779</text:p>
          </table:table-cell>
          <table:table-cell table:formula="of:=([.L24]/[.$K$2])/[.M24]" office:value-type="float" office:value="25.3555906706169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91458" calcext:value-type="float">
            <text:p>5.3591E-08</text:p>
          </table:table-cell>
          <table:table-cell office:value-type="float" office:value="0.000000000099865814" calcext:value-type="float">
            <text:p>9.9866E-11</text:p>
          </table:table-cell>
          <table:table-cell office:value-type="float" office:value="5701" calcext:value-type="float">
            <text:p>5701</text:p>
          </table:table-cell>
          <table:table-cell table:style-name="ce12" table:formula="of:=([.D25]/[.$C$2])/[.E25]" office:value-type="float" office:value="27.3494349871063" calcext:value-type="float">
            <text:p>2.7349E+01</text:p>
          </table:table-cell>
          <table:table-cell table:style-name="ce1"/>
          <table:table-cell office:value-type="float" office:value="0.24" calcext:value-type="float">
            <text:p>0.2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155286" calcext:value-type="float">
            <text:p>4.9155E-08</text:p>
          </table:table-cell>
          <table:table-cell office:value-type="float" office:value="0.000000000098802092" calcext:value-type="float">
            <text:p>9.8802E-11</text:p>
          </table:table-cell>
          <table:table-cell office:value-type="float" office:value="746" calcext:value-type="float">
            <text:p>746</text:p>
          </table:table-cell>
          <table:table-cell table:formula="of:=([.L25]/[.$K$2])/[.M25]" office:value-type="float" office:value="25.3555899288847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0911" calcext:value-type="float">
            <text:p>5.3509E-08</text:p>
          </table:table-cell>
          <table:table-cell office:value-type="float" office:value="0.000000000099712053" calcext:value-type="float">
            <text:p>9.9712E-11</text:p>
          </table:table-cell>
          <table:table-cell office:value-type="float" office:value="5473" calcext:value-type="float">
            <text:p>5473</text:p>
          </table:table-cell>
          <table:table-cell table:style-name="ce12" table:formula="of:=([.D26]/[.$C$2])/[.E26]" office:value-type="float" office:value="27.3495195687439" calcext:value-type="float">
            <text:p>2.7350E+01</text:p>
          </table:table-cell>
          <table:table-cell table:style-name="ce1"/>
          <table:table-cell office:value-type="float" office:value="0.25" calcext:value-type="float">
            <text:p>0.2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942844" calcext:value-type="float">
            <text:p>4.8943E-08</text:p>
          </table:table-cell>
          <table:table-cell office:value-type="float" office:value="0.00000000009837505" calcext:value-type="float">
            <text:p>9.8375E-11</text:p>
          </table:table-cell>
          <table:table-cell office:value-type="float" office:value="716" calcext:value-type="float">
            <text:p>716</text:p>
          </table:table-cell>
          <table:table-cell table:formula="of:=([.L26]/[.$K$2])/[.M26]" office:value-type="float" office:value="25.3555986205358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33752" calcext:value-type="float">
            <text:p>5.3534E-08</text:p>
          </table:table-cell>
          <table:table-cell office:value-type="float" office:value="0.000000000099758028" calcext:value-type="float">
            <text:p>9.9758E-11</text:p>
          </table:table-cell>
          <table:table-cell office:value-type="float" office:value="5262" calcext:value-type="float">
            <text:p>5262</text:p>
          </table:table-cell>
          <table:table-cell table:style-name="ce12" table:formula="of:=([.D27]/[.$C$2])/[.E27]" office:value-type="float" office:value="27.3495043162238" calcext:value-type="float">
            <text:p>2.7350E+01</text:p>
          </table:table-cell>
          <table:table-cell table:style-name="ce1"/>
          <table:table-cell office:value-type="float" office:value="0.26" calcext:value-type="float">
            <text:p>0.2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102724" calcext:value-type="float">
            <text:p>4.9103E-08</text:p>
          </table:table-cell>
          <table:table-cell office:value-type="float" office:value="0.000000000098696456" calcext:value-type="float">
            <text:p>9.8696E-11</text:p>
          </table:table-cell>
          <table:table-cell office:value-type="float" office:value="688" calcext:value-type="float">
            <text:p>688</text:p>
          </table:table-cell>
          <table:table-cell table:formula="of:=([.L27]/[.$K$2])/[.M27]" office:value-type="float" office:value="25.3555864388688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82006" calcext:value-type="float">
            <text:p>5.3482E-08</text:p>
          </table:table-cell>
          <table:table-cell office:value-type="float" office:value="0.000000000099661733" calcext:value-type="float">
            <text:p>9.9662E-11</text:p>
          </table:table-cell>
          <table:table-cell office:value-type="float" office:value="5067" calcext:value-type="float">
            <text:p>5067</text:p>
          </table:table-cell>
          <table:table-cell table:style-name="ce12" table:formula="of:=([.D28]/[.$C$2])/[.E28]" office:value-type="float" office:value="27.3494681958279" calcext:value-type="float">
            <text:p>2.7349E+01</text:p>
          </table:table-cell>
          <table:table-cell table:style-name="ce1"/>
          <table:table-cell office:value-type="float" office:value="0.27" calcext:value-type="float">
            <text:p>0.2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356875" calcext:value-type="float">
            <text:p>4.9357E-08</text:p>
          </table:table-cell>
          <table:table-cell office:value-type="float" office:value="0.000000000099207234" calcext:value-type="float">
            <text:p>9.9207E-11</text:p>
          </table:table-cell>
          <table:table-cell office:value-type="float" office:value="662" calcext:value-type="float">
            <text:p>662</text:p>
          </table:table-cell>
          <table:table-cell table:formula="of:=([.L28]/[.$K$2])/[.M28]" office:value-type="float" office:value="25.3556031565957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28965" calcext:value-type="float">
            <text:p>5.3629E-08</text:p>
          </table:table-cell>
          <table:table-cell office:value-type="float" office:value="0.000000000099935607" calcext:value-type="float">
            <text:p>9.9936E-11</text:p>
          </table:table-cell>
          <table:table-cell office:value-type="float" office:value="4885" calcext:value-type="float">
            <text:p>4885</text:p>
          </table:table-cell>
          <table:table-cell table:style-name="ce12" table:formula="of:=([.D29]/[.$C$2])/[.E29]" office:value-type="float" office:value="27.3494623506489" calcext:value-type="float">
            <text:p>2.7349E+01</text:p>
          </table:table-cell>
          <table:table-cell table:style-name="ce1"/>
          <table:table-cell office:value-type="float" office:value="0.28" calcext:value-type="float">
            <text:p>0.2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424124" calcext:value-type="float">
            <text:p>4.9424E-08</text:p>
          </table:table-cell>
          <table:table-cell office:value-type="float" office:value="0.000000000099342412" calcext:value-type="float">
            <text:p>9.9342E-11</text:p>
          </table:table-cell>
          <table:table-cell office:value-type="float" office:value="638" calcext:value-type="float">
            <text:p>638</text:p>
          </table:table-cell>
          <table:table-cell table:formula="of:=([.L29]/[.$K$2])/[.M29]" office:value-type="float" office:value="25.3556012103127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54883" calcext:value-type="float">
            <text:p>5.3455E-08</text:p>
          </table:table-cell>
          <table:table-cell office:value-type="float" office:value="0.000000000099610994" calcext:value-type="float">
            <text:p>9.9611E-11</text:p>
          </table:table-cell>
          <table:table-cell office:value-type="float" office:value="4717" calcext:value-type="float">
            <text:p>4717</text:p>
          </table:table-cell>
          <table:table-cell table:style-name="ce12" table:formula="of:=([.D30]/[.$C$2])/[.E30]" office:value-type="float" office:value="27.349522091471" calcext:value-type="float">
            <text:p>2.7350E+01</text:p>
          </table:table-cell>
          <table:table-cell table:style-name="ce1"/>
          <table:table-cell office:value-type="float" office:value="0.29" calcext:value-type="float">
            <text:p>0.2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022824" calcext:value-type="float">
            <text:p>4.9023E-08</text:p>
          </table:table-cell>
          <table:table-cell office:value-type="float" office:value="0.000000000098535792" calcext:value-type="float">
            <text:p>9.8536E-11</text:p>
          </table:table-cell>
          <table:table-cell office:value-type="float" office:value="616" calcext:value-type="float">
            <text:p>616</text:p>
          </table:table-cell>
          <table:table-cell table:formula="of:=([.L30]/[.$K$2])/[.M30]" office:value-type="float" office:value="25.3556031729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5588" calcext:value-type="float">
            <text:p>5.3556E-08</text:p>
          </table:table-cell>
          <table:table-cell office:value-type="float" office:value="0.00000000009979937" calcext:value-type="float">
            <text:p>9.9799E-11</text:p>
          </table:table-cell>
          <table:table-cell office:value-type="float" office:value="4559" calcext:value-type="float">
            <text:p>4559</text:p>
          </table:table-cell>
          <table:table-cell table:style-name="ce12" table:formula="of:=([.D31]/[.$C$2])/[.E31]" office:value-type="float" office:value="27.3494748981054" calcext:value-type="float">
            <text:p>2.7349E+01</text:p>
          </table:table-cell>
          <table:table-cell table:style-name="ce1"/>
          <table:table-cell office:value-type="float" office:value="0.3" calcext:value-type="float">
            <text:p>0.3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276498" calcext:value-type="float">
            <text:p>4.9276E-08</text:p>
          </table:table-cell>
          <table:table-cell office:value-type="float" office:value="0.000000000099045623" calcext:value-type="float">
            <text:p>9.9046E-11</text:p>
          </table:table-cell>
          <table:table-cell office:value-type="float" office:value="595" calcext:value-type="float">
            <text:p>595</text:p>
          </table:table-cell>
          <table:table-cell table:formula="of:=([.L31]/[.$K$2])/[.M31]" office:value-type="float" office:value="25.3556168187662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65902" calcext:value-type="float">
            <text:p>5.3466E-08</text:p>
          </table:table-cell>
          <table:table-cell office:value-type="float" office:value="0.000000000099631722" calcext:value-type="float">
            <text:p>9.9632E-11</text:p>
          </table:table-cell>
          <table:table-cell office:value-type="float" office:value="4412" calcext:value-type="float">
            <text:p>4412</text:p>
          </table:table-cell>
          <table:table-cell table:style-name="ce12" table:formula="of:=([.D32]/[.$C$2])/[.E32]" office:value-type="float" office:value="27.3494686882248" calcext:value-type="float">
            <text:p>2.7349E+01</text:p>
          </table:table-cell>
          <table:table-cell table:style-name="ce1"/>
          <table:table-cell office:value-type="float" office:value="0.31" calcext:value-type="float">
            <text:p>0.3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597247" calcext:value-type="float">
            <text:p>4.8597E-08</text:p>
          </table:table-cell>
          <table:table-cell office:value-type="float" office:value="0.000000000097680399" calcext:value-type="float">
            <text:p>9.7680E-11</text:p>
          </table:table-cell>
          <table:table-cell office:value-type="float" office:value="576" calcext:value-type="float">
            <text:p>576</text:p>
          </table:table-cell>
          <table:table-cell table:formula="of:=([.L32]/[.$K$2])/[.M32]" office:value-type="float" office:value="25.3555990096805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21807" calcext:value-type="float">
            <text:p>5.3422E-08</text:p>
          </table:table-cell>
          <table:table-cell office:value-type="float" office:value="0.000000000099549389" calcext:value-type="float">
            <text:p>9.9549E-11</text:p>
          </table:table-cell>
          <table:table-cell office:value-type="float" office:value="4274" calcext:value-type="float">
            <text:p>4274</text:p>
          </table:table-cell>
          <table:table-cell table:style-name="ce12" table:formula="of:=([.D33]/[.$C$2])/[.E33]" office:value-type="float" office:value="27.3495136360618" calcext:value-type="float">
            <text:p>2.7350E+01</text:p>
          </table:table-cell>
          <table:table-cell table:style-name="ce1"/>
          <table:table-cell office:value-type="float" office:value="0.32" calcext:value-type="float">
            <text:p>0.3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693376" calcext:value-type="float">
            <text:p>4.9693E-08</text:p>
          </table:table-cell>
          <table:table-cell office:value-type="float" office:value="0.000000000099883607" calcext:value-type="float">
            <text:p>9.9884E-11</text:p>
          </table:table-cell>
          <table:table-cell office:value-type="float" office:value="557" calcext:value-type="float">
            <text:p>557</text:p>
          </table:table-cell>
          <table:table-cell table:formula="of:=([.L33]/[.$K$2])/[.M33]" office:value-type="float" office:value="25.3556014893495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69282" calcext:value-type="float">
            <text:p>5.3469E-08</text:p>
          </table:table-cell>
          <table:table-cell office:value-type="float" office:value="0.000000000099638068" calcext:value-type="float">
            <text:p>9.9638E-11</text:p>
          </table:table-cell>
          <table:table-cell office:value-type="float" office:value="4144" calcext:value-type="float">
            <text:p>4144</text:p>
          </table:table-cell>
          <table:table-cell table:style-name="ce12" table:formula="of:=([.D34]/[.$C$2])/[.E34]" office:value-type="float" office:value="27.3494556512526" calcext:value-type="float">
            <text:p>2.7349E+01</text:p>
          </table:table-cell>
          <table:table-cell table:style-name="ce1"/>
          <table:table-cell office:value-type="float" office:value="0.33" calcext:value-type="float">
            <text:p>0.3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476995" calcext:value-type="float">
            <text:p>4.9477E-08</text:p>
          </table:table-cell>
          <table:table-cell office:value-type="float" office:value="0.000000000099448691" calcext:value-type="float">
            <text:p>9.9449E-11</text:p>
          </table:table-cell>
          <table:table-cell office:value-type="float" office:value="540" calcext:value-type="float">
            <text:p>540</text:p>
          </table:table-cell>
          <table:table-cell table:formula="of:=([.L34]/[.$K$2])/[.M34]" office:value-type="float" office:value="25.355599075614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25173" calcext:value-type="float">
            <text:p>5.3425E-08</text:p>
          </table:table-cell>
          <table:table-cell office:value-type="float" office:value="0.000000000099555635" calcext:value-type="float">
            <text:p>9.9556E-11</text:p>
          </table:table-cell>
          <table:table-cell office:value-type="float" office:value="4022" calcext:value-type="float">
            <text:p>4022</text:p>
          </table:table-cell>
          <table:table-cell table:style-name="ce12" table:formula="of:=([.D35]/[.$C$2])/[.E35]" office:value-type="float" office:value="27.3495208901096" calcext:value-type="float">
            <text:p>2.7350E+0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261222" calcext:value-type="float">
            <text:p>4.9261E-08</text:p>
          </table:table-cell>
          <table:table-cell office:value-type="float" office:value="0.000000000099014909" calcext:value-type="float">
            <text:p>9.9015E-11</text:p>
          </table:table-cell>
          <table:table-cell office:value-type="float" office:value="524" calcext:value-type="float">
            <text:p>524</text:p>
          </table:table-cell>
          <table:table-cell table:formula="of:=([.L35]/[.$K$2])/[.M35]" office:value-type="float" office:value="25.3556191958878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40926" calcext:value-type="float">
            <text:p>5.3641E-08</text:p>
          </table:table-cell>
          <table:table-cell office:value-type="float" office:value="0.000000000099957879" calcext:value-type="float">
            <text:p>9.9958E-11</text:p>
          </table:table-cell>
          <table:table-cell office:value-type="float" office:value="3906" calcext:value-type="float">
            <text:p>3906</text:p>
          </table:table-cell>
          <table:table-cell table:style-name="ce12" table:formula="of:=([.D36]/[.$C$2])/[.E36]" office:value-type="float" office:value="27.3494669703566" calcext:value-type="float">
            <text:p>2.7349E+0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905871" calcext:value-type="float">
            <text:p>4.8906E-08</text:p>
          </table:table-cell>
          <table:table-cell office:value-type="float" office:value="0.000000000098300734" calcext:value-type="float">
            <text:p>9.8301E-11</text:p>
          </table:table-cell>
          <table:table-cell office:value-type="float" office:value="509" calcext:value-type="float">
            <text:p>509</text:p>
          </table:table-cell>
          <table:table-cell table:formula="of:=([.L36]/[.$K$2])/[.M36]" office:value-type="float" office:value="25.355598703125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28516" calcext:value-type="float">
            <text:p>5.3429E-08</text:p>
          </table:table-cell>
          <table:table-cell office:value-type="float" office:value="0.000000000099561972" calcext:value-type="float">
            <text:p>9.9562E-11</text:p>
          </table:table-cell>
          <table:table-cell office:value-type="float" office:value="3798" calcext:value-type="float">
            <text:p>3798</text:p>
          </table:table-cell>
          <table:table-cell table:style-name="ce12" table:formula="of:=([.D37]/[.$C$2])/[.E37]" office:value-type="float" office:value="27.3494913722239" calcext:value-type="float">
            <text:p>2.7349E+0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275351" calcext:value-type="float">
            <text:p>4.8275E-08</text:p>
          </table:table-cell>
          <table:table-cell office:value-type="float" office:value="0.000000000097033425" calcext:value-type="float">
            <text:p>9.7033E-11</text:p>
          </table:table-cell>
          <table:table-cell office:value-type="float" office:value="495" calcext:value-type="float">
            <text:p>495</text:p>
          </table:table-cell>
          <table:table-cell table:formula="of:=([.L37]/[.$K$2])/[.M37]" office:value-type="float" office:value="25.3555894685207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53088" calcext:value-type="float">
            <text:p>5.3453E-08</text:p>
          </table:table-cell>
          <table:table-cell office:value-type="float" office:value="0.000000000099607766" calcext:value-type="float">
            <text:p>9.9608E-11</text:p>
          </table:table-cell>
          <table:table-cell office:value-type="float" office:value="3695" calcext:value-type="float">
            <text:p>3695</text:p>
          </table:table-cell>
          <table:table-cell table:style-name="ce12" table:formula="of:=([.D38]/[.$C$2])/[.E38]" office:value-type="float" office:value="27.3494899914343" calcext:value-type="float">
            <text:p>2.7349E+0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943595" calcext:value-type="float">
            <text:p>4.8944E-08</text:p>
          </table:table-cell>
          <table:table-cell office:value-type="float" office:value="0.000000000098376523" calcext:value-type="float">
            <text:p>9.8377E-11</text:p>
          </table:table-cell>
          <table:table-cell office:value-type="float" office:value="481" calcext:value-type="float">
            <text:p>481</text:p>
          </table:table-cell>
          <table:table-cell table:formula="of:=([.L38]/[.$K$2])/[.M38]" office:value-type="float" office:value="25.3556080303729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00036" calcext:value-type="float">
            <text:p>5.3600E-08</text:p>
          </table:table-cell>
          <table:table-cell office:value-type="float" office:value="0.000000000099881642" calcext:value-type="float">
            <text:p>9.9882E-11</text:p>
          </table:table-cell>
          <table:table-cell office:value-type="float" office:value="3597" calcext:value-type="float">
            <text:p>3597</text:p>
          </table:table-cell>
          <table:table-cell table:style-name="ce12" table:formula="of:=([.D39]/[.$C$2])/[.E39]" office:value-type="float" office:value="27.3494779229338" calcext:value-type="float">
            <text:p>2.7349E+01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149772" calcext:value-type="float">
            <text:p>4.9150E-08</text:p>
          </table:table-cell>
          <table:table-cell office:value-type="float" office:value="0.000000000098790989" calcext:value-type="float">
            <text:p>9.8791E-11</text:p>
          </table:table-cell>
          <table:table-cell office:value-type="float" office:value="468" calcext:value-type="float">
            <text:p>468</text:p>
          </table:table-cell>
          <table:table-cell table:formula="of:=([.L39]/[.$K$2])/[.M39]" office:value-type="float" office:value="25.3555950270772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56422" calcext:value-type="float">
            <text:p>5.3456E-08</text:p>
          </table:table-cell>
          <table:table-cell office:value-type="float" office:value="0.000000000099613966" calcext:value-type="float">
            <text:p>9.9614E-11</text:p>
          </table:table-cell>
          <table:table-cell office:value-type="float" office:value="3505" calcext:value-type="float">
            <text:p>3505</text:p>
          </table:table-cell>
          <table:table-cell table:style-name="ce12" table:formula="of:=([.D40]/[.$C$2])/[.E40]" office:value-type="float" office:value="27.3494935003253" calcext:value-type="float">
            <text:p>2.7349E+01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747353" calcext:value-type="float">
            <text:p>4.8747E-08</text:p>
          </table:table-cell>
          <table:table-cell office:value-type="float" office:value="0.000000000097982142" calcext:value-type="float">
            <text:p>9.7982E-11</text:p>
          </table:table-cell>
          <table:table-cell office:value-type="float" office:value="456" calcext:value-type="float">
            <text:p>456</text:p>
          </table:table-cell>
          <table:table-cell table:formula="of:=([.L40]/[.$K$2])/[.M40]" office:value-type="float" office:value="25.3555912079452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9628" calcext:value-type="float">
            <text:p>5.3496E-08</text:p>
          </table:table-cell>
          <table:table-cell office:value-type="float" office:value="0.000000000099688209" calcext:value-type="float">
            <text:p>9.9688E-11</text:p>
          </table:table-cell>
          <table:table-cell office:value-type="float" office:value="3417" calcext:value-type="float">
            <text:p>3417</text:p>
          </table:table-cell>
          <table:table-cell table:style-name="ce12" table:formula="of:=([.D41]/[.$C$2])/[.E41]" office:value-type="float" office:value="27.3495019598641" calcext:value-type="float">
            <text:p>2.7350E+01</text:p>
          </table:table-cell>
          <table:table-cell/>
          <table:table-cell office:value-type="float" office:value="0.4" calcext:value-type="float">
            <text:p>0.4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470238" calcext:value-type="float">
            <text:p>4.9470E-08</text:p>
          </table:table-cell>
          <table:table-cell office:value-type="float" office:value="0.00000000009943512" calcext:value-type="float">
            <text:p>9.9435E-11</text:p>
          </table:table-cell>
          <table:table-cell office:value-type="float" office:value="444" calcext:value-type="float">
            <text:p>444</text:p>
          </table:table-cell>
          <table:table-cell table:formula="of:=([.L41]/[.$K$2])/[.M41]" office:value-type="float" office:value="25.3555963827031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28058" calcext:value-type="float">
            <text:p>5.3628E-08</text:p>
          </table:table-cell>
          <table:table-cell office:value-type="float" office:value="0.000000000099933838" calcext:value-type="float">
            <text:p>9.9934E-11</text:p>
          </table:table-cell>
          <table:table-cell office:value-type="float" office:value="3333" calcext:value-type="float">
            <text:p>3333</text:p>
          </table:table-cell>
          <table:table-cell table:style-name="ce12" table:formula="of:=([.D42]/[.$C$2])/[.E42]" office:value-type="float" office:value="27.3494839269136" calcext:value-type="float">
            <text:p>2.7349E+01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394414" calcext:value-type="float">
            <text:p>4.9394E-08</text:p>
          </table:table-cell>
          <table:table-cell office:value-type="float" office:value="0.000000000099282625" calcext:value-type="float">
            <text:p>9.9283E-11</text:p>
          </table:table-cell>
          <table:table-cell office:value-type="float" office:value="433" calcext:value-type="float">
            <text:p>433</text:p>
          </table:table-cell>
          <table:table-cell table:formula="of:=([.L42]/[.$K$2])/[.M42]" office:value-type="float" office:value="25.3556190737989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38493" calcext:value-type="float">
            <text:p>5.3438E-08</text:p>
          </table:table-cell>
          <table:table-cell office:value-type="float" office:value="0.000000000099580639" calcext:value-type="float">
            <text:p>9.9581E-11</text:p>
          </table:table-cell>
          <table:table-cell office:value-type="float" office:value="3254" calcext:value-type="float">
            <text:p>3254</text:p>
          </table:table-cell>
          <table:table-cell table:style-name="ce12" table:formula="of:=([.D43]/[.$C$2])/[.E43]" office:value-type="float" office:value="27.3494707059988" calcext:value-type="float">
            <text:p>2.7349E+01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383253" calcext:value-type="float">
            <text:p>4.8383E-08</text:p>
          </table:table-cell>
          <table:table-cell office:value-type="float" office:value="0.000000000097250285" calcext:value-type="float">
            <text:p>9.7250E-11</text:p>
          </table:table-cell>
          <table:table-cell office:value-type="float" office:value="423" calcext:value-type="float">
            <text:p>423</text:p>
          </table:table-cell>
          <table:table-cell table:formula="of:=([.L43]/[.$K$2])/[.M43]" office:value-type="float" office:value="25.3555954526325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70694" calcext:value-type="float">
            <text:p>5.3471E-08</text:p>
          </table:table-cell>
          <table:table-cell office:value-type="float" office:value="0.000000000099640468" calcext:value-type="float">
            <text:p>9.9640E-11</text:p>
          </table:table-cell>
          <table:table-cell office:value-type="float" office:value="3178" calcext:value-type="float">
            <text:p>3178</text:p>
          </table:table-cell>
          <table:table-cell table:style-name="ce12" table:formula="of:=([.D44]/[.$C$2])/[.E44]" office:value-type="float" office:value="27.3495191143165" calcext:value-type="float">
            <text:p>2.7350E+01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30824" calcext:value-type="float">
            <text:p>4.8308E-08</text:p>
          </table:table-cell>
          <table:table-cell office:value-type="float" office:value="0.000000000097099482" calcext:value-type="float">
            <text:p>9.7099E-11</text:p>
          </table:table-cell>
          <table:table-cell office:value-type="float" office:value="413" calcext:value-type="float">
            <text:p>413</text:p>
          </table:table-cell>
          <table:table-cell table:formula="of:=([.L44]/[.$K$2])/[.M44]" office:value-type="float" office:value="25.3556024908695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5606" calcext:value-type="float">
            <text:p>5.3656E-08</text:p>
          </table:table-cell>
          <table:table-cell office:value-type="float" office:value="0.000000000099985975" calcext:value-type="float">
            <text:p>9.9986E-11</text:p>
          </table:table-cell>
          <table:table-cell office:value-type="float" office:value="3105" calcext:value-type="float">
            <text:p>3105</text:p>
          </table:table-cell>
          <table:table-cell table:style-name="ce12" table:formula="of:=([.D45]/[.$C$2])/[.E45]" office:value-type="float" office:value="27.3494958687138" calcext:value-type="float">
            <text:p>2.7349E+01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166403" calcext:value-type="float">
            <text:p>4.9166E-08</text:p>
          </table:table-cell>
          <table:table-cell office:value-type="float" office:value="0.000000000098824381" calcext:value-type="float">
            <text:p>9.8824E-11</text:p>
          </table:table-cell>
          <table:table-cell office:value-type="float" office:value="403" calcext:value-type="float">
            <text:p>403</text:p>
          </table:table-cell>
          <table:table-cell table:formula="of:=([.L45]/[.$K$2])/[.M45]" office:value-type="float" office:value="25.355604338639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81094" calcext:value-type="float">
            <text:p>5.3581E-08</text:p>
          </table:table-cell>
          <table:table-cell office:value-type="float" office:value="0.000000000099846524" calcext:value-type="float">
            <text:p>9.9847E-11</text:p>
          </table:table-cell>
          <table:table-cell office:value-type="float" office:value="3036" calcext:value-type="float">
            <text:p>3036</text:p>
          </table:table-cell>
          <table:table-cell table:style-name="ce12" table:formula="of:=([.D46]/[.$C$2])/[.E46]" office:value-type="float" office:value="27.349428700009" calcext:value-type="float">
            <text:p>2.7349E+01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855476" calcext:value-type="float">
            <text:p>4.8855E-08</text:p>
          </table:table-cell>
          <table:table-cell office:value-type="float" office:value="0.000000000098199448" calcext:value-type="float">
            <text:p>9.8199E-11</text:p>
          </table:table-cell>
          <table:table-cell office:value-type="float" office:value="394" calcext:value-type="float">
            <text:p>394</text:p>
          </table:table-cell>
          <table:table-cell table:formula="of:=([.L46]/[.$K$2])/[.M46]" office:value-type="float" office:value="25.3555966681443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06222" calcext:value-type="float">
            <text:p>5.3506E-08</text:p>
          </table:table-cell>
          <table:table-cell office:value-type="float" office:value="0.000000000099706801" calcext:value-type="float">
            <text:p>9.9707E-11</text:p>
          </table:table-cell>
          <table:table-cell office:value-type="float" office:value="2970" calcext:value-type="float">
            <text:p>2970</text:p>
          </table:table-cell>
          <table:table-cell table:style-name="ce12" table:formula="of:=([.D47]/[.$C$2])/[.E47]" office:value-type="float" office:value="27.3494840001458" calcext:value-type="float">
            <text:p>2.7349E+01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391483" calcext:value-type="float">
            <text:p>4.9391E-08</text:p>
          </table:table-cell>
          <table:table-cell office:value-type="float" office:value="0.000000000099276777" calcext:value-type="float">
            <text:p>9.9277E-11</text:p>
          </table:table-cell>
          <table:table-cell office:value-type="float" office:value="385" calcext:value-type="float">
            <text:p>385</text:p>
          </table:table-cell>
          <table:table-cell table:formula="of:=([.L47]/[.$K$2])/[.M47]" office:value-type="float" office:value="25.3556080145108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62739" calcext:value-type="float">
            <text:p>5.3363E-08</text:p>
          </table:table-cell>
          <table:table-cell office:value-type="float" office:value="0.000000000099439461" calcext:value-type="float">
            <text:p>9.9439E-11</text:p>
          </table:table-cell>
          <table:table-cell office:value-type="float" office:value="2907" calcext:value-type="float">
            <text:p>2907</text:p>
          </table:table-cell>
          <table:table-cell table:style-name="ce12" table:formula="of:=([.D48]/[.$C$2])/[.E48]" office:value-type="float" office:value="27.349474349088" calcext:value-type="float">
            <text:p>2.7349E+01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563338" calcext:value-type="float">
            <text:p>4.8563E-08</text:p>
          </table:table-cell>
          <table:table-cell office:value-type="float" office:value="0.000000000097612146" calcext:value-type="float">
            <text:p>9.7612E-11</text:p>
          </table:table-cell>
          <table:table-cell office:value-type="float" office:value="377" calcext:value-type="float">
            <text:p>377</text:p>
          </table:table-cell>
          <table:table-cell table:formula="of:=([.L48]/[.$K$2])/[.M48]" office:value-type="float" office:value="25.3556239353612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48352" calcext:value-type="float">
            <text:p>5.3448E-08</text:p>
          </table:table-cell>
          <table:table-cell office:value-type="float" office:value="0.000000000099598896" calcext:value-type="float">
            <text:p>9.9599E-11</text:p>
          </table:table-cell>
          <table:table-cell office:value-type="float" office:value="2846" calcext:value-type="float">
            <text:p>2846</text:p>
          </table:table-cell>
          <table:table-cell table:style-name="ce12" table:formula="of:=([.D49]/[.$C$2])/[.E49]" office:value-type="float" office:value="27.3495022512886" calcext:value-type="float">
            <text:p>2.7350E+0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487294" calcext:value-type="float">
            <text:p>4.8487E-08</text:p>
          </table:table-cell>
          <table:table-cell office:value-type="float" office:value="0.000000000097459406" calcext:value-type="float">
            <text:p>9.7459E-11</text:p>
          </table:table-cell>
          <table:table-cell office:value-type="float" office:value="369" calcext:value-type="float">
            <text:p>369</text:p>
          </table:table-cell>
          <table:table-cell table:formula="of:=([.L49]/[.$K$2])/[.M49]" office:value-type="float" office:value="25.3555957895189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4311" calcext:value-type="float">
            <text:p>5.3343E-08</text:p>
          </table:table-cell>
          <table:table-cell office:value-type="float" office:value="0.00000000009940281" calcext:value-type="float">
            <text:p>9.9403E-11</text:p>
          </table:table-cell>
          <table:table-cell office:value-type="float" office:value="2788" calcext:value-type="float">
            <text:p>2788</text:p>
          </table:table-cell>
          <table:table-cell table:style-name="ce12" table:formula="of:=([.D50]/[.$C$2])/[.E50]" office:value-type="float" office:value="27.3494944603796" calcext:value-type="float">
            <text:p>2.7349E+01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160921" calcext:value-type="float">
            <text:p>4.9161E-08</text:p>
          </table:table-cell>
          <table:table-cell office:value-type="float" office:value="0.000000000098813408" calcext:value-type="float">
            <text:p>9.8813E-11</text:p>
          </table:table-cell>
          <table:table-cell office:value-type="float" office:value="361" calcext:value-type="float">
            <text:p>361</text:p>
          </table:table-cell>
          <table:table-cell table:formula="of:=([.L50]/[.$K$2])/[.M50]" office:value-type="float" office:value="25.3555925837354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59974" calcext:value-type="float">
            <text:p>5.3360E-08</text:p>
          </table:table-cell>
          <table:table-cell office:value-type="float" office:value="0.000000000099434353" calcext:value-type="float">
            <text:p>9.9434E-11</text:p>
          </table:table-cell>
          <table:table-cell office:value-type="float" office:value="2732" calcext:value-type="float">
            <text:p>2732</text:p>
          </table:table-cell>
          <table:table-cell table:style-name="ce12" table:formula="of:=([.D51]/[.$C$2])/[.E51]" office:value-type="float" office:value="27.3494621165698" calcext:value-type="float">
            <text:p>2.7349E+01</text:p>
          </table:table-cell>
          <table:table-cell/>
          <table:table-cell office:value-type="float" office:value="0.5" calcext:value-type="float">
            <text:p>0.5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242127" calcext:value-type="float">
            <text:p>4.8242E-08</text:p>
          </table:table-cell>
          <table:table-cell office:value-type="float" office:value="0.000000000096966639" calcext:value-type="float">
            <text:p>9.6967E-11</text:p>
          </table:table-cell>
          <table:table-cell office:value-type="float" office:value="354" calcext:value-type="float">
            <text:p>354</text:p>
          </table:table-cell>
          <table:table-cell table:formula="of:=([.L51]/[.$K$2])/[.M51]" office:value-type="float" office:value="25.3555909801809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53227" calcext:value-type="float">
            <text:p>5.3453E-08</text:p>
          </table:table-cell>
          <table:table-cell office:value-type="float" office:value="0.000000000099608044" calcext:value-type="float">
            <text:p>9.9608E-11</text:p>
          </table:table-cell>
          <table:table-cell office:value-type="float" office:value="2678" calcext:value-type="float">
            <text:p>2678</text:p>
          </table:table-cell>
          <table:table-cell table:style-name="ce12" table:formula="of:=([.D52]/[.$C$2])/[.E52]" office:value-type="float" office:value="27.3494847803862" calcext:value-type="float">
            <text:p>2.7349E+01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981033" calcext:value-type="float">
            <text:p>4.7981E-08</text:p>
          </table:table-cell>
          <table:table-cell office:value-type="float" office:value="0.000000000096441838" calcext:value-type="float">
            <text:p>9.6442E-11</text:p>
          </table:table-cell>
          <table:table-cell office:value-type="float" office:value="347" calcext:value-type="float">
            <text:p>347</text:p>
          </table:table-cell>
          <table:table-cell table:formula="of:=([.L52]/[.$K$2])/[.M52]" office:value-type="float" office:value="25.35559157338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77283" calcext:value-type="float">
            <text:p>5.3577E-08</text:p>
          </table:table-cell>
          <table:table-cell office:value-type="float" office:value="0.000000000099839289" calcext:value-type="float">
            <text:p>9.9839E-11</text:p>
          </table:table-cell>
          <table:table-cell office:value-type="float" office:value="2626" calcext:value-type="float">
            <text:p>2626</text:p>
          </table:table-cell>
          <table:table-cell table:style-name="ce12" table:formula="of:=([.D53]/[.$C$2])/[.E53]" office:value-type="float" office:value="27.3494652244405" calcext:value-type="float">
            <text:p>2.7349E+01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367988" calcext:value-type="float">
            <text:p>4.8368E-08</text:p>
          </table:table-cell>
          <table:table-cell office:value-type="float" office:value="0.000000000097219537" calcext:value-type="float">
            <text:p>9.7220E-11</text:p>
          </table:table-cell>
          <table:table-cell office:value-type="float" office:value="340" calcext:value-type="float">
            <text:p>340</text:p>
          </table:table-cell>
          <table:table-cell table:formula="of:=([.L53]/[.$K$2])/[.M53]" office:value-type="float" office:value="25.3556125008148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28094" calcext:value-type="float">
            <text:p>5.3281E-08</text:p>
          </table:table-cell>
          <table:table-cell office:value-type="float" office:value="0.000000000099287085" calcext:value-type="float">
            <text:p>9.9287E-11</text:p>
          </table:table-cell>
          <table:table-cell office:value-type="float" office:value="2577" calcext:value-type="float">
            <text:p>2577</text:p>
          </table:table-cell>
          <table:table-cell table:style-name="ce12" table:formula="of:=([.D54]/[.$C$2])/[.E54]" office:value-type="float" office:value="27.349459648986" calcext:value-type="float">
            <text:p>2.7349E+01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419723" calcext:value-type="float">
            <text:p>4.9420E-08</text:p>
          </table:table-cell>
          <table:table-cell office:value-type="float" office:value="0.000000000099333617" calcext:value-type="float">
            <text:p>9.9334E-11</text:p>
          </table:table-cell>
          <table:table-cell office:value-type="float" office:value="333" calcext:value-type="float">
            <text:p>333</text:p>
          </table:table-cell>
          <table:table-cell table:formula="of:=([.L54]/[.$K$2])/[.M54]" office:value-type="float" office:value="25.355588191408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20646" calcext:value-type="float">
            <text:p>5.3321E-08</text:p>
          </table:table-cell>
          <table:table-cell office:value-type="float" office:value="0.000000000099361047" calcext:value-type="float">
            <text:p>9.9361E-11</text:p>
          </table:table-cell>
          <table:table-cell office:value-type="float" office:value="2529" calcext:value-type="float">
            <text:p>2529</text:p>
          </table:table-cell>
          <table:table-cell table:style-name="ce12" table:formula="of:=([.D55]/[.$C$2])/[.E55]" office:value-type="float" office:value="27.349467543331" calcext:value-type="float">
            <text:p>2.7349E+0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587372" calcext:value-type="float">
            <text:p>4.8587E-08</text:p>
          </table:table-cell>
          <table:table-cell office:value-type="float" office:value="0.000000000097660576" calcext:value-type="float">
            <text:p>9.7661E-11</text:p>
          </table:table-cell>
          <table:table-cell office:value-type="float" office:value="327" calcext:value-type="float">
            <text:p>327</text:p>
          </table:table-cell>
          <table:table-cell table:formula="of:=([.L55]/[.$K$2])/[.M55]" office:value-type="float" office:value="25.3555923277718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253653" calcext:value-type="float">
            <text:p>5.3254E-08</text:p>
          </table:table-cell>
          <table:table-cell office:value-type="float" office:value="0.000000000099236165" calcext:value-type="float">
            <text:p>9.9236E-11</text:p>
          </table:table-cell>
          <table:table-cell office:value-type="float" office:value="2483" calcext:value-type="float">
            <text:p>2483</text:p>
          </table:table-cell>
          <table:table-cell table:style-name="ce12" table:formula="of:=([.D56]/[.$C$2])/[.E56]" office:value-type="float" office:value="27.349479401898" calcext:value-type="float">
            <text:p>2.7349E+0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32353" calcext:value-type="float">
            <text:p>4.8324E-08</text:p>
          </table:table-cell>
          <table:table-cell office:value-type="float" office:value="0.000000000097130174" calcext:value-type="float">
            <text:p>9.7130E-11</text:p>
          </table:table-cell>
          <table:table-cell office:value-type="float" office:value="321" calcext:value-type="float">
            <text:p>321</text:p>
          </table:table-cell>
          <table:table-cell table:formula="of:=([.L56]/[.$K$2])/[.M56]" office:value-type="float" office:value="25.355613161075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61298" calcext:value-type="float">
            <text:p>5.3461E-08</text:p>
          </table:table-cell>
          <table:table-cell office:value-type="float" office:value="0.000000000099623049" calcext:value-type="float">
            <text:p>9.9623E-11</text:p>
          </table:table-cell>
          <table:table-cell office:value-type="float" office:value="2438" calcext:value-type="float">
            <text:p>2438</text:p>
          </table:table-cell>
          <table:table-cell table:style-name="ce12" table:formula="of:=([.D57]/[.$C$2])/[.E57]" office:value-type="float" office:value="27.3494943888691" calcext:value-type="float">
            <text:p>2.7349E+01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61983" calcext:value-type="float">
            <text:p>4.8620E-08</text:p>
          </table:table-cell>
          <table:table-cell office:value-type="float" office:value="0.000000000097725784" calcext:value-type="float">
            <text:p>9.7726E-11</text:p>
          </table:table-cell>
          <table:table-cell office:value-type="float" office:value="315" calcext:value-type="float">
            <text:p>315</text:p>
          </table:table-cell>
          <table:table-cell table:formula="of:=([.L57]/[.$K$2])/[.M57]" office:value-type="float" office:value="25.3556007736343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85849" calcext:value-type="float">
            <text:p>5.3486E-08</text:p>
          </table:table-cell>
          <table:table-cell office:value-type="float" office:value="0.000000000099668787" calcext:value-type="float">
            <text:p>9.9669E-11</text:p>
          </table:table-cell>
          <table:table-cell office:value-type="float" office:value="2395" calcext:value-type="float">
            <text:p>2395</text:p>
          </table:table-cell>
          <table:table-cell table:style-name="ce12" table:formula="of:=([.D58]/[.$C$2])/[.E58]" office:value-type="float" office:value="27.3494976359947" calcext:value-type="float">
            <text:p>2.7349E+01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487461" calcext:value-type="float">
            <text:p>4.9487E-08</text:p>
          </table:table-cell>
          <table:table-cell office:value-type="float" office:value="0.000000000099469727" calcext:value-type="float">
            <text:p>9.9470E-11</text:p>
          </table:table-cell>
          <table:table-cell office:value-type="float" office:value="309" calcext:value-type="float">
            <text:p>309</text:p>
          </table:table-cell>
          <table:table-cell table:formula="of:=([.L58]/[.$K$2])/[.M58]" office:value-type="float" office:value="25.3555992401352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281263" calcext:value-type="float">
            <text:p>5.3281E-08</text:p>
          </table:table-cell>
          <table:table-cell office:value-type="float" office:value="0.000000000099287654" calcext:value-type="float">
            <text:p>9.9288E-11</text:p>
          </table:table-cell>
          <table:table-cell office:value-type="float" office:value="2354" calcext:value-type="float">
            <text:p>2354</text:p>
          </table:table-cell>
          <table:table-cell table:style-name="ce12" table:formula="of:=([.D59]/[.$C$2])/[.E59]" office:value-type="float" office:value="27.3494687111563" calcext:value-type="float">
            <text:p>2.7349E+01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184706" calcext:value-type="float">
            <text:p>4.8185E-08</text:p>
          </table:table-cell>
          <table:table-cell office:value-type="float" office:value="0.00000000009685122" calcext:value-type="float">
            <text:p>9.6851E-11</text:p>
          </table:table-cell>
          <table:table-cell office:value-type="float" office:value="304" calcext:value-type="float">
            <text:p>304</text:p>
          </table:table-cell>
          <table:table-cell table:formula="of:=([.L59]/[.$K$2])/[.M59]" office:value-type="float" office:value="25.3555917219033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252357" calcext:value-type="float">
            <text:p>5.3252E-08</text:p>
          </table:table-cell>
          <table:table-cell office:value-type="float" office:value="0.000000000099233739" calcext:value-type="float">
            <text:p>9.9234E-11</text:p>
          </table:table-cell>
          <table:table-cell office:value-type="float" office:value="2314" calcext:value-type="float">
            <text:p>2314</text:p>
          </table:table-cell>
          <table:table-cell table:style-name="ce12" table:formula="of:=([.D60]/[.$C$2])/[.E60]" office:value-type="float" office:value="27.349482420644" calcext:value-type="float">
            <text:p>2.7349E+0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369928" calcext:value-type="float">
            <text:p>4.7370E-08</text:p>
          </table:table-cell>
          <table:table-cell office:value-type="float" office:value="0.000000000095213514" calcext:value-type="float">
            <text:p>9.5214E-11</text:p>
          </table:table-cell>
          <table:table-cell office:value-type="float" office:value="299" calcext:value-type="float">
            <text:p>299</text:p>
          </table:table-cell>
          <table:table-cell table:formula="of:=([.L60]/[.$K$2])/[.M60]" office:value-type="float" office:value="25.3555924889833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75972" calcext:value-type="float">
            <text:p>5.3376E-08</text:p>
          </table:table-cell>
          <table:table-cell office:value-type="float" office:value="0.000000000099464231" calcext:value-type="float">
            <text:p>9.9464E-11</text:p>
          </table:table-cell>
          <table:table-cell office:value-type="float" office:value="2275" calcext:value-type="float">
            <text:p>2275</text:p>
          </table:table-cell>
          <table:table-cell table:style-name="ce12" table:formula="of:=([.D61]/[.$C$2])/[.E61]" office:value-type="float" office:value="27.3494438822998" calcext:value-type="float">
            <text:p>2.7349E+01</text:p>
          </table:table-cell>
          <table:table-cell/>
          <table:table-cell office:value-type="float" office:value="0.6" calcext:value-type="float">
            <text:p>0.6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019917" calcext:value-type="float">
            <text:p>4.7020E-08</text:p>
          </table:table-cell>
          <table:table-cell office:value-type="float" office:value="0.000000000094510015" calcext:value-type="float">
            <text:p>9.4510E-11</text:p>
          </table:table-cell>
          <table:table-cell office:value-type="float" office:value="294" calcext:value-type="float">
            <text:p>294</text:p>
          </table:table-cell>
          <table:table-cell table:formula="of:=([.L61]/[.$K$2])/[.M61]" office:value-type="float" office:value="25.3555863707539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30195" calcext:value-type="float">
            <text:p>5.3630E-08</text:p>
          </table:table-cell>
          <table:table-cell office:value-type="float" office:value="0.000000000099937771" calcext:value-type="float">
            <text:p>9.9938E-11</text:p>
          </table:table-cell>
          <table:table-cell office:value-type="float" office:value="2237" calcext:value-type="float">
            <text:p>2237</text:p>
          </table:table-cell>
          <table:table-cell table:style-name="ce12" table:formula="of:=([.D62]/[.$C$2])/[.E62]" office:value-type="float" office:value="27.3494973961334" calcext:value-type="float">
            <text:p>2.7349E+01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125154" calcext:value-type="float">
            <text:p>4.7125E-08</text:p>
          </table:table-cell>
          <table:table-cell office:value-type="float" office:value="0.000000000094721525" calcext:value-type="float">
            <text:p>9.4722E-11</text:p>
          </table:table-cell>
          <table:table-cell office:value-type="float" office:value="289" calcext:value-type="float">
            <text:p>289</text:p>
          </table:table-cell>
          <table:table-cell table:formula="of:=([.L62]/[.$K$2])/[.M62]" office:value-type="float" office:value="25.3555907418809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16802" calcext:value-type="float">
            <text:p>5.3517E-08</text:p>
          </table:table-cell>
          <table:table-cell office:value-type="float" office:value="0.000000000099726494" calcext:value-type="float">
            <text:p>9.9726E-11</text:p>
          </table:table-cell>
          <table:table-cell office:value-type="float" office:value="2201" calcext:value-type="float">
            <text:p>2201</text:p>
          </table:table-cell>
          <table:table-cell table:style-name="ce12" table:formula="of:=([.D63]/[.$C$2])/[.E63]" office:value-type="float" office:value="27.3494901503325" calcext:value-type="float">
            <text:p>2.7349E+01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689383" calcext:value-type="float">
            <text:p>4.7689E-08</text:p>
          </table:table-cell>
          <table:table-cell office:value-type="float" office:value="0.000000000095855626" calcext:value-type="float">
            <text:p>9.5856E-11</text:p>
          </table:table-cell>
          <table:table-cell office:value-type="float" office:value="284" calcext:value-type="float">
            <text:p>284</text:p>
          </table:table-cell>
          <table:table-cell table:formula="of:=([.L63]/[.$K$2])/[.M63]" office:value-type="float" office:value="25.3555904446818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72462" calcext:value-type="float">
            <text:p>5.3472E-08</text:p>
          </table:table-cell>
          <table:table-cell office:value-type="float" office:value="0.000000000099643971" calcext:value-type="float">
            <text:p>9.9644E-11</text:p>
          </table:table-cell>
          <table:table-cell office:value-type="float" office:value="2166" calcext:value-type="float">
            <text:p>2166</text:p>
          </table:table-cell>
          <table:table-cell table:style-name="ce12" table:formula="of:=([.D64]/[.$C$2])/[.E64]" office:value-type="float" office:value="27.349461913238" calcext:value-type="float">
            <text:p>2.7349E+01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729825" calcext:value-type="float">
            <text:p>4.8730E-08</text:p>
          </table:table-cell>
          <table:table-cell office:value-type="float" office:value="0.000000000097946829" calcext:value-type="float">
            <text:p>9.7947E-11</text:p>
          </table:table-cell>
          <table:table-cell office:value-type="float" office:value="279" calcext:value-type="float">
            <text:p>279</text:p>
          </table:table-cell>
          <table:table-cell table:formula="of:=([.L64]/[.$K$2])/[.M64]" office:value-type="float" office:value="25.3556123663748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74042" calcext:value-type="float">
            <text:p>5.3474E-08</text:p>
          </table:table-cell>
          <table:table-cell office:value-type="float" office:value="0.000000000099646859" calcext:value-type="float">
            <text:p>9.9647E-11</text:p>
          </table:table-cell>
          <table:table-cell office:value-type="float" office:value="2132" calcext:value-type="float">
            <text:p>2132</text:p>
          </table:table-cell>
          <table:table-cell table:style-name="ce12" table:formula="of:=([.D65]/[.$C$2])/[.E65]" office:value-type="float" office:value="27.3494773578765" calcext:value-type="float">
            <text:p>2.7349E+01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258836" calcext:value-type="float">
            <text:p>4.7259E-08</text:p>
          </table:table-cell>
          <table:table-cell office:value-type="float" office:value="0.000000000094990256" calcext:value-type="float">
            <text:p>9.4990E-11</text:p>
          </table:table-cell>
          <table:table-cell office:value-type="float" office:value="275" calcext:value-type="float">
            <text:p>275</text:p>
          </table:table-cell>
          <table:table-cell table:formula="of:=([.L65]/[.$K$2])/[.M65]" office:value-type="float" office:value="25.3555826598298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98583" calcext:value-type="float">
            <text:p>5.3499E-08</text:p>
          </table:table-cell>
          <table:table-cell office:value-type="float" office:value="0.000000000099692472" calcext:value-type="float">
            <text:p>9.9692E-11</text:p>
          </table:table-cell>
          <table:table-cell office:value-type="float" office:value="2099" calcext:value-type="float">
            <text:p>2099</text:p>
          </table:table-cell>
          <table:table-cell table:style-name="ce12" table:formula="of:=([.D66]/[.$C$2])/[.E66]" office:value-type="float" office:value="27.3495097921561" calcext:value-type="float">
            <text:p>2.7350E+0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186913" calcext:value-type="float">
            <text:p>4.9187E-08</text:p>
          </table:table-cell>
          <table:table-cell office:value-type="float" office:value="0.000000000098865637" calcext:value-type="float">
            <text:p>9.8866E-11</text:p>
          </table:table-cell>
          <table:table-cell office:value-type="float" office:value="270" calcext:value-type="float">
            <text:p>270</text:p>
          </table:table-cell>
          <table:table-cell table:formula="of:=([.L66]/[.$K$2])/[.M66]" office:value-type="float" office:value="25.355596404336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23142" calcext:value-type="float">
            <text:p>5.3523E-08</text:p>
          </table:table-cell>
          <table:table-cell office:value-type="float" office:value="0.000000000099738424" calcext:value-type="float">
            <text:p>9.9738E-11</text:p>
          </table:table-cell>
          <table:table-cell office:value-type="float" office:value="2067" calcext:value-type="float">
            <text:p>2067</text:p>
          </table:table-cell>
          <table:table-cell table:style-name="ce12" table:formula="of:=([.D67]/[.$C$2])/[.E67]" office:value-type="float" office:value="27.3494584363739" calcext:value-type="float">
            <text:p>2.7349E+01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492573" calcext:value-type="float">
            <text:p>4.8493E-08</text:p>
          </table:table-cell>
          <table:table-cell office:value-type="float" office:value="0.000000000097470032" calcext:value-type="float">
            <text:p>9.7470E-11</text:p>
          </table:table-cell>
          <table:table-cell office:value-type="float" office:value="266" calcext:value-type="float">
            <text:p>266</text:p>
          </table:table-cell>
          <table:table-cell table:formula="of:=([.L67]/[.$K$2])/[.M67]" office:value-type="float" office:value="25.3555918312738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24719" calcext:value-type="float">
            <text:p>5.3525E-08</text:p>
          </table:table-cell>
          <table:table-cell office:value-type="float" office:value="0.00000000009974143" calcext:value-type="float">
            <text:p>9.9741E-11</text:p>
          </table:table-cell>
          <table:table-cell office:value-type="float" office:value="2036" calcext:value-type="float">
            <text:p>2036</text:p>
          </table:table-cell>
          <table:table-cell table:style-name="ce12" table:formula="of:=([.D68]/[.$C$2])/[.E68]" office:value-type="float" office:value="27.3494399775398" calcext:value-type="float">
            <text:p>2.7349E+01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179304" calcext:value-type="float">
            <text:p>4.8179E-08</text:p>
          </table:table-cell>
          <table:table-cell office:value-type="float" office:value="0.000000000096840301" calcext:value-type="float">
            <text:p>9.6840E-11</text:p>
          </table:table-cell>
          <table:table-cell office:value-type="float" office:value="262" calcext:value-type="float">
            <text:p>262</text:p>
          </table:table-cell>
          <table:table-cell table:formula="of:=([.L68]/[.$K$2])/[.M68]" office:value-type="float" office:value="25.355607689377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80334" calcext:value-type="float">
            <text:p>5.3480E-08</text:p>
          </table:table-cell>
          <table:table-cell office:value-type="float" office:value="0.00000000009965857" calcext:value-type="float">
            <text:p>9.9659E-11</text:p>
          </table:table-cell>
          <table:table-cell office:value-type="float" office:value="2006" calcext:value-type="float">
            <text:p>2006</text:p>
          </table:table-cell>
          <table:table-cell table:style-name="ce12" table:formula="of:=([.D69]/[.$C$2])/[.E69]" office:value-type="float" office:value="27.3494811737189" calcext:value-type="float">
            <text:p>2.7349E+01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240342" calcext:value-type="float">
            <text:p>4.8240E-08</text:p>
          </table:table-cell>
          <table:table-cell office:value-type="float" office:value="0.000000000096963107" calcext:value-type="float">
            <text:p>9.6963E-11</text:p>
          </table:table-cell>
          <table:table-cell office:value-type="float" office:value="258" calcext:value-type="float">
            <text:p>258</text:p>
          </table:table-cell>
          <table:table-cell table:formula="of:=([.L69]/[.$K$2])/[.M69]" office:value-type="float" office:value="25.3555763759074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67172" calcext:value-type="float">
            <text:p>5.3367E-08</text:p>
          </table:table-cell>
          <table:table-cell office:value-type="float" office:value="0.000000000099447702" calcext:value-type="float">
            <text:p>9.9448E-11</text:p>
          </table:table-cell>
          <table:table-cell office:value-type="float" office:value="1977" calcext:value-type="float">
            <text:p>1977</text:p>
          </table:table-cell>
          <table:table-cell table:style-name="ce12" table:formula="of:=([.D70]/[.$C$2])/[.E70]" office:value-type="float" office:value="27.349479774858" calcext:value-type="float">
            <text:p>2.7349E+01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677673" calcext:value-type="float">
            <text:p>4.8678E-08</text:p>
          </table:table-cell>
          <table:table-cell office:value-type="float" office:value="0.000000000097842095" calcext:value-type="float">
            <text:p>9.7842E-11</text:p>
          </table:table-cell>
          <table:table-cell office:value-type="float" office:value="254" calcext:value-type="float">
            <text:p>254</text:p>
          </table:table-cell>
          <table:table-cell table:formula="of:=([.L70]/[.$K$2])/[.M70]" office:value-type="float" office:value="25.3555886821963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162808" calcext:value-type="float">
            <text:p>5.3163E-08</text:p>
          </table:table-cell>
          <table:table-cell office:value-type="float" office:value="0.000000000099066794" calcext:value-type="float">
            <text:p>9.9067E-11</text:p>
          </table:table-cell>
          <table:table-cell office:value-type="float" office:value="1949" calcext:value-type="float">
            <text:p>1949</text:p>
          </table:table-cell>
          <table:table-cell table:style-name="ce12" table:formula="of:=([.D71]/[.$C$2])/[.E71]" office:value-type="float" office:value="27.3495028082854" calcext:value-type="float">
            <text:p>2.7350E+01</text:p>
          </table:table-cell>
          <table:table-cell/>
          <table:table-cell office:value-type="float" office:value="0.7" calcext:value-type="float">
            <text:p>0.7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502119" calcext:value-type="float">
            <text:p>4.9502E-08</text:p>
          </table:table-cell>
          <table:table-cell office:value-type="float" office:value="0.000000000099499169" calcext:value-type="float">
            <text:p>9.9499E-11</text:p>
          </table:table-cell>
          <table:table-cell office:value-type="float" office:value="250" calcext:value-type="float">
            <text:p>250</text:p>
          </table:table-cell>
          <table:table-cell table:formula="of:=([.L71]/[.$K$2])/[.M71]" office:value-type="float" office:value="25.3556044793292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85548" calcext:value-type="float">
            <text:p>5.3386E-08</text:p>
          </table:table-cell>
          <table:table-cell office:value-type="float" office:value="0.000000000099482003" calcext:value-type="float">
            <text:p>9.9482E-11</text:p>
          </table:table-cell>
          <table:table-cell office:value-type="float" office:value="1921" calcext:value-type="float">
            <text:p>1921</text:p>
          </table:table-cell>
          <table:table-cell table:style-name="ce12" table:formula="of:=([.D72]/[.$C$2])/[.E72]" office:value-type="float" office:value="27.3494638239029" calcext:value-type="float">
            <text:p>2.7349E+01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353996" calcext:value-type="float">
            <text:p>4.7354E-08</text:p>
          </table:table-cell>
          <table:table-cell office:value-type="float" office:value="0.00000000009518146" calcext:value-type="float">
            <text:p>9.5181E-11</text:p>
          </table:table-cell>
          <table:table-cell office:value-type="float" office:value="247" calcext:value-type="float">
            <text:p>247</text:p>
          </table:table-cell>
          <table:table-cell table:formula="of:=([.L72]/[.$K$2])/[.M72]" office:value-type="float" office:value="25.3556006655925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8657" calcext:value-type="float">
            <text:p>5.3487E-08</text:p>
          </table:table-cell>
          <table:table-cell office:value-type="float" office:value="0.000000000099670344" calcext:value-type="float">
            <text:p>9.9670E-11</text:p>
          </table:table-cell>
          <table:table-cell office:value-type="float" office:value="1894" calcext:value-type="float">
            <text:p>1894</text:p>
          </table:table-cell>
          <table:table-cell table:style-name="ce12" table:formula="of:=([.D73]/[.$C$2])/[.E73]" office:value-type="float" office:value="27.3494390668625" calcext:value-type="float">
            <text:p>2.7349E+0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862771" calcext:value-type="float">
            <text:p>4.8863E-08</text:p>
          </table:table-cell>
          <table:table-cell office:value-type="float" office:value="0.000000000098214056" calcext:value-type="float">
            <text:p>9.8214E-11</text:p>
          </table:table-cell>
          <table:table-cell office:value-type="float" office:value="243" calcext:value-type="float">
            <text:p>243</text:p>
          </table:table-cell>
          <table:table-cell table:formula="of:=([.L73]/[.$K$2])/[.M73]" office:value-type="float" office:value="25.3556108521382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4218" calcext:value-type="float">
            <text:p>5.3442E-08</text:p>
          </table:table-cell>
          <table:table-cell office:value-type="float" office:value="0.000000000099587497" calcext:value-type="float">
            <text:p>9.9587E-11</text:p>
          </table:table-cell>
          <table:table-cell office:value-type="float" office:value="1868" calcext:value-type="float">
            <text:p>1868</text:p>
          </table:table-cell>
          <table:table-cell table:style-name="ce12" table:formula="of:=([.D74]/[.$C$2])/[.E74]" office:value-type="float" office:value="27.3494741627393" calcext:value-type="float">
            <text:p>2.7349E+01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334092" calcext:value-type="float">
            <text:p>4.7334E-08</text:p>
          </table:table-cell>
          <table:table-cell office:value-type="float" office:value="0.000000000095141476" calcext:value-type="float">
            <text:p>9.5141E-11</text:p>
          </table:table-cell>
          <table:table-cell office:value-type="float" office:value="240" calcext:value-type="float">
            <text:p>240</text:p>
          </table:table-cell>
          <table:table-cell table:formula="of:=([.L74]/[.$K$2])/[.M74]" office:value-type="float" office:value="25.3555945333971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229844" calcext:value-type="float">
            <text:p>5.3230E-08</text:p>
          </table:table-cell>
          <table:table-cell office:value-type="float" office:value="0.000000000099191633" calcext:value-type="float">
            <text:p>9.9192E-11</text:p>
          </table:table-cell>
          <table:table-cell office:value-type="float" office:value="1843" calcext:value-type="float">
            <text:p>1843</text:p>
          </table:table-cell>
          <table:table-cell table:style-name="ce12" table:formula="of:=([.D75]/[.$C$2])/[.E75]" office:value-type="float" office:value="27.3495248495483" calcext:value-type="float">
            <text:p>2.7350E+01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56116" calcext:value-type="float">
            <text:p>4.9561E-08</text:p>
          </table:table-cell>
          <table:table-cell office:value-type="float" office:value="0.000000000099617814" calcext:value-type="float">
            <text:p>9.9618E-11</text:p>
          </table:table-cell>
          <table:table-cell office:value-type="float" office:value="236" calcext:value-type="float">
            <text:p>236</text:p>
          </table:table-cell>
          <table:table-cell table:formula="of:=([.L75]/[.$K$2])/[.M75]" office:value-type="float" office:value="25.355611428584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99352" calcext:value-type="float">
            <text:p>5.3399E-08</text:p>
          </table:table-cell>
          <table:table-cell office:value-type="float" office:value="0.000000000099507597" calcext:value-type="float">
            <text:p>9.9508E-11</text:p>
          </table:table-cell>
          <table:table-cell office:value-type="float" office:value="1818" calcext:value-type="float">
            <text:p>1818</text:p>
          </table:table-cell>
          <table:table-cell table:style-name="ce12" table:formula="of:=([.D76]/[.$C$2])/[.E76]" office:value-type="float" office:value="27.3494993468319" calcext:value-type="float">
            <text:p>2.7349E+0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620254" calcext:value-type="float">
            <text:p>4.8620E-08</text:p>
          </table:table-cell>
          <table:table-cell office:value-type="float" office:value="0.000000000097726701" calcext:value-type="float">
            <text:p>9.7727E-11</text:p>
          </table:table-cell>
          <table:table-cell office:value-type="float" office:value="233" calcext:value-type="float">
            <text:p>233</text:p>
          </table:table-cell>
          <table:table-cell table:formula="of:=([.L76]/[.$K$2])/[.M76]" office:value-type="float" office:value="25.3555839712137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70298" calcext:value-type="float">
            <text:p>5.3370E-08</text:p>
          </table:table-cell>
          <table:table-cell office:value-type="float" office:value="0.000000000099453459" calcext:value-type="float">
            <text:p>9.9453E-11</text:p>
          </table:table-cell>
          <table:table-cell office:value-type="float" office:value="1794" calcext:value-type="float">
            <text:p>1794</text:p>
          </table:table-cell>
          <table:table-cell table:style-name="ce12" table:formula="of:=([.D77]/[.$C$2])/[.E77]" office:value-type="float" office:value="27.3494985248939" calcext:value-type="float">
            <text:p>2.7349E+01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975553" calcext:value-type="float">
            <text:p>4.7976E-08</text:p>
          </table:table-cell>
          <table:table-cell office:value-type="float" office:value="0.000000000096430828" calcext:value-type="float">
            <text:p>9.6431E-11</text:p>
          </table:table-cell>
          <table:table-cell office:value-type="float" office:value="230" calcext:value-type="float">
            <text:p>230</text:p>
          </table:table-cell>
          <table:table-cell table:formula="of:=([.L77]/[.$K$2])/[.M77]" office:value-type="float" office:value="25.355590312421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120119" calcext:value-type="float">
            <text:p>5.3120E-08</text:p>
          </table:table-cell>
          <table:table-cell office:value-type="float" office:value="0.000000000098987422" calcext:value-type="float">
            <text:p>9.8987E-11</text:p>
          </table:table-cell>
          <table:table-cell office:value-type="float" office:value="1771" calcext:value-type="float">
            <text:p>1771</text:p>
          </table:table-cell>
          <table:table-cell table:style-name="ce12" table:formula="of:=([.D78]/[.$C$2])/[.E78]" office:value-type="float" office:value="27.3494538309087" calcext:value-type="float">
            <text:p>2.7349E+01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616063" calcext:value-type="float">
            <text:p>4.7616E-08</text:p>
          </table:table-cell>
          <table:table-cell office:value-type="float" office:value="0.000000000095708196" calcext:value-type="float">
            <text:p>9.5708E-11</text:p>
          </table:table-cell>
          <table:table-cell office:value-type="float" office:value="227" calcext:value-type="float">
            <text:p>227</text:p>
          </table:table-cell>
          <table:table-cell table:formula="of:=([.L78]/[.$K$2])/[.M78]" office:value-type="float" office:value="25.3556055062585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220641" calcext:value-type="float">
            <text:p>5.3221E-08</text:p>
          </table:table-cell>
          <table:table-cell office:value-type="float" office:value="0.000000000099174563" calcext:value-type="float">
            <text:p>9.9175E-11</text:p>
          </table:table-cell>
          <table:table-cell office:value-type="float" office:value="1748" calcext:value-type="float">
            <text:p>1748</text:p>
          </table:table-cell>
          <table:table-cell table:style-name="ce12" table:formula="of:=([.D79]/[.$C$2])/[.E79]" office:value-type="float" office:value="27.349502949598" calcext:value-type="float">
            <text:p>2.7350E+0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535872" calcext:value-type="float">
            <text:p>4.7536E-08</text:p>
          </table:table-cell>
          <table:table-cell office:value-type="float" office:value="0.000000000095547054" calcext:value-type="float">
            <text:p>9.5547E-11</text:p>
          </table:table-cell>
          <table:table-cell office:value-type="float" office:value="224" calcext:value-type="float">
            <text:p>224</text:p>
          </table:table-cell>
          <table:table-cell table:formula="of:=([.L79]/[.$K$2])/[.M79]" office:value-type="float" office:value="25.355594424981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069866" calcext:value-type="float">
            <text:p>5.3070E-08</text:p>
          </table:table-cell>
          <table:table-cell office:value-type="float" office:value="0.000000000098893765" calcext:value-type="float">
            <text:p>9.8894E-11</text:p>
          </table:table-cell>
          <table:table-cell office:value-type="float" office:value="1726" calcext:value-type="float">
            <text:p>1726</text:p>
          </table:table-cell>
          <table:table-cell table:style-name="ce12" table:formula="of:=([.D80]/[.$C$2])/[.E80]" office:value-type="float" office:value="27.3494572465258" calcext:value-type="float">
            <text:p>2.7349E+01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733994" calcext:value-type="float">
            <text:p>4.7734E-08</text:p>
          </table:table-cell>
          <table:table-cell office:value-type="float" office:value="0.000000000095945277" calcext:value-type="float">
            <text:p>9.5945E-11</text:p>
          </table:table-cell>
          <table:table-cell office:value-type="float" office:value="221" calcext:value-type="float">
            <text:p>221</text:p>
          </table:table-cell>
          <table:table-cell table:formula="of:=([.L80]/[.$K$2])/[.M80]" office:value-type="float" office:value="25.3555949580019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254157" calcext:value-type="float">
            <text:p>5.3254E-08</text:p>
          </table:table-cell>
          <table:table-cell office:value-type="float" office:value="0.000000000099236979" calcext:value-type="float">
            <text:p>9.9237E-11</text:p>
          </table:table-cell>
          <table:table-cell office:value-type="float" office:value="1704" calcext:value-type="float">
            <text:p>1704</text:p>
          </table:table-cell>
          <table:table-cell table:style-name="ce12" table:formula="of:=([.D81]/[.$C$2])/[.E81]" office:value-type="float" office:value="27.3495139025658" calcext:value-type="float">
            <text:p>2.7350E+01</text:p>
          </table:table-cell>
          <table:table-cell/>
          <table:table-cell office:value-type="float" office:value="0.8" calcext:value-type="float">
            <text:p>0.8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214341" calcext:value-type="float">
            <text:p>4.8214E-08</text:p>
          </table:table-cell>
          <table:table-cell office:value-type="float" office:value="0.000000000096910792" calcext:value-type="float">
            <text:p>9.6911E-11</text:p>
          </table:table-cell>
          <table:table-cell office:value-type="float" office:value="218" calcext:value-type="float">
            <text:p>218</text:p>
          </table:table-cell>
          <table:table-cell table:formula="of:=([.L81]/[.$K$2])/[.M81]" office:value-type="float" office:value="25.355590237360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156551" calcext:value-type="float">
            <text:p>5.3157E-08</text:p>
          </table:table-cell>
          <table:table-cell office:value-type="float" office:value="0.000000000099054942" calcext:value-type="float">
            <text:p>9.9055E-11</text:p>
          </table:table-cell>
          <table:table-cell office:value-type="float" office:value="1683" calcext:value-type="float">
            <text:p>1683</text:p>
          </table:table-cell>
          <table:table-cell table:style-name="ce12" table:formula="of:=([.D82]/[.$C$2])/[.E82]" office:value-type="float" office:value="27.3495559107516" calcext:value-type="float">
            <text:p>2.7350E+0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98585" calcext:value-type="float">
            <text:p>4.8986E-08</text:p>
          </table:table-cell>
          <table:table-cell office:value-type="float" office:value="0.000000000098461494" calcext:value-type="float">
            <text:p>9.8461E-11</text:p>
          </table:table-cell>
          <table:table-cell office:value-type="float" office:value="215" calcext:value-type="float">
            <text:p>215</text:p>
          </table:table-cell>
          <table:table-cell table:formula="of:=([.L82]/[.$K$2])/[.M82]" office:value-type="float" office:value="25.355598105917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79404" calcext:value-type="float">
            <text:p>5.3379E-08</text:p>
          </table:table-cell>
          <table:table-cell office:value-type="float" office:value="0.000000000099470489" calcext:value-type="float">
            <text:p>9.9470E-11</text:p>
          </table:table-cell>
          <table:table-cell office:value-type="float" office:value="1662" calcext:value-type="float">
            <text:p>1662</text:p>
          </table:table-cell>
          <table:table-cell table:style-name="ce12" table:formula="of:=([.D83]/[.$C$2])/[.E83]" office:value-type="float" office:value="27.3494816633057" calcext:value-type="float">
            <text:p>2.7349E+0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6210956" calcext:value-type="float">
            <text:p>4.6211E-08</text:p>
          </table:table-cell>
          <table:table-cell office:value-type="float" office:value="0.000000000092883936" calcext:value-type="float">
            <text:p>9.2884E-11</text:p>
          </table:table-cell>
          <table:table-cell office:value-type="float" office:value="213" calcext:value-type="float">
            <text:p>213</text:p>
          </table:table-cell>
          <table:table-cell table:formula="of:=([.L83]/[.$K$2])/[.M83]" office:value-type="float" office:value="25.3556048523063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289186" calcext:value-type="float">
            <text:p>5.3289E-08</text:p>
          </table:table-cell>
          <table:table-cell office:value-type="float" office:value="0.000000000099302382" calcext:value-type="float">
            <text:p>9.9302E-11</text:p>
          </table:table-cell>
          <table:table-cell office:value-type="float" office:value="1642" calcext:value-type="float">
            <text:p>1642</text:p>
          </table:table-cell>
          <table:table-cell table:style-name="ce12" table:formula="of:=([.D84]/[.$C$2])/[.E84]" office:value-type="float" office:value="27.3494786856595" calcext:value-type="float">
            <text:p>2.7349E+01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457087" calcext:value-type="float">
            <text:p>4.7457E-08</text:p>
          </table:table-cell>
          <table:table-cell office:value-type="float" office:value="0.000000000095388663" calcext:value-type="float">
            <text:p>9.5389E-11</text:p>
          </table:table-cell>
          <table:table-cell office:value-type="float" office:value="210" calcext:value-type="float">
            <text:p>210</text:p>
          </table:table-cell>
          <table:table-cell table:formula="of:=([.L84]/[.$K$2])/[.M84]" office:value-type="float" office:value="25.3556032581629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04966" calcext:value-type="float">
            <text:p>5.3505E-08</text:p>
          </table:table-cell>
          <table:table-cell office:value-type="float" office:value="0.000000000099704506" calcext:value-type="float">
            <text:p>9.9705E-11</text:p>
          </table:table-cell>
          <table:table-cell office:value-type="float" office:value="1622" calcext:value-type="float">
            <text:p>1622</text:p>
          </table:table-cell>
          <table:table-cell table:style-name="ce12" table:formula="of:=([.D85]/[.$C$2])/[.E85]" office:value-type="float" office:value="27.3494715170486" calcext:value-type="float">
            <text:p>2.7349E+01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024618" calcext:value-type="float">
            <text:p>4.9025E-08</text:p>
          </table:table-cell>
          <table:table-cell office:value-type="float" office:value="0.000000000098539459" calcext:value-type="float">
            <text:p>9.8539E-11</text:p>
          </table:table-cell>
          <table:table-cell office:value-type="float" office:value="207" calcext:value-type="float">
            <text:p>207</text:p>
          </table:table-cell>
          <table:table-cell table:formula="of:=([.L85]/[.$K$2])/[.M85]" office:value-type="float" office:value="25.355587460561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76259" calcext:value-type="float">
            <text:p>5.3376E-08</text:p>
          </table:table-cell>
          <table:table-cell office:value-type="float" office:value="0.000000000099464556" calcext:value-type="float">
            <text:p>9.9465E-11</text:p>
          </table:table-cell>
          <table:table-cell office:value-type="float" office:value="1603" calcext:value-type="float">
            <text:p>1603</text:p>
          </table:table-cell>
          <table:table-cell table:style-name="ce12" table:formula="of:=([.D86]/[.$C$2])/[.E86]" office:value-type="float" office:value="27.3495015742583" calcext:value-type="float">
            <text:p>2.7350E+0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688047" calcext:value-type="float">
            <text:p>4.6880E-08</text:p>
          </table:table-cell>
          <table:table-cell office:value-type="float" office:value="0.000000000094229757" calcext:value-type="float">
            <text:p>9.4230E-11</text:p>
          </table:table-cell>
          <table:table-cell office:value-type="float" office:value="205" calcext:value-type="float">
            <text:p>205</text:p>
          </table:table-cell>
          <table:table-cell table:formula="of:=([.L86]/[.$K$2])/[.M86]" office:value-type="float" office:value="25.355578186307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38667" calcext:value-type="float">
            <text:p>5.3539E-08</text:p>
          </table:table-cell>
          <table:table-cell office:value-type="float" office:value="0.000000000099767183" calcext:value-type="float">
            <text:p>9.9767E-11</text:p>
          </table:table-cell>
          <table:table-cell office:value-type="float" office:value="1584" calcext:value-type="float">
            <text:p>1584</text:p>
          </table:table-cell>
          <table:table-cell table:style-name="ce12" table:formula="of:=([.D87]/[.$C$2])/[.E87]" office:value-type="float" office:value="27.3495053875272" calcext:value-type="float">
            <text:p>2.7350E+01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953947" calcext:value-type="float">
            <text:p>4.8954E-08</text:p>
          </table:table-cell>
          <table:table-cell office:value-type="float" office:value="0.000000000098397374" calcext:value-type="float">
            <text:p>9.8397E-11</text:p>
          </table:table-cell>
          <table:table-cell office:value-type="float" office:value="202" calcext:value-type="float">
            <text:p>202</text:p>
          </table:table-cell>
          <table:table-cell table:formula="of:=([.L87]/[.$K$2])/[.M87]" office:value-type="float" office:value="25.3555968205824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25704" calcext:value-type="float">
            <text:p>5.3326E-08</text:p>
          </table:table-cell>
          <table:table-cell office:value-type="float" office:value="0.000000000099370346" calcext:value-type="float">
            <text:p>9.9370E-11</text:p>
          </table:table-cell>
          <table:table-cell office:value-type="float" office:value="1566" calcext:value-type="float">
            <text:p>1566</text:p>
          </table:table-cell>
          <table:table-cell table:style-name="ce12" table:formula="of:=([.D88]/[.$C$2])/[.E88]" office:value-type="float" office:value="27.3495023308625" calcext:value-type="float">
            <text:p>2.7350E+0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224657" calcext:value-type="float">
            <text:p>4.7225E-08</text:p>
          </table:table-cell>
          <table:table-cell office:value-type="float" office:value="0.000000000094921469" calcext:value-type="float">
            <text:p>9.4921E-11</text:p>
          </table:table-cell>
          <table:table-cell office:value-type="float" office:value="200" calcext:value-type="float">
            <text:p>200</text:p>
          </table:table-cell>
          <table:table-cell table:formula="of:=([.L88]/[.$K$2])/[.M88]" office:value-type="float" office:value="25.3556059563542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88384" calcext:value-type="float">
            <text:p>5.3388E-08</text:p>
          </table:table-cell>
          <table:table-cell office:value-type="float" office:value="0.000000000099487348" calcext:value-type="float">
            <text:p>9.9487E-11</text:p>
          </table:table-cell>
          <table:table-cell office:value-type="float" office:value="1548" calcext:value-type="float">
            <text:p>1548</text:p>
          </table:table-cell>
          <table:table-cell table:style-name="ce12" table:formula="of:=([.D89]/[.$C$2])/[.E89]" office:value-type="float" office:value="27.349447269621" calcext:value-type="float">
            <text:p>2.7349E+0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5733468" calcext:value-type="float">
            <text:p>4.5733E-08</text:p>
          </table:table-cell>
          <table:table-cell office:value-type="float" office:value="0.000000000091924303" calcext:value-type="float">
            <text:p>9.1924E-11</text:p>
          </table:table-cell>
          <table:table-cell office:value-type="float" office:value="198" calcext:value-type="float">
            <text:p>198</text:p>
          </table:table-cell>
          <table:table-cell table:formula="of:=([.L89]/[.$K$2])/[.M89]" office:value-type="float" office:value="25.3555725811616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046526" calcext:value-type="float">
            <text:p>5.3047E-08</text:p>
          </table:table-cell>
          <table:table-cell office:value-type="float" office:value="0.000000000098850218" calcext:value-type="float">
            <text:p>9.8850E-11</text:p>
          </table:table-cell>
          <table:table-cell office:value-type="float" office:value="1531" calcext:value-type="float">
            <text:p>1531</text:p>
          </table:table-cell>
          <table:table-cell table:style-name="ce12" table:formula="of:=([.D90]/[.$C$2])/[.E90]" office:value-type="float" office:value="27.3494721203196" calcext:value-type="float">
            <text:p>2.7349E+01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512911" calcext:value-type="float">
            <text:p>4.8513E-08</text:p>
          </table:table-cell>
          <table:table-cell office:value-type="float" office:value="0.000000000097510874" calcext:value-type="float">
            <text:p>9.7511E-11</text:p>
          </table:table-cell>
          <table:table-cell office:value-type="float" office:value="195" calcext:value-type="float">
            <text:p>195</text:p>
          </table:table-cell>
          <table:table-cell table:formula="of:=([.L90]/[.$K$2])/[.M90]" office:value-type="float" office:value="25.3556015468007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9" calcext:value-type="float">
            <text:p>0.9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5226" calcext:value-type="float">
            <text:p>5.3652E-08</text:p>
          </table:table-cell>
          <table:table-cell office:value-type="float" office:value="0.00000000009997907" calcext:value-type="float">
            <text:p>9.9979E-11</text:p>
          </table:table-cell>
          <table:table-cell office:value-type="float" office:value="1513" calcext:value-type="float">
            <text:p>1513</text:p>
          </table:table-cell>
          <table:table-cell table:style-name="ce12" table:formula="of:=([.D91]/[.$C$2])/[.E91]" office:value-type="float" office:value="27.3494476820034" calcext:value-type="float">
            <text:p>2.7349E+01</text:p>
          </table:table-cell>
          <table:table-cell/>
          <table:table-cell office:value-type="float" office:value="0.9" calcext:value-type="float">
            <text:p>0.9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396196" calcext:value-type="float">
            <text:p>4.7396E-08</text:p>
          </table:table-cell>
          <table:table-cell office:value-type="float" office:value="0.000000000095266293" calcext:value-type="float">
            <text:p>9.5266E-11</text:p>
          </table:table-cell>
          <table:table-cell office:value-type="float" office:value="193" calcext:value-type="float">
            <text:p>193</text:p>
          </table:table-cell>
          <table:table-cell table:formula="of:=([.L91]/[.$K$2])/[.M91]" office:value-type="float" office:value="25.3555977208195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140778" calcext:value-type="float">
            <text:p>5.3141E-08</text:p>
          </table:table-cell>
          <table:table-cell office:value-type="float" office:value="0.000000000099025767" calcext:value-type="float">
            <text:p>9.9026E-11</text:p>
          </table:table-cell>
          <table:table-cell office:value-type="float" office:value="1497" calcext:value-type="float">
            <text:p>1497</text:p>
          </table:table-cell>
          <table:table-cell table:style-name="ce12" table:formula="of:=([.D92]/[.$C$2])/[.E92]" office:value-type="float" office:value="27.349495893887" calcext:value-type="float">
            <text:p>2.7349E+01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6485972" calcext:value-type="float">
            <text:p>4.6486E-08</text:p>
          </table:table-cell>
          <table:table-cell office:value-type="float" office:value="0.000000000093436728" calcext:value-type="float">
            <text:p>9.3437E-11</text:p>
          </table:table-cell>
          <table:table-cell office:value-type="float" office:value="191" calcext:value-type="float">
            <text:p>191</text:p>
          </table:table-cell>
          <table:table-cell table:formula="of:=([.L92]/[.$K$2])/[.M92]" office:value-type="float" office:value="25.3556020438808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7838" calcext:value-type="float">
            <text:p>5.3578E-08</text:p>
          </table:table-cell>
          <table:table-cell office:value-type="float" office:value="0.000000000099841303" calcext:value-type="float">
            <text:p>9.9841E-11</text:p>
          </table:table-cell>
          <table:table-cell office:value-type="float" office:value="1480" calcext:value-type="float">
            <text:p>1480</text:p>
          </table:table-cell>
          <table:table-cell table:style-name="ce12" table:formula="of:=([.D93]/[.$C$2])/[.E93]" office:value-type="float" office:value="27.3494735023129" calcext:value-type="float">
            <text:p>2.7349E+0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5771505" calcext:value-type="float">
            <text:p>4.5772E-08</text:p>
          </table:table-cell>
          <table:table-cell office:value-type="float" office:value="0.000000000092000708" calcext:value-type="float">
            <text:p>9.2001E-11</text:p>
          </table:table-cell>
          <table:table-cell office:value-type="float" office:value="189" calcext:value-type="float">
            <text:p>189</text:p>
          </table:table-cell>
          <table:table-cell table:formula="of:=([.L93]/[.$K$2])/[.M93]" office:value-type="float" office:value="25.3555861950372" calcext:value-type="float">
            <text:p>2.5356E+01</text:p>
          </table:table-cell>
          <table:table-cell table:number-columns-repeated="1636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64506" calcext:value-type="float">
            <text:p>5.3565E-08</text:p>
          </table:table-cell>
          <table:table-cell office:value-type="float" office:value="0.000000000099815442" calcext:value-type="float">
            <text:p>9.9815E-11</text:p>
          </table:table-cell>
          <table:table-cell office:value-type="float" office:value="1464" calcext:value-type="float">
            <text:p>1464</text:p>
          </table:table-cell>
          <table:table-cell table:style-name="ce12" table:formula="of:=([.D94]/[.$C$2])/[.E94]" office:value-type="float" office:value="27.3494755082702" calcext:value-type="float">
            <text:p>2.7349E+0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570078" calcext:value-type="float">
            <text:p>4.9570E-08</text:p>
          </table:table-cell>
          <table:table-cell office:value-type="float" office:value="0.000000000099628666" calcext:value-type="float">
            <text:p>9.9629E-11</text:p>
          </table:table-cell>
          <table:table-cell office:value-type="float" office:value="186" calcext:value-type="float">
            <text:p>186</text:p>
          </table:table-cell>
          <table:table-cell table:formula="of:=([.L94]/[.$K$2])/[.M94]" office:value-type="float" office:value="25.3574115557398" calcext:value-type="float">
            <text:p>2.5357E+01</text:p>
          </table:table-cell>
          <table:table-cell table:number-columns-repeated="16369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07656" calcext:value-type="float">
            <text:p>5.3077E-08</text:p>
          </table:table-cell>
          <table:table-cell office:value-type="float" office:value="0.000000000098906201" calcext:value-type="float">
            <text:p>9.8906E-11</text:p>
          </table:table-cell>
          <table:table-cell office:value-type="float" office:value="1449" calcext:value-type="float">
            <text:p>1449</text:p>
          </table:table-cell>
          <table:table-cell table:style-name="ce12" table:formula="of:=([.D95]/[.$C$2])/[.E95]" office:value-type="float" office:value="27.3494677613102" calcext:value-type="float">
            <text:p>2.7349E+01</text:p>
          </table:table-cell>
          <table:table-cell/>
          <table:table-cell table:style-name="ce3" office:value-type="float" office:value="0.94" calcext:value-type="float">
            <text:p>0.94</text:p>
          </table:table-cell>
          <table:table-cell table:style-name="ce13" office:value-type="float" office:value="19.621417" calcext:value-type="float">
            <text:p>1.9621E+01</text:p>
          </table:table-cell>
          <table:covered-table-cell/>
          <table:table-cell table:style-name="ce13" office:value-type="float" office:value="0.000000049247073" calcext:value-type="float">
            <text:p>4.9247E-08</text:p>
          </table:table-cell>
          <table:table-cell table:style-name="ce13" office:value-type="float" office:value="0.000000000098323139" calcext:value-type="float">
            <text:p>9.8323E-11</text:p>
          </table:table-cell>
          <table:table-cell table:style-name="ce7" office:value-type="float" office:value="184" calcext:value-type="float">
            <text:p>184</text:p>
          </table:table-cell>
          <table:table-cell table:style-name="ce25" table:formula="of:=([.L95]/[.$K$2])/[.M95]" office:value-type="float" office:value="25.5266792032858" calcext:value-type="float">
            <text:p>2.5527E+01</text:p>
          </table:table-cell>
          <table:table-cell table:number-columns-repeated="1636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44428" calcext:value-type="float">
            <text:p>5.3544E-08</text:p>
          </table:table-cell>
          <table:table-cell office:value-type="float" office:value="0.000000000099778072" calcext:value-type="float">
            <text:p>9.9778E-11</text:p>
          </table:table-cell>
          <table:table-cell office:value-type="float" office:value="1433" calcext:value-type="float">
            <text:p>1433</text:p>
          </table:table-cell>
          <table:table-cell table:style-name="ce12" table:formula="of:=([.D96]/[.$C$2])/[.E96]" office:value-type="float" office:value="27.3494632838963" calcext:value-type="float">
            <text:p>2.7349E+0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3495709" calcext:value-type="float">
            <text:p>2.3496E-08</text:p>
          </table:table-cell>
          <table:table-cell office:value-type="float" office:value="0.00000000009761717" calcext:value-type="float">
            <text:p>9.7617E-11</text:p>
          </table:table-cell>
          <table:table-cell office:value-type="float" office:value="190" calcext:value-type="float">
            <text:p>190</text:p>
          </table:table-cell>
          <table:table-cell table:formula="of:=([.L96]/[.$K$2])/[.M96]" office:value-type="float" office:value="12.2668194781331" calcext:value-type="float">
            <text:p>1.2267E+01</text:p>
          </table:table-cell>
          <table:table-cell table:number-columns-repeated="1636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22866" calcext:value-type="float">
            <text:p>5.3523E-08</text:p>
          </table:table-cell>
          <table:table-cell office:value-type="float" office:value="0.000000000099737973" calcext:value-type="float">
            <text:p>9.9738E-11</text:p>
          </table:table-cell>
          <table:table-cell office:value-type="float" office:value="1418" calcext:value-type="float">
            <text:p>1418</text:p>
          </table:table-cell>
          <table:table-cell table:style-name="ce12" table:formula="of:=([.D97]/[.$C$2])/[.E97]" office:value-type="float" office:value="27.3494410743142" calcext:value-type="float">
            <text:p>2.7349E+0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18048841" calcext:value-type="float">
            <text:p>1.8049E-09</text:p>
          </table:table-cell>
          <table:table-cell office:value-type="float" office:value="0.000000000095131415" calcext:value-type="float">
            <text:p>9.5131E-11</text:p>
          </table:table-cell>
          <table:table-cell office:value-type="float" office:value="233" calcext:value-type="float">
            <text:p>233</text:p>
          </table:table-cell>
          <table:table-cell table:formula="of:=([.L97]/[.$K$2])/[.M97]" office:value-type="float" office:value="0.966929910963013" calcext:value-type="float">
            <text:p>9.6693E-01</text:p>
          </table:table-cell>
          <table:table-cell table:number-columns-repeated="16369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2989548" calcext:value-type="float">
            <text:p>5.2990E-08</text:p>
          </table:table-cell>
          <table:table-cell office:value-type="float" office:value="0.000000000098743916" calcext:value-type="float">
            <text:p>9.8744E-11</text:p>
          </table:table-cell>
          <table:table-cell office:value-type="float" office:value="1404" calcext:value-type="float">
            <text:p>1404</text:p>
          </table:table-cell>
          <table:table-cell table:style-name="ce12" table:formula="of:=([.D98]/[.$C$2])/[.E98]" office:value-type="float" office:value="27.3495069157509" calcext:value-type="float">
            <text:p>2.7350E+0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17821298" calcext:value-type="float">
            <text:p>1.7821E-09</text:p>
          </table:table-cell>
          <table:table-cell office:value-type="float" office:value="0.000000000093910354" calcext:value-type="float">
            <text:p>9.3910E-11</text:p>
          </table:table-cell>
          <table:table-cell office:value-type="float" office:value="299" calcext:value-type="float">
            <text:p>299</text:p>
          </table:table-cell>
          <table:table-cell table:formula="of:=([.L98]/[.$K$2])/[.M98]" office:value-type="float" office:value="0.967153676522028" calcext:value-type="float">
            <text:p>9.6715E-01</text:p>
          </table:table-cell>
          <table:table-cell table:number-columns-repeated="16369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1841" calcext:value-type="float">
            <text:p>5.3418E-08</text:p>
          </table:table-cell>
          <table:table-cell office:value-type="float" office:value="0.000000000099543037" calcext:value-type="float">
            <text:p>9.9543E-11</text:p>
          </table:table-cell>
          <table:table-cell office:value-type="float" office:value="1389" calcext:value-type="float">
            <text:p>1389</text:p>
          </table:table-cell>
          <table:table-cell table:style-name="ce12" table:formula="of:=([.D99]/[.$C$2])/[.E99]" office:value-type="float" office:value="27.3495196330743" calcext:value-type="float">
            <text:p>2.7350E+0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18165678" calcext:value-type="float">
            <text:p>1.8166E-09</text:p>
          </table:table-cell>
          <table:table-cell office:value-type="float" office:value="0.000000000095722735" calcext:value-type="float">
            <text:p>9.5723E-11</text:p>
          </table:table-cell>
          <table:table-cell office:value-type="float" office:value="413" calcext:value-type="float">
            <text:p>413</text:p>
          </table:table-cell>
          <table:table-cell table:formula="of:=([.L99]/[.$K$2])/[.M99]" office:value-type="float" office:value="0.967177412146246" calcext:value-type="float">
            <text:p>9.6718E-01</text:p>
          </table:table-cell>
          <table:table-cell table:number-columns-repeated="16369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20317" calcext:value-type="float">
            <text:p>5.3320E-08</text:p>
          </table:table-cell>
          <table:table-cell office:value-type="float" office:value="0.0000000000993602" calcext:value-type="float">
            <text:p>9.9360E-11</text:p>
          </table:table-cell>
          <table:table-cell office:value-type="float" office:value="1375" calcext:value-type="float">
            <text:p>1375</text:p>
          </table:table-cell>
          <table:table-cell table:style-name="ce12" table:formula="of:=([.D100]/[.$C$2])/[.E100]" office:value-type="float" office:value="27.3495319313508" calcext:value-type="float">
            <text:p>2.7350E+0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18970786" calcext:value-type="float">
            <text:p>1.8971E-09</text:p>
          </table:table-cell>
          <table:table-cell office:value-type="float" office:value="0.000000000099965243" calcext:value-type="float">
            <text:p>9.9965E-11</text:p>
          </table:table-cell>
          <table:table-cell office:value-type="float" office:value="659" calcext:value-type="float">
            <text:p>659</text:p>
          </table:table-cell>
          <table:table-cell table:formula="of:=([.L100]/[.$K$2])/[.M100]" office:value-type="float" office:value="0.967176935725429" calcext:value-type="float">
            <text:p>9.6718E-01</text:p>
          </table:table-cell>
          <table:table-cell table:number-columns-repeated="16369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36642" calcext:value-type="float">
            <text:p>5.3437E-08</text:p>
          </table:table-cell>
          <table:table-cell office:value-type="float" office:value="0.00000000009957691" calcext:value-type="float">
            <text:p>9.9577E-11</text:p>
          </table:table-cell>
          <table:table-cell office:value-type="float" office:value="1361" calcext:value-type="float">
            <text:p>1361</text:p>
          </table:table-cell>
          <table:table-cell table:style-name="ce12" table:formula="of:=([.D101]/[.$C$2])/[.E101]" office:value-type="float" office:value="27.3495475358758" calcext:value-type="float">
            <text:p>2.7350E+01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1887627" calcext:value-type="float">
            <text:p>1.8876E-09</text:p>
          </table:table-cell>
          <table:table-cell office:value-type="float" office:value="0.000000000099467095" calcext:value-type="float">
            <text:p>9.9467E-11</text:p>
          </table:table-cell>
          <table:table-cell office:value-type="float" office:value="1594" calcext:value-type="float">
            <text:p>1594</text:p>
          </table:table-cell>
          <table:table-cell table:formula="of:=([.L101]/[.$K$2])/[.M101]" office:value-type="float" office:value="0.967177932234892" calcext:value-type="float">
            <text:p>9.6718E-01</text:p>
          </table:table-cell>
          <table:table-cell table:number-columns-repeated="16369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2995187" calcext:value-type="float">
            <text:p>5.2995E-08</text:p>
          </table:table-cell>
          <table:table-cell office:value-type="float" office:value="0.000000000098754536" calcext:value-type="float">
            <text:p>9.8755E-11</text:p>
          </table:table-cell>
          <table:table-cell office:value-type="float" office:value="1348" calcext:value-type="float">
            <text:p>1348</text:p>
          </table:table-cell>
          <table:table-cell table:style-name="ce12" table:formula="of:=([.D102]/[.$C$2])/[.E102]" office:value-type="float" office:value="27.3494759124754" calcext:value-type="float">
            <text:p>2.7349E+01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string" calcext:value-type="string">
            <text:p>inf</text:p>
          </table:table-cell>
          <table:covered-table-cell/>
          <table:table-cell office:value-type="string" calcext:value-type="string">
            <text:p>inf</text:p>
          </table:table-cell>
          <table:table-cell office:value-type="string" calcext:value-type="string">
            <text:p>-nan</text:p>
          </table:table-cell>
          <table:table-cell office:value-type="float" office:value="125970" calcext:value-type="float">
            <text:p>125970</text:p>
          </table:table-cell>
          <table:table-cell table:style-name="ce1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31639" calcext:value-type="float">
            <text:p>5.3532E-08</text:p>
          </table:table-cell>
          <table:table-cell office:value-type="float" office:value="0.000000000099754293" calcext:value-type="float">
            <text:p>9.9754E-11</text:p>
          </table:table-cell>
          <table:table-cell office:value-type="float" office:value="1334" calcext:value-type="float">
            <text:p>1334</text:p>
          </table:table-cell>
          <table:table-cell table:style-name="ce12" table:formula="of:=([.D103]/[.$C$2])/[.E103]" office:value-type="float" office:value="27.3494487992926" calcext:value-type="float">
            <text:p>2.7349E+01</text:p>
          </table:table-cell>
          <table:table-cell table:number-columns-repeated="16377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9469" calcext:value-type="float">
            <text:p>5.3495E-08</text:p>
          </table:table-cell>
          <table:table-cell office:value-type="float" office:value="0.000000000099685691" calcext:value-type="float">
            <text:p>9.9686E-11</text:p>
          </table:table-cell>
          <table:table-cell office:value-type="float" office:value="1321" calcext:value-type="float">
            <text:p>1321</text:p>
          </table:table-cell>
          <table:table-cell table:style-name="ce12" table:formula="of:=([.D104]/[.$C$2])/[.E104]" office:value-type="float" office:value="27.3493798976418" calcext:value-type="float">
            <text:p>2.7349E+01</text:p>
          </table:table-cell>
          <table:table-cell table:number-columns-repeated="16377"/>
        </table:table-row>
        <table:table-row table:style-name="ro1">
          <table:table-cell table:style-name="ce3" office:value-type="float" office:value="1.04" calcext:value-type="float">
            <text:p>1.04</text:p>
          </table:table-cell>
          <table:table-cell table:style-name="ce13" office:value-type="float" office:value="19.621417" calcext:value-type="float">
            <text:p>1.9621E+01</text:p>
          </table:table-cell>
          <table:covered-table-cell/>
          <table:table-cell table:style-name="ce13" office:value-type="float" office:value="0.000000053666018" calcext:value-type="float">
            <text:p>5.3666E-08</text:p>
          </table:table-cell>
          <table:table-cell table:style-name="ce13" office:value-type="float" office:value="0.000000000097433114" calcext:value-type="float">
            <text:p>9.7433E-11</text:p>
          </table:table-cell>
          <table:table-cell table:style-name="ce7" office:value-type="float" office:value="1308" calcext:value-type="float">
            <text:p>1308</text:p>
          </table:table-cell>
          <table:table-cell table:style-name="ce13" table:formula="of:=([.D105]/[.$C$2])/[.E105]" office:value-type="float" office:value="28.0712932654672" calcext:value-type="float">
            <text:p>2.8071E+01</text:p>
          </table:table-cell>
          <table:table-cell table:number-columns-repeated="16377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string" calcext:value-type="string">
            <text:p>inf</text:p>
          </table:table-cell>
          <table:covered-table-cell/>
          <table:table-cell office:value-type="string" calcext:value-type="string">
            <text:p>inf</text:p>
          </table:table-cell>
          <table:table-cell office:value-type="string" calcext:value-type="string">
            <text:p>-nan</text:p>
          </table:table-cell>
          <table:table-cell office:value-type="float" office:value="478650" calcext:value-type="float">
            <text:p>478650</text:p>
          </table:table-cell>
          <table:table-cell table:style-name="ce12" office:value-type="string" calcext:value-type="string">
            <text:p>-</text:p>
          </table:table-cell>
          <table:table-cell table:number-columns-repeated="16377"/>
        </table:table-row>
        <table:table-row table:style-name="ro1" table:number-rows-repeated="12">
          <table:table-cell table:style-name="ce11"/>
          <table:table-cell table:style-name="ce14"/>
          <table:table-cell table:style-name="ce17"/>
          <table:table-cell table:style-name="ce14" table:number-columns-repeated="2"/>
          <table:table-cell table:style-name="ce20"/>
          <table:table-cell table:number-columns-repeated="16378"/>
        </table:table-row>
        <table:table-row table:style-name="ro1" table:number-rows-repeated="10484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lx" table:style-name="ta1">
        <table:table-column table:style-name="co1" table:default-cell-style-name="ce2"/>
        <table:table-column table:style-name="co2" table:number-columns-repeated="4" table:default-cell-style-name="ce12"/>
        <table:table-column table:style-name="co3" table:default-cell-style-name="ce1"/>
        <table:table-column table:style-name="co2" table:default-cell-style-name="ce12"/>
        <table:table-column table:style-name="co4" table:default-cell-style-name="ce1"/>
        <table:table-column table:style-name="co1" table:default-cell-style-name="ce2"/>
        <table:table-column table:style-name="co2" table:number-columns-repeated="4" table:default-cell-style-name="ce12"/>
        <table:table-column table:style-name="co5" table:default-cell-style-name="ce1"/>
        <table:table-column table:style-name="co2" table:default-cell-style-name="ce12"/>
        <table:table-column table:style-name="co4" table:number-columns-repeated="16369" table:default-cell-style-name="ce1"/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||x||</text:p>
          </table:table-cell>
          <table:table-cell office:value-type="string" calcext:value-type="string">
            <text:p>||xt||</text:p>
          </table:table-cell>
          <table:table-cell office:value-type="string" calcext:value-type="string">
            <text:p>||xt – x||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Omg</text:p>
          </table:table-cell>
          <table:table-cell office:value-type="string" calcext:value-type="string">
            <text:p>||x||</text:p>
          </table:table-cell>
          <table:table-cell table:style-name="ce15" office:value-type="string" calcext:value-type="string">
            <text:p>||xt||</text:p>
          </table:table-cell>
          <table:table-cell office:value-type="string" calcext:value-type="string">
            <text:p>||xt – x||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</text:p>
          </table:table-cell>
          <table:table-cell table:number-columns-repeated="16369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9.621417" calcext:value-type="float">
            <text:p>1.9621E+01</text:p>
          </table:table-cell>
          <table:table-cell table:style-name="ce15" office:value-type="float" office:value="19.621417" calcext:value-type="float" table:number-columns-spanned="1" table:number-rows-spanned="184">
            <text:p>1.9621E+01</text:p>
          </table:table-cell>
          <table:table-cell office:value-type="float" office:value="0.000000053675223" calcext:value-type="float">
            <text:p>5.3675E-08</text:p>
          </table:table-cell>
          <table:table-cell office:value-type="float" office:value="0.000000000099992558" calcext:value-type="float">
            <text:p>9.9993E-11</text:p>
          </table:table-cell>
          <table:table-cell office:value-type="float" office:value="136325" calcext:value-type="float">
            <text:p>136325</text:p>
          </table:table-cell>
          <table:table-cell table:formula="of:=([.D2]/[.$C$2])/[.E2]" office:value-type="float" office:value="27.357462413336" calcext:value-type="float">
            <text:p>2.7357E+0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9.621417" calcext:value-type="float">
            <text:p>1.9621E+01</text:p>
          </table:table-cell>
          <table:table-cell table:style-name="ce15" office:value-type="float" office:value="19.621417" calcext:value-type="float" table:number-columns-spanned="1" table:number-rows-spanned="156">
            <text:p>1.9621E+01</text:p>
          </table:table-cell>
          <table:table-cell office:value-type="float" office:value="0.000000049757152" calcext:value-type="float">
            <text:p>4.9757E-08</text:p>
          </table:table-cell>
          <table:table-cell office:value-type="float" office:value="0.000000000099980691" calcext:value-type="float">
            <text:p>9.9981E-11</text:p>
          </table:table-cell>
          <table:table-cell office:value-type="float" office:value="18046" calcext:value-type="float">
            <text:p>18046</text:p>
          </table:table-cell>
          <table:table-cell table:formula="of:=([.L2]/[.$K$2])/[.M2]" office:value-type="float" office:value="25.3634900394661" calcext:value-type="float">
            <text:p>2.5363E+01</text:p>
          </table:table-cell>
          <table:table-cell table:number-columns-repeated="16369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9438" calcext:value-type="float">
            <text:p>5.3694E-08</text:p>
          </table:table-cell>
          <table:table-cell office:value-type="float" office:value="0.00000000009999989" calcext:value-type="float">
            <text:p>1.0000E-10</text:p>
          </table:table-cell>
          <table:table-cell office:value-type="float" office:value="67800" calcext:value-type="float">
            <text:p>67800</text:p>
          </table:table-cell>
          <table:table-cell table:formula="of:=([.D3]/[.$C$2])/[.E3]" office:value-type="float" office:value="27.3652198839069" calcext:value-type="float">
            <text:p>2.7365E+0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734792" calcext:value-type="float">
            <text:p>4.9735E-08</text:p>
          </table:table-cell>
          <table:table-cell office:value-type="float" office:value="0.000000000099907041" calcext:value-type="float">
            <text:p>9.9907E-11</text:p>
          </table:table-cell>
          <table:table-cell office:value-type="float" office:value="8998" calcext:value-type="float">
            <text:p>8998</text:p>
          </table:table-cell>
          <table:table-cell table:formula="of:=([.L3]/[.$K$2])/[.M3]" office:value-type="float" office:value="25.3707813166533" calcext:value-type="float">
            <text:p>2.5371E+01</text:p>
          </table:table-cell>
          <table:table-cell table:number-columns-repeated="1636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97836" calcext:value-type="float">
            <text:p>5.3698E-08</text:p>
          </table:table-cell>
          <table:table-cell office:value-type="float" office:value="0.000000000099977948" calcext:value-type="float">
            <text:p>9.9978E-11</text:p>
          </table:table-cell>
          <table:table-cell office:value-type="float" office:value="44959" calcext:value-type="float">
            <text:p>44959</text:p>
          </table:table-cell>
          <table:table-cell table:formula="of:=([.D4]/[.$C$2])/[.E4]" office:value-type="float" office:value="27.3729874140316" calcext:value-type="float">
            <text:p>2.7373E+0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676747" calcext:value-type="float">
            <text:p>4.9677E-08</text:p>
          </table:table-cell>
          <table:table-cell office:value-type="float" office:value="0.000000000099763921" calcext:value-type="float">
            <text:p>9.9764E-11</text:p>
          </table:table-cell>
          <table:table-cell office:value-type="float" office:value="5982" calcext:value-type="float">
            <text:p>5982</text:p>
          </table:table-cell>
          <table:table-cell table:formula="of:=([.L4]/[.$K$2])/[.M4]" office:value-type="float" office:value="25.3775254292758" calcext:value-type="float">
            <text:p>2.5378E+01</text:p>
          </table:table-cell>
          <table:table-cell table:number-columns-repeated="1636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16572" calcext:value-type="float">
            <text:p>5.3717E-08</text:p>
          </table:table-cell>
          <table:table-cell office:value-type="float" office:value="0.0000000000999845" calcext:value-type="float">
            <text:p>9.9985E-11</text:p>
          </table:table-cell>
          <table:table-cell office:value-type="float" office:value="33538" calcext:value-type="float">
            <text:p>33538</text:p>
          </table:table-cell>
          <table:table-cell table:formula="of:=([.D5]/[.$C$2])/[.E5]" office:value-type="float" office:value="27.3807438878653" calcext:value-type="float">
            <text:p>2.7381E+0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77351" calcext:value-type="float">
            <text:p>4.9774E-08</text:p>
          </table:table-cell>
          <table:table-cell office:value-type="float" office:value="0.000000000099934409" calcext:value-type="float">
            <text:p>9.9934E-11</text:p>
          </table:table-cell>
          <table:table-cell office:value-type="float" office:value="4473" calcext:value-type="float">
            <text:p>4473</text:p>
          </table:table-cell>
          <table:table-cell table:formula="of:=([.L5]/[.$K$2])/[.M5]" office:value-type="float" office:value="25.383578755018" calcext:value-type="float">
            <text:p>2.5384E+01</text:p>
          </table:table-cell>
          <table:table-cell table:number-columns-repeated="1636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11506" calcext:value-type="float">
            <text:p>5.3712E-08</text:p>
          </table:table-cell>
          <table:table-cell office:value-type="float" office:value="0.000000000099947562" calcext:value-type="float">
            <text:p>9.9948E-11</text:p>
          </table:table-cell>
          <table:table-cell office:value-type="float" office:value="26686" calcext:value-type="float">
            <text:p>26686</text:p>
          </table:table-cell>
          <table:table-cell table:formula="of:=([.D6]/[.$C$2])/[.E6]" office:value-type="float" office:value="27.3882798661041" calcext:value-type="float">
            <text:p>2.7388E+0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742144" calcext:value-type="float">
            <text:p>4.9742E-08</text:p>
          </table:table-cell>
          <table:table-cell office:value-type="float" office:value="0.000000000099850117" calcext:value-type="float">
            <text:p>9.9850E-11</text:p>
          </table:table-cell>
          <table:table-cell office:value-type="float" office:value="3568" calcext:value-type="float">
            <text:p>3568</text:p>
          </table:table-cell>
          <table:table-cell table:formula="of:=([.L6]/[.$K$2])/[.M6]" office:value-type="float" office:value="25.3889976094628" calcext:value-type="float">
            <text:p>2.5389E+01</text:p>
          </table:table-cell>
          <table:table-cell table:number-columns-repeated="1636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53428" calcext:value-type="float">
            <text:p>5.3753E-08</text:p>
          </table:table-cell>
          <table:table-cell office:value-type="float" office:value="0.000000000099998225" calcext:value-type="float">
            <text:p>9.9998E-11</text:p>
          </table:table-cell>
          <table:table-cell office:value-type="float" office:value="22117" calcext:value-type="float">
            <text:p>22117</text:p>
          </table:table-cell>
          <table:table-cell table:formula="of:=([.D7]/[.$C$2])/[.E7]" office:value-type="float" office:value="27.3957697042385" calcext:value-type="float">
            <text:p>2.7396E+0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582195" calcext:value-type="float">
            <text:p>4.9582E-08</text:p>
          </table:table-cell>
          <table:table-cell office:value-type="float" office:value="0.000000000099510284" calcext:value-type="float">
            <text:p>9.9510E-11</text:p>
          </table:table-cell>
          <table:table-cell office:value-type="float" office:value="2965" calcext:value-type="float">
            <text:p>2965</text:p>
          </table:table-cell>
          <table:table-cell table:formula="of:=([.L7]/[.$K$2])/[.M7]" office:value-type="float" office:value="25.3937836817863" calcext:value-type="float">
            <text:p>2.5394E+01</text:p>
          </table:table-cell>
          <table:table-cell table:number-columns-repeated="16369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63614" calcext:value-type="float">
            <text:p>5.3764E-08</text:p>
          </table:table-cell>
          <table:table-cell office:value-type="float" office:value="0.000000000099990139" calcext:value-type="float">
            <text:p>9.9990E-11</text:p>
          </table:table-cell>
          <table:table-cell office:value-type="float" office:value="18854" calcext:value-type="float">
            <text:p>18854</text:p>
          </table:table-cell>
          <table:table-cell table:formula="of:=([.D8]/[.$C$2])/[.E8]" office:value-type="float" office:value="27.4031769228603" calcext:value-type="float">
            <text:p>2.7403E+0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821494" calcext:value-type="float">
            <text:p>4.9821E-08</text:p>
          </table:table-cell>
          <table:table-cell office:value-type="float" office:value="0.00000000009997436" calcext:value-type="float">
            <text:p>9.9974E-11</text:p>
          </table:table-cell>
          <table:table-cell office:value-type="float" office:value="2533" calcext:value-type="float">
            <text:p>2533</text:p>
          </table:table-cell>
          <table:table-cell table:formula="of:=([.L8]/[.$K$2])/[.M8]" office:value-type="float" office:value="25.3978963431716" calcext:value-type="float">
            <text:p>2.5398E+01</text:p>
          </table:table-cell>
          <table:table-cell table:number-columns-repeated="1636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57464" calcext:value-type="float">
            <text:p>5.3757E-08</text:p>
          </table:table-cell>
          <table:table-cell office:value-type="float" office:value="0.000000000099952054" calcext:value-type="float">
            <text:p>9.9952E-11</text:p>
          </table:table-cell>
          <table:table-cell office:value-type="float" office:value="16407" calcext:value-type="float">
            <text:p>16407</text:p>
          </table:table-cell>
          <table:table-cell table:formula="of:=([.D9]/[.$C$2])/[.E9]" office:value-type="float" office:value="27.4104825953625" calcext:value-type="float">
            <text:p>2.7410E+0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645316" calcext:value-type="float">
            <text:p>4.9645E-08</text:p>
          </table:table-cell>
          <table:table-cell office:value-type="float" office:value="0.000000000099607486" calcext:value-type="float">
            <text:p>9.9607E-11</text:p>
          </table:table-cell>
          <table:table-cell office:value-type="float" office:value="2210" calcext:value-type="float">
            <text:p>2210</text:p>
          </table:table-cell>
          <table:table-cell table:formula="of:=([.L9]/[.$K$2])/[.M9]" office:value-type="float" office:value="25.4012993564052" calcext:value-type="float">
            <text:p>2.5401E+01</text:p>
          </table:table-cell>
          <table:table-cell table:number-columns-repeated="1636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34725" calcext:value-type="float">
            <text:p>5.3735E-08</text:p>
          </table:table-cell>
          <table:table-cell office:value-type="float" office:value="0.000000000099883595" calcext:value-type="float">
            <text:p>9.9884E-11</text:p>
          </table:table-cell>
          <table:table-cell office:value-type="float" office:value="14504" calcext:value-type="float">
            <text:p>14504</text:p>
          </table:table-cell>
          <table:table-cell table:formula="of:=([.D10]/[.$C$2])/[.E10]" office:value-type="float" office:value="27.4176670332778" calcext:value-type="float">
            <text:p>2.7418E+0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776832" calcext:value-type="float">
            <text:p>4.9777E-08</text:p>
          </table:table-cell>
          <table:table-cell office:value-type="float" office:value="0.000000000099860636" calcext:value-type="float">
            <text:p>9.9861E-11</text:p>
          </table:table-cell>
          <table:table-cell office:value-type="float" office:value="1958" calcext:value-type="float">
            <text:p>1958</text:p>
          </table:table-cell>
          <table:table-cell table:formula="of:=([.L10]/[.$K$2])/[.M10]" office:value-type="float" office:value="25.4040265273652" calcext:value-type="float">
            <text:p>2.5404E+01</text:p>
          </table:table-cell>
          <table:table-cell table:number-columns-repeated="16369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59836" calcext:value-type="float">
            <text:p>5.3760E-08</text:p>
          </table:table-cell>
          <table:table-cell office:value-type="float" office:value="0.000000000099904497" calcext:value-type="float">
            <text:p>9.9904E-11</text:p>
          </table:table-cell>
          <table:table-cell office:value-type="float" office:value="12981" calcext:value-type="float">
            <text:p>12981</text:p>
          </table:table-cell>
          <table:table-cell table:formula="of:=([.D11]/[.$C$2])/[.E11]" office:value-type="float" office:value="27.4247406986168" calcext:value-type="float">
            <text:p>2.7425E+01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587441" calcext:value-type="float">
            <text:p>4.9587E-08</text:p>
          </table:table-cell>
          <table:table-cell office:value-type="float" office:value="0.000000000099472921" calcext:value-type="float">
            <text:p>9.9473E-11</text:p>
          </table:table-cell>
          <table:table-cell office:value-type="float" office:value="1757" calcext:value-type="float">
            <text:p>1757</text:p>
          </table:table-cell>
          <table:table-cell table:formula="of:=([.L11]/[.$K$2])/[.M11]" office:value-type="float" office:value="25.4060096106355" calcext:value-type="float">
            <text:p>2.5406E+01</text:p>
          </table:table-cell>
          <table:table-cell table:number-columns-repeated="16369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7663" calcext:value-type="float">
            <text:p>5.3777E-08</text:p>
          </table:table-cell>
          <table:table-cell office:value-type="float" office:value="0.000000000099910308" calcext:value-type="float">
            <text:p>9.9910E-11</text:p>
          </table:table-cell>
          <table:table-cell office:value-type="float" office:value="11735" calcext:value-type="float">
            <text:p>11735</text:p>
          </table:table-cell>
          <table:table-cell table:formula="of:=([.D12]/[.$C$2])/[.E12]" office:value-type="float" office:value="27.4317123147932" calcext:value-type="float">
            <text:p>2.7432E+0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660712" calcext:value-type="float">
            <text:p>4.9661E-08</text:p>
          </table:table-cell>
          <table:table-cell office:value-type="float" office:value="0.00000000009961501" calcext:value-type="float">
            <text:p>9.9615E-11</text:p>
          </table:table-cell>
          <table:table-cell office:value-type="float" office:value="1592" calcext:value-type="float">
            <text:p>1592</text:p>
          </table:table-cell>
          <table:table-cell table:formula="of:=([.L12]/[.$K$2])/[.M12]" office:value-type="float" office:value="25.4072576295047" calcext:value-type="float">
            <text:p>2.5407E+01</text:p>
          </table:table-cell>
          <table:table-cell table:number-columns-repeated="1636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60428" calcext:value-type="float">
            <text:p>5.3760E-08</text:p>
          </table:table-cell>
          <table:table-cell office:value-type="float" office:value="0.000000000099855359" calcext:value-type="float">
            <text:p>9.9855E-11</text:p>
          </table:table-cell>
          <table:table-cell office:value-type="float" office:value="10697" calcext:value-type="float">
            <text:p>10697</text:p>
          </table:table-cell>
          <table:table-cell table:formula="of:=([.D13]/[.$C$2])/[.E13]" office:value-type="float" office:value="27.4385383358771" calcext:value-type="float">
            <text:p>2.7439E+01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412009" calcext:value-type="float">
            <text:p>4.9412E-08</text:p>
          </table:table-cell>
          <table:table-cell office:value-type="float" office:value="0.000000000099114352" calcext:value-type="float">
            <text:p>9.9114E-11</text:p>
          </table:table-cell>
          <table:table-cell office:value-type="float" office:value="1455" calcext:value-type="float">
            <text:p>1455</text:p>
          </table:table-cell>
          <table:table-cell table:formula="of:=([.L13]/[.$K$2])/[.M13]" office:value-type="float" office:value="25.4077143577979" calcext:value-type="float">
            <text:p>2.5408E+01</text:p>
          </table:table-cell>
          <table:table-cell table:number-columns-repeated="16369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17636" calcext:value-type="float">
            <text:p>5.3818E-08</text:p>
          </table:table-cell>
          <table:table-cell office:value-type="float" office:value="0.00000000009993727" calcext:value-type="float">
            <text:p>9.9937E-11</text:p>
          </table:table-cell>
          <table:table-cell office:value-type="float" office:value="9818" calcext:value-type="float">
            <text:p>9818</text:p>
          </table:table-cell>
          <table:table-cell table:formula="of:=([.D14]/[.$C$2])/[.E14]" office:value-type="float" office:value="27.4452232445191" calcext:value-type="float">
            <text:p>2.7445E+0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823113" calcext:value-type="float">
            <text:p>4.9823E-08</text:p>
          </table:table-cell>
          <table:table-cell office:value-type="float" office:value="0.000000000099940249" calcext:value-type="float">
            <text:p>9.9940E-11</text:p>
          </table:table-cell>
          <table:table-cell office:value-type="float" office:value="1338" calcext:value-type="float">
            <text:p>1338</text:p>
          </table:table-cell>
          <table:table-cell table:formula="of:=([.L14]/[.$K$2])/[.M14]" office:value-type="float" office:value="25.4073906113108" calcext:value-type="float">
            <text:p>2.5407E+01</text:p>
          </table:table-cell>
          <table:table-cell table:number-columns-repeated="1636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2537" calcext:value-type="float">
            <text:p>5.3825E-08</text:p>
          </table:table-cell>
          <table:table-cell office:value-type="float" office:value="0.000000000099927792" calcext:value-type="float">
            <text:p>9.9928E-11</text:p>
          </table:table-cell>
          <table:table-cell office:value-type="float" office:value="9065" calcext:value-type="float">
            <text:p>9065</text:p>
          </table:table-cell>
          <table:table-cell table:formula="of:=([.D15]/[.$C$2])/[.E15]" office:value-type="float" office:value="27.45177084202" calcext:value-type="float">
            <text:p>2.7452E+01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319276" calcext:value-type="float">
            <text:p>4.9319E-08</text:p>
          </table:table-cell>
          <table:table-cell office:value-type="float" office:value="0.000000000098934006" calcext:value-type="float">
            <text:p>9.8934E-11</text:p>
          </table:table-cell>
          <table:table-cell office:value-type="float" office:value="1239" calcext:value-type="float">
            <text:p>1239</text:p>
          </table:table-cell>
          <table:table-cell table:formula="of:=([.L15]/[.$K$2])/[.M15]" office:value-type="float" office:value="25.4062595333004" calcext:value-type="float">
            <text:p>2.5406E+01</text:p>
          </table:table-cell>
          <table:table-cell table:number-columns-repeated="16369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57682" calcext:value-type="float">
            <text:p>5.3758E-08</text:p>
          </table:table-cell>
          <table:table-cell office:value-type="float" office:value="0.00000000009977896" calcext:value-type="float">
            <text:p>9.9779E-11</text:p>
          </table:table-cell>
          <table:table-cell office:value-type="float" office:value="8413" calcext:value-type="float">
            <text:p>8413</text:p>
          </table:table-cell>
          <table:table-cell table:formula="of:=([.D16]/[.$C$2])/[.E16]" office:value-type="float" office:value="27.4581449520663" calcext:value-type="float">
            <text:p>2.7458E+0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67845" calcext:value-type="float">
            <text:p>4.9678E-08</text:p>
          </table:table-cell>
          <table:table-cell office:value-type="float" office:value="0.000000000099662095" calcext:value-type="float">
            <text:p>9.9662E-11</text:p>
          </table:table-cell>
          <table:table-cell office:value-type="float" office:value="1152" calcext:value-type="float">
            <text:p>1152</text:p>
          </table:table-cell>
          <table:table-cell table:formula="of:=([.L16]/[.$K$2])/[.M16]" office:value-type="float" office:value="25.4043248340093" calcext:value-type="float">
            <text:p>2.5404E+01</text:p>
          </table:table-cell>
          <table:table-cell table:number-columns-repeated="1636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55736" calcext:value-type="float">
            <text:p>5.3756E-08</text:p>
          </table:table-cell>
          <table:table-cell office:value-type="float" office:value="0.000000000099752465" calcext:value-type="float">
            <text:p>9.9752E-11</text:p>
          </table:table-cell>
          <table:table-cell office:value-type="float" office:value="7842" calcext:value-type="float">
            <text:p>7842</text:p>
          </table:table-cell>
          <table:table-cell table:formula="of:=([.D17]/[.$C$2])/[.E17]" office:value-type="float" office:value="27.4644438060115" calcext:value-type="float">
            <text:p>2.7464E+01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117759" calcext:value-type="float">
            <text:p>4.9118E-08</text:p>
          </table:table-cell>
          <table:table-cell office:value-type="float" office:value="0.000000000098548088" calcext:value-type="float">
            <text:p>9.8548E-11</text:p>
          </table:table-cell>
          <table:table-cell office:value-type="float" office:value="1077" calcext:value-type="float">
            <text:p>1077</text:p>
          </table:table-cell>
          <table:table-cell table:formula="of:=([.L17]/[.$K$2])/[.M17]" office:value-type="float" office:value="25.4015357037193" calcext:value-type="float">
            <text:p>2.5402E+01</text:p>
          </table:table-cell>
          <table:table-cell table:number-columns-repeated="16369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78528" calcext:value-type="float">
            <text:p>5.3779E-08</text:p>
          </table:table-cell>
          <table:table-cell office:value-type="float" office:value="0.000000000099772552" calcext:value-type="float">
            <text:p>9.9773E-11</text:p>
          </table:table-cell>
          <table:table-cell office:value-type="float" office:value="7338" calcext:value-type="float">
            <text:p>7338</text:p>
          </table:table-cell>
          <table:table-cell table:formula="of:=([.D18]/[.$C$2])/[.E18]" office:value-type="float" office:value="27.4705568057904" calcext:value-type="float">
            <text:p>2.7471E+01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225676" calcext:value-type="float">
            <text:p>4.9226E-08</text:p>
          </table:table-cell>
          <table:table-cell office:value-type="float" office:value="0.000000000098778844" calcext:value-type="float">
            <text:p>9.8779E-11</text:p>
          </table:table-cell>
          <table:table-cell office:value-type="float" office:value="1010" calcext:value-type="float">
            <text:p>1010</text:p>
          </table:table-cell>
          <table:table-cell table:formula="of:=([.L18]/[.$K$2])/[.M18]" office:value-type="float" office:value="25.3978750290372" calcext:value-type="float">
            <text:p>2.5398E+01</text:p>
          </table:table-cell>
          <table:table-cell table:number-columns-repeated="1636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01061" calcext:value-type="float">
            <text:p>5.3801E-08</text:p>
          </table:table-cell>
          <table:table-cell office:value-type="float" office:value="0.00000000009979276" calcext:value-type="float">
            <text:p>9.9793E-11</text:p>
          </table:table-cell>
          <table:table-cell office:value-type="float" office:value="6890" calcext:value-type="float">
            <text:p>6890</text:p>
          </table:table-cell>
          <table:table-cell table:formula="of:=([.D19]/[.$C$2])/[.E19]" office:value-type="float" office:value="27.4765017560749" calcext:value-type="float">
            <text:p>2.7477E+01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712348" calcext:value-type="float">
            <text:p>4.9712E-08</text:p>
          </table:table-cell>
          <table:table-cell office:value-type="float" office:value="0.000000000099773209" calcext:value-type="float">
            <text:p>9.9773E-11</text:p>
          </table:table-cell>
          <table:table-cell office:value-type="float" office:value="950" calcext:value-type="float">
            <text:p>950</text:p>
          </table:table-cell>
          <table:table-cell table:formula="of:=([.L19]/[.$K$2])/[.M19]" office:value-type="float" office:value="25.3933481988738" calcext:value-type="float">
            <text:p>2.5393E+01</text:p>
          </table:table-cell>
          <table:table-cell table:number-columns-repeated="16369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48929" calcext:value-type="float">
            <text:p>5.3849E-08</text:p>
          </table:table-cell>
          <table:table-cell office:value-type="float" office:value="0.000000000099860737" calcext:value-type="float">
            <text:p>9.9861E-11</text:p>
          </table:table-cell>
          <table:table-cell office:value-type="float" office:value="6489" calcext:value-type="float">
            <text:p>6489</text:p>
          </table:table-cell>
          <table:table-cell table:formula="of:=([.D20]/[.$C$2])/[.E20]" office:value-type="float" office:value="27.4822278203636" calcext:value-type="float">
            <text:p>2.7482E+01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520563" calcext:value-type="float">
            <text:p>4.9521E-08</text:p>
          </table:table-cell>
          <table:table-cell office:value-type="float" office:value="0.000000000099409715" calcext:value-type="float">
            <text:p>9.9410E-11</text:p>
          </table:table-cell>
          <table:table-cell office:value-type="float" office:value="897" calcext:value-type="float">
            <text:p>897</text:p>
          </table:table-cell>
          <table:table-cell table:formula="of:=([.L20]/[.$K$2])/[.M20]" office:value-type="float" office:value="25.3878765114618" calcext:value-type="float">
            <text:p>2.5388E+01</text:p>
          </table:table-cell>
          <table:table-cell table:number-columns-repeated="16369"/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914045" calcext:value-type="float">
            <text:p>5.3914E-08</text:p>
          </table:table-cell>
          <table:table-cell office:value-type="float" office:value="0.000000000099961137" calcext:value-type="float">
            <text:p>9.9961E-11</text:p>
          </table:table-cell>
          <table:table-cell office:value-type="float" office:value="6128" calcext:value-type="float">
            <text:p>6128</text:p>
          </table:table-cell>
          <table:table-cell table:formula="of:=([.D21]/[.$C$2])/[.E21]" office:value-type="float" office:value="27.4878240247832" calcext:value-type="float">
            <text:p>2.7488E+01</text:p>
          </table:table-cell>
          <table:table-cell/>
          <table:table-cell office:value-type="float" office:value="0.2" calcext:value-type="float">
            <text:p>0.2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607739" calcext:value-type="float">
            <text:p>4.9608E-08</text:p>
          </table:table-cell>
          <table:table-cell office:value-type="float" office:value="0.000000000099609555" calcext:value-type="float">
            <text:p>9.9610E-11</text:p>
          </table:table-cell>
          <table:table-cell office:value-type="float" office:value="849" calcext:value-type="float">
            <text:p>849</text:p>
          </table:table-cell>
          <table:table-cell table:formula="of:=([.L21]/[.$K$2])/[.M21]" office:value-type="float" office:value="25.3815456638304" calcext:value-type="float">
            <text:p>2.5382E+01</text:p>
          </table:table-cell>
          <table:table-cell table:number-columns-repeated="16369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66977" calcext:value-type="float">
            <text:p>5.3867E-08</text:p>
          </table:table-cell>
          <table:table-cell office:value-type="float" office:value="0.00000000009985431" calcext:value-type="float">
            <text:p>9.9854E-11</text:p>
          </table:table-cell>
          <table:table-cell office:value-type="float" office:value="5802" calcext:value-type="float">
            <text:p>5802</text:p>
          </table:table-cell>
          <table:table-cell table:formula="of:=([.D22]/[.$C$2])/[.E22]" office:value-type="float" office:value="27.4932082129298" calcext:value-type="float">
            <text:p>2.7493E+01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21213" calcext:value-type="float">
            <text:p>4.9212E-08</text:p>
          </table:table-cell>
          <table:table-cell office:value-type="float" office:value="0.000000000098843886" calcext:value-type="float">
            <text:p>9.8844E-11</text:p>
          </table:table-cell>
          <table:table-cell office:value-type="float" office:value="806" calcext:value-type="float">
            <text:p>806</text:p>
          </table:table-cell>
          <table:table-cell table:formula="of:=([.L22]/[.$K$2])/[.M22]" office:value-type="float" office:value="25.3741780988235" calcext:value-type="float">
            <text:p>2.5374E+01</text:p>
          </table:table-cell>
          <table:table-cell table:number-columns-repeated="1636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940572" calcext:value-type="float">
            <text:p>5.3941E-08</text:p>
          </table:table-cell>
          <table:table-cell office:value-type="float" office:value="0.000000000099971632" calcext:value-type="float">
            <text:p>9.9972E-11</text:p>
          </table:table-cell>
          <table:table-cell office:value-type="float" office:value="5505" calcext:value-type="float">
            <text:p>5505</text:p>
          </table:table-cell>
          <table:table-cell table:formula="of:=([.D23]/[.$C$2])/[.E23]" office:value-type="float" office:value="27.4984616062789" calcext:value-type="float">
            <text:p>2.7498E+01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690975" calcext:value-type="float">
            <text:p>4.8691E-08</text:p>
          </table:table-cell>
          <table:table-cell office:value-type="float" office:value="0.000000000097829033" calcext:value-type="float">
            <text:p>9.7829E-11</text:p>
          </table:table-cell>
          <table:table-cell office:value-type="float" office:value="767" calcext:value-type="float">
            <text:p>767</text:p>
          </table:table-cell>
          <table:table-cell table:formula="of:=([.L23]/[.$K$2])/[.M23]" office:value-type="float" office:value="25.3659038959727" calcext:value-type="float">
            <text:p>2.5366E+01</text:p>
          </table:table-cell>
          <table:table-cell table:number-columns-repeated="16369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7821" calcext:value-type="float">
            <text:p>5.3778E-08</text:p>
          </table:table-cell>
          <table:table-cell office:value-type="float" office:value="0.00000000009965295" calcext:value-type="float">
            <text:p>9.9653E-11</text:p>
          </table:table-cell>
          <table:table-cell office:value-type="float" office:value="5235" calcext:value-type="float">
            <text:p>5235</text:p>
          </table:table-cell>
          <table:table-cell table:formula="of:=([.D24]/[.$C$2])/[.E24]" office:value-type="float" office:value="27.5033639304617" calcext:value-type="float">
            <text:p>2.7503E+01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600813" calcext:value-type="float">
            <text:p>4.8601E-08</text:p>
          </table:table-cell>
          <table:table-cell office:value-type="float" office:value="0.00000000009768368" calcext:value-type="float">
            <text:p>9.7684E-11</text:p>
          </table:table-cell>
          <table:table-cell office:value-type="float" office:value="731" calcext:value-type="float">
            <text:p>731</text:p>
          </table:table-cell>
          <table:table-cell table:formula="of:=([.L24]/[.$K$2])/[.M24]" office:value-type="float" office:value="25.3566078626119" calcext:value-type="float">
            <text:p>2.5357E+01</text:p>
          </table:table-cell>
          <table:table-cell table:number-columns-repeated="1636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930064" calcext:value-type="float">
            <text:p>5.3930E-08</text:p>
          </table:table-cell>
          <table:table-cell office:value-type="float" office:value="0.000000000099917085" calcext:value-type="float">
            <text:p>9.9917E-11</text:p>
          </table:table-cell>
          <table:table-cell office:value-type="float" office:value="4986" calcext:value-type="float">
            <text:p>4986</text:p>
          </table:table-cell>
          <table:table-cell table:formula="of:=([.D25]/[.$C$2])/[.E25]" office:value-type="float" office:value="27.5081138226142" calcext:value-type="float">
            <text:p>2.7508E+01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720864" calcext:value-type="float">
            <text:p>4.9721E-08</text:p>
          </table:table-cell>
          <table:table-cell office:value-type="float" office:value="0.000000000099975604" calcext:value-type="float">
            <text:p>9.9976E-11</text:p>
          </table:table-cell>
          <table:table-cell office:value-type="float" office:value="697" calcext:value-type="float">
            <text:p>697</text:p>
          </table:table-cell>
          <table:table-cell table:formula="of:=([.L25]/[.$K$2])/[.M25]" office:value-type="float" office:value="25.3462820049716" calcext:value-type="float">
            <text:p>2.5346E+01</text:p>
          </table:table-cell>
          <table:table-cell table:number-columns-repeated="16369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4404" calcext:value-type="float">
            <text:p>5.3844E-08</text:p>
          </table:table-cell>
          <table:table-cell office:value-type="float" office:value="0.00000000009974106" calcext:value-type="float">
            <text:p>9.9741E-11</text:p>
          </table:table-cell>
          <table:table-cell office:value-type="float" office:value="4758" calcext:value-type="float">
            <text:p>4758</text:p>
          </table:table-cell>
          <table:table-cell table:formula="of:=([.D26]/[.$C$2])/[.E26]" office:value-type="float" office:value="27.5127049786032" calcext:value-type="float">
            <text:p>2.7513E+0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170157" calcext:value-type="float">
            <text:p>4.9170E-08</text:p>
          </table:table-cell>
          <table:table-cell office:value-type="float" office:value="0.00000000009891255" calcext:value-type="float">
            <text:p>9.8913E-11</text:p>
          </table:table-cell>
          <table:table-cell office:value-type="float" office:value="667" calcext:value-type="float">
            <text:p>667</text:p>
          </table:table-cell>
          <table:table-cell table:formula="of:=([.L26]/[.$K$2])/[.M26]" office:value-type="float" office:value="25.3349370246882" calcext:value-type="float">
            <text:p>2.5335E+01</text:p>
          </table:table-cell>
          <table:table-cell table:number-columns-repeated="1636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81102" calcext:value-type="float">
            <text:p>5.3881E-08</text:p>
          </table:table-cell>
          <table:table-cell office:value-type="float" office:value="0.00000000009979437" calcext:value-type="float">
            <text:p>9.9794E-11</text:p>
          </table:table-cell>
          <table:table-cell office:value-type="float" office:value="4547" calcext:value-type="float">
            <text:p>4547</text:p>
          </table:table-cell>
          <table:table-cell table:formula="of:=([.D27]/[.$C$2])/[.E27]" office:value-type="float" office:value="27.5169351982641" calcext:value-type="float">
            <text:p>2.7517E+01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010413" calcext:value-type="float">
            <text:p>4.9010E-08</text:p>
          </table:table-cell>
          <table:table-cell office:value-type="float" office:value="0.000000000098639465" calcext:value-type="float">
            <text:p>9.8639E-11</text:p>
          </table:table-cell>
          <table:table-cell office:value-type="float" office:value="639" calcext:value-type="float">
            <text:p>639</text:p>
          </table:table-cell>
          <table:table-cell table:formula="of:=([.L27]/[.$K$2])/[.M27]" office:value-type="float" office:value="25.3225412076212" calcext:value-type="float">
            <text:p>2.5323E+01</text:p>
          </table:table-cell>
          <table:table-cell table:number-columns-repeated="16369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28311" calcext:value-type="float">
            <text:p>5.3828E-08</text:p>
          </table:table-cell>
          <table:table-cell office:value-type="float" office:value="0.000000000099681634" calcext:value-type="float">
            <text:p>9.9682E-11</text:p>
          </table:table-cell>
          <table:table-cell office:value-type="float" office:value="4352" calcext:value-type="float">
            <text:p>4352</text:p>
          </table:table-cell>
          <table:table-cell table:formula="of:=([.D28]/[.$C$2])/[.E28]" office:value-type="float" office:value="27.5210650536793" calcext:value-type="float">
            <text:p>2.7521E+0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930933" calcext:value-type="float">
            <text:p>4.8931E-08</text:p>
          </table:table-cell>
          <table:table-cell office:value-type="float" office:value="0.000000000098531962" calcext:value-type="float">
            <text:p>9.8532E-11</text:p>
          </table:table-cell>
          <table:table-cell office:value-type="float" office:value="613" calcext:value-type="float">
            <text:p>613</text:p>
          </table:table-cell>
          <table:table-cell table:formula="of:=([.L28]/[.$K$2])/[.M28]" office:value-type="float" office:value="25.3090590169049" calcext:value-type="float">
            <text:p>2.5309E+01</text:p>
          </table:table-cell>
          <table:table-cell table:number-columns-repeated="1636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56208" calcext:value-type="float">
            <text:p>5.3756E-08</text:p>
          </table:table-cell>
          <table:table-cell office:value-type="float" office:value="0.000000000099534426" calcext:value-type="float">
            <text:p>9.9534E-11</text:p>
          </table:table-cell>
          <table:table-cell office:value-type="float" office:value="4171" calcext:value-type="float">
            <text:p>4171</text:p>
          </table:table-cell>
          <table:table-cell table:formula="of:=([.D29]/[.$C$2])/[.E29]" office:value-type="float" office:value="27.5248487880053" calcext:value-type="float">
            <text:p>2.7525E+01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620231" calcext:value-type="float">
            <text:p>4.8620E-08</text:p>
          </table:table-cell>
          <table:table-cell office:value-type="float" office:value="0.000000000097962976" calcext:value-type="float">
            <text:p>9.7963E-11</text:p>
          </table:table-cell>
          <table:table-cell office:value-type="float" office:value="589" calcext:value-type="float">
            <text:p>589</text:p>
          </table:table-cell>
          <table:table-cell table:formula="of:=([.L29]/[.$K$2])/[.M29]" office:value-type="float" office:value="25.2944173648487" calcext:value-type="float">
            <text:p>2.5294E+01</text:p>
          </table:table-cell>
          <table:table-cell table:number-columns-repeated="16369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0946" calcext:value-type="float">
            <text:p>5.3809E-08</text:p>
          </table:table-cell>
          <table:table-cell office:value-type="float" office:value="0.000000000099620228" calcext:value-type="float">
            <text:p>9.9620E-11</text:p>
          </table:table-cell>
          <table:table-cell office:value-type="float" office:value="4002" calcext:value-type="float">
            <text:p>4002</text:p>
          </table:table-cell>
          <table:table-cell table:formula="of:=([.D30]/[.$C$2])/[.E30]" office:value-type="float" office:value="27.528385079151" calcext:value-type="float">
            <text:p>2.7528E+01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28153" calcext:value-type="float">
            <text:p>4.9282E-08</text:p>
          </table:table-cell>
          <table:table-cell office:value-type="float" office:value="0.000000000099357095" calcext:value-type="float">
            <text:p>9.9357E-11</text:p>
          </table:table-cell>
          <table:table-cell office:value-type="float" office:value="566" calcext:value-type="float">
            <text:p>566</text:p>
          </table:table-cell>
          <table:table-cell table:formula="of:=([.L30]/[.$K$2])/[.M30]" office:value-type="float" office:value="25.2787112870904" calcext:value-type="float">
            <text:p>2.5279E+01</text:p>
          </table:table-cell>
          <table:table-cell table:number-columns-repeated="16369"/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935869" calcext:value-type="float">
            <text:p>5.3936E-08</text:p>
          </table:table-cell>
          <table:table-cell office:value-type="float" office:value="0.000000000099842521" calcext:value-type="float">
            <text:p>9.9843E-11</text:p>
          </table:table-cell>
          <table:table-cell office:value-type="float" office:value="3844" calcext:value-type="float">
            <text:p>3844</text:p>
          </table:table-cell>
          <table:table-cell table:formula="of:=([.D31]/[.$C$2])/[.E31]" office:value-type="float" office:value="27.5316204926005" calcext:value-type="float">
            <text:p>2.7532E+01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187475" calcext:value-type="float">
            <text:p>4.9187E-08</text:p>
          </table:table-cell>
          <table:table-cell office:value-type="float" office:value="0.000000000099233871" calcext:value-type="float">
            <text:p>9.9234E-11</text:p>
          </table:table-cell>
          <table:table-cell office:value-type="float" office:value="545" calcext:value-type="float">
            <text:p>545</text:p>
          </table:table-cell>
          <table:table-cell table:formula="of:=([.L31]/[.$K$2])/[.M31]" office:value-type="float" office:value="25.2617962691551" calcext:value-type="float">
            <text:p>2.5262E+01</text:p>
          </table:table-cell>
          <table:table-cell table:number-columns-repeated="16369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33211" calcext:value-type="float">
            <text:p>5.3833E-08</text:p>
          </table:table-cell>
          <table:table-cell office:value-type="float" office:value="0.000000000099642" calcext:value-type="float">
            <text:p>9.9642E-11</text:p>
          </table:table-cell>
          <table:table-cell office:value-type="float" office:value="3697" calcext:value-type="float">
            <text:p>3697</text:p>
          </table:table-cell>
          <table:table-cell table:formula="of:=([.D32]/[.$C$2])/[.E32]" office:value-type="float" office:value="27.534518186038" calcext:value-type="float">
            <text:p>2.7535E+01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017702" calcext:value-type="float">
            <text:p>4.8018E-08</text:p>
          </table:table-cell>
          <table:table-cell office:value-type="float" office:value="0.000000000096943193" calcext:value-type="float">
            <text:p>9.6943E-11</text:p>
          </table:table-cell>
          <table:table-cell office:value-type="float" office:value="526" calcext:value-type="float">
            <text:p>526</text:p>
          </table:table-cell>
          <table:table-cell table:formula="of:=([.L32]/[.$K$2])/[.M32]" office:value-type="float" office:value="25.2437391884605" calcext:value-type="float">
            <text:p>2.5244E+01</text:p>
          </table:table-cell>
          <table:table-cell table:number-columns-repeated="1636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84098" calcext:value-type="float">
            <text:p>5.3784E-08</text:p>
          </table:table-cell>
          <table:table-cell office:value-type="float" office:value="0.0000000000995414" calcext:value-type="float">
            <text:p>9.9541E-11</text:p>
          </table:table-cell>
          <table:table-cell office:value-type="float" office:value="3559" calcext:value-type="float">
            <text:p>3559</text:p>
          </table:table-cell>
          <table:table-cell table:formula="of:=([.D33]/[.$C$2])/[.E33]" office:value-type="float" office:value="27.5371999073595" calcext:value-type="float">
            <text:p>2.7537E+01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824626" calcext:value-type="float">
            <text:p>4.8825E-08</text:p>
          </table:table-cell>
          <table:table-cell office:value-type="float" office:value="0.000000000098647752" calcext:value-type="float">
            <text:p>9.8648E-11</text:p>
          </table:table-cell>
          <table:table-cell office:value-type="float" office:value="507" calcext:value-type="float">
            <text:p>507</text:p>
          </table:table-cell>
          <table:table-cell table:formula="of:=([.L33]/[.$K$2])/[.M33]" office:value-type="float" office:value="25.2244302023955" calcext:value-type="float">
            <text:p>2.5224E+01</text:p>
          </table:table-cell>
          <table:table-cell table:number-columns-repeated="16369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45272" calcext:value-type="float">
            <text:p>5.3845E-08</text:p>
          </table:table-cell>
          <table:table-cell office:value-type="float" office:value="0.000000000099646155" calcext:value-type="float">
            <text:p>9.9646E-11</text:p>
          </table:table-cell>
          <table:table-cell office:value-type="float" office:value="3429" calcext:value-type="float">
            <text:p>3429</text:p>
          </table:table-cell>
          <table:table-cell table:formula="of:=([.D34]/[.$C$2])/[.E34]" office:value-type="float" office:value="27.539538746545" calcext:value-type="float">
            <text:p>2.7540E+0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131989" calcext:value-type="float">
            <text:p>4.8132E-08</text:p>
          </table:table-cell>
          <table:table-cell office:value-type="float" office:value="0.000000000097327442" calcext:value-type="float">
            <text:p>9.7327E-11</text:p>
          </table:table-cell>
          <table:table-cell office:value-type="float" office:value="490" calcext:value-type="float">
            <text:p>490</text:p>
          </table:table-cell>
          <table:table-cell table:formula="of:=([.L34]/[.$K$2])/[.M34]" office:value-type="float" office:value="25.2039222915865" calcext:value-type="float">
            <text:p>2.5204E+01</text:p>
          </table:table-cell>
          <table:table-cell table:number-columns-repeated="1636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94032" calcext:value-type="float">
            <text:p>5.3794E-08</text:p>
          </table:table-cell>
          <table:table-cell office:value-type="float" office:value="0.000000000099544076" calcext:value-type="float">
            <text:p>9.9544E-11</text:p>
          </table:table-cell>
          <table:table-cell office:value-type="float" office:value="3307" calcext:value-type="float">
            <text:p>3307</text:p>
          </table:table-cell>
          <table:table-cell table:formula="of:=([.D35]/[.$C$2])/[.E35]" office:value-type="float" office:value="27.5415456603873" calcext:value-type="float">
            <text:p>2.7542E+0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231013" calcext:value-type="float">
            <text:p>4.9231E-08</text:p>
          </table:table-cell>
          <table:table-cell office:value-type="float" office:value="0.000000000099635887" calcext:value-type="float">
            <text:p>9.9636E-11</text:p>
          </table:table-cell>
          <table:table-cell office:value-type="float" office:value="473" calcext:value-type="float">
            <text:p>473</text:p>
          </table:table-cell>
          <table:table-cell table:formula="of:=([.L35]/[.$K$2])/[.M35]" office:value-type="float" office:value="25.1821387822747" calcext:value-type="float">
            <text:p>2.5182E+01</text:p>
          </table:table-cell>
          <table:table-cell table:number-columns-repeated="16369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31949" calcext:value-type="float">
            <text:p>5.3732E-08</text:p>
          </table:table-cell>
          <table:table-cell office:value-type="float" office:value="0.000000000099423337" calcext:value-type="float">
            <text:p>9.9423E-11</text:p>
          </table:table-cell>
          <table:table-cell office:value-type="float" office:value="3192" calcext:value-type="float">
            <text:p>3192</text:p>
          </table:table-cell>
          <table:table-cell table:formula="of:=([.D36]/[.$C$2])/[.E36]" office:value-type="float" office:value="27.5431679761198" calcext:value-type="float">
            <text:p>2.7543E+0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377519" calcext:value-type="float">
            <text:p>4.8378E-08</text:p>
          </table:table-cell>
          <table:table-cell office:value-type="float" office:value="0.000000000097998268" calcext:value-type="float">
            <text:p>9.7998E-11</text:p>
          </table:table-cell>
          <table:table-cell office:value-type="float" office:value="458" calcext:value-type="float">
            <text:p>458</text:p>
          </table:table-cell>
          <table:table-cell table:formula="of:=([.L36]/[.$K$2])/[.M36]" office:value-type="float" office:value="25.1590839586632" calcext:value-type="float">
            <text:p>2.5159E+01</text:p>
          </table:table-cell>
          <table:table-cell table:number-columns-repeated="1636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00996" calcext:value-type="float">
            <text:p>5.3801E-08</text:p>
          </table:table-cell>
          <table:table-cell office:value-type="float" office:value="0.00000000009954638" calcext:value-type="float">
            <text:p>9.9546E-11</text:p>
          </table:table-cell>
          <table:table-cell office:value-type="float" office:value="3083" calcext:value-type="float">
            <text:p>3083</text:p>
          </table:table-cell>
          <table:table-cell table:formula="of:=([.D37]/[.$C$2])/[.E37]" office:value-type="float" office:value="27.5444735677665" calcext:value-type="float">
            <text:p>2.7544E+0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122765" calcext:value-type="float">
            <text:p>4.9123E-08</text:p>
          </table:table-cell>
          <table:table-cell office:value-type="float" office:value="0.000000000099604438" calcext:value-type="float">
            <text:p>9.9604E-11</text:p>
          </table:table-cell>
          <table:table-cell office:value-type="float" office:value="443" calcext:value-type="float">
            <text:p>443</text:p>
          </table:table-cell>
          <table:table-cell table:formula="of:=([.L37]/[.$K$2])/[.M37]" office:value-type="float" office:value="25.1347023839201" calcext:value-type="float">
            <text:p>2.5135E+01</text:p>
          </table:table-cell>
          <table:table-cell table:number-columns-repeated="16369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3196" calcext:value-type="float">
            <text:p>5.3832E-08</text:p>
          </table:table-cell>
          <table:table-cell office:value-type="float" office:value="0.000000000099600403" calcext:value-type="float">
            <text:p>9.9600E-11</text:p>
          </table:table-cell>
          <table:table-cell office:value-type="float" office:value="2980" calcext:value-type="float">
            <text:p>2980</text:p>
          </table:table-cell>
          <table:table-cell table:formula="of:=([.D38]/[.$C$2])/[.E38]" office:value-type="float" office:value="27.5453775446067" calcext:value-type="float">
            <text:p>2.7545E+0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469881" calcext:value-type="float">
            <text:p>4.7470E-08</text:p>
          </table:table-cell>
          <table:table-cell office:value-type="float" office:value="0.000000000096351367" calcext:value-type="float">
            <text:p>9.6351E-11</text:p>
          </table:table-cell>
          <table:table-cell office:value-type="float" office:value="430" calcext:value-type="float">
            <text:p>430</text:p>
          </table:table-cell>
          <table:table-cell table:formula="of:=([.L38]/[.$K$2])/[.M38]" office:value-type="float" office:value="25.1090276380513" calcext:value-type="float">
            <text:p>2.5109E+01</text:p>
          </table:table-cell>
          <table:table-cell table:number-columns-repeated="1636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4016775" calcext:value-type="float">
            <text:p>5.4017E-08</text:p>
          </table:table-cell>
          <table:table-cell office:value-type="float" office:value="0.000000000099940321" calcext:value-type="float">
            <text:p>9.9940E-11</text:p>
          </table:table-cell>
          <table:table-cell office:value-type="float" office:value="2882" calcext:value-type="float">
            <text:p>2882</text:p>
          </table:table-cell>
          <table:table-cell table:formula="of:=([.D39]/[.$C$2])/[.E39]" office:value-type="float" office:value="27.5459366268825" calcext:value-type="float">
            <text:p>2.7546E+01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196625" calcext:value-type="float">
            <text:p>4.7197E-08</text:p>
          </table:table-cell>
          <table:table-cell office:value-type="float" office:value="0.00000000009590014" calcext:value-type="float">
            <text:p>9.5900E-11</text:p>
          </table:table-cell>
          <table:table-cell office:value-type="float" office:value="417" calcext:value-type="float">
            <text:p>417</text:p>
          </table:table-cell>
          <table:table-cell table:formula="of:=([.L39]/[.$K$2])/[.M39]" office:value-type="float" office:value="25.0819521406819" calcext:value-type="float">
            <text:p>2.5082E+01</text:p>
          </table:table-cell>
          <table:table-cell table:number-columns-repeated="16369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34395" calcext:value-type="float">
            <text:p>5.3834E-08</text:p>
          </table:table-cell>
          <table:table-cell office:value-type="float" office:value="0.00000000009960254" calcext:value-type="float">
            <text:p>9.9603E-11</text:p>
          </table:table-cell>
          <table:table-cell office:value-type="float" office:value="2790" calcext:value-type="float">
            <text:p>2790</text:p>
          </table:table-cell>
          <table:table-cell table:formula="of:=([.D40]/[.$C$2])/[.E40]" office:value-type="float" office:value="27.5460324939532" calcext:value-type="float">
            <text:p>2.7546E+01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30174" calcext:value-type="float">
            <text:p>4.8302E-08</text:p>
          </table:table-cell>
          <table:table-cell office:value-type="float" office:value="0.000000000098257037" calcext:value-type="float">
            <text:p>9.8257E-11</text:p>
          </table:table-cell>
          <table:table-cell office:value-type="float" office:value="404" calcext:value-type="float">
            <text:p>404</text:p>
          </table:table-cell>
          <table:table-cell table:formula="of:=([.L40]/[.$K$2])/[.M40]" office:value-type="float" office:value="25.0535195457715" calcext:value-type="float">
            <text:p>2.5054E+01</text:p>
          </table:table-cell>
          <table:table-cell table:number-columns-repeated="16369"/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83056" calcext:value-type="float">
            <text:p>5.3883E-08</text:p>
          </table:table-cell>
          <table:table-cell office:value-type="float" office:value="0.000000000099693832" calcext:value-type="float">
            <text:p>9.9694E-11</text:p>
          </table:table-cell>
          <table:table-cell office:value-type="float" office:value="2702" calcext:value-type="float">
            <text:p>2702</text:p>
          </table:table-cell>
          <table:table-cell table:formula="of:=([.D41]/[.$C$2])/[.E41]" office:value-type="float" office:value="27.5456840449481" calcext:value-type="float">
            <text:p>2.7546E+01</text:p>
          </table:table-cell>
          <table:table-cell/>
          <table:table-cell office:value-type="float" office:value="0.4" calcext:value-type="float">
            <text:p>0.4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643078" calcext:value-type="float">
            <text:p>4.8643E-08</text:p>
          </table:table-cell>
          <table:table-cell office:value-type="float" office:value="0.000000000099069448" calcext:value-type="float">
            <text:p>9.9069E-11</text:p>
          </table:table-cell>
          <table:table-cell office:value-type="float" office:value="392" calcext:value-type="float">
            <text:p>392</text:p>
          </table:table-cell>
          <table:table-cell table:formula="of:=([.L41]/[.$K$2])/[.M41]" office:value-type="float" office:value="25.0236661475821" calcext:value-type="float">
            <text:p>2.5024E+01</text:p>
          </table:table-cell>
          <table:table-cell table:number-columns-repeated="16369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46897" calcext:value-type="float">
            <text:p>5.3647E-08</text:p>
          </table:table-cell>
          <table:table-cell office:value-type="float" office:value="0.000000000099259499" calcext:value-type="float">
            <text:p>9.9259E-11</text:p>
          </table:table-cell>
          <table:table-cell office:value-type="float" office:value="2619" calcext:value-type="float">
            <text:p>2619</text:p>
          </table:table-cell>
          <table:table-cell table:formula="of:=([.D42]/[.$C$2])/[.E42]" office:value-type="float" office:value="27.5449609157648" calcext:value-type="float">
            <text:p>2.7545E+01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026651" calcext:value-type="float">
            <text:p>4.8027E-08</text:p>
          </table:table-cell>
          <table:table-cell office:value-type="float" office:value="0.000000000097936435" calcext:value-type="float">
            <text:p>9.7936E-11</text:p>
          </table:table-cell>
          <table:table-cell office:value-type="float" office:value="381" calcext:value-type="float">
            <text:p>381</text:p>
          </table:table-cell>
          <table:table-cell table:formula="of:=([.L42]/[.$K$2])/[.M42]" office:value-type="float" office:value="24.9923816754939" calcext:value-type="float">
            <text:p>2.4992E+01</text:p>
          </table:table-cell>
          <table:table-cell table:number-columns-repeated="16369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01485" calcext:value-type="float">
            <text:p>5.3801E-08</text:p>
          </table:table-cell>
          <table:table-cell office:value-type="float" office:value="0.000000000099549942" calcext:value-type="float">
            <text:p>9.9550E-11</text:p>
          </table:table-cell>
          <table:table-cell office:value-type="float" office:value="2539" calcext:value-type="float">
            <text:p>2539</text:p>
          </table:table-cell>
          <table:table-cell table:formula="of:=([.D43]/[.$C$2])/[.E43]" office:value-type="float" office:value="27.5437383421512" calcext:value-type="float">
            <text:p>2.7544E+01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605217" calcext:value-type="float">
            <text:p>4.8605E-08</text:p>
          </table:table-cell>
          <table:table-cell office:value-type="float" office:value="0.000000000099246321" calcext:value-type="float">
            <text:p>9.9246E-11</text:p>
          </table:table-cell>
          <table:table-cell office:value-type="float" office:value="370" calcext:value-type="float">
            <text:p>370</text:p>
          </table:table-cell>
          <table:table-cell table:formula="of:=([.L43]/[.$K$2])/[.M43]" office:value-type="float" office:value="24.9596276415978" calcext:value-type="float">
            <text:p>2.4960E+01</text:p>
          </table:table-cell>
          <table:table-cell table:number-columns-repeated="16369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38037" calcext:value-type="float">
            <text:p>5.3838E-08</text:p>
          </table:table-cell>
          <table:table-cell office:value-type="float" office:value="0.00000000009962362" calcext:value-type="float">
            <text:p>9.9624E-11</text:p>
          </table:table-cell>
          <table:table-cell office:value-type="float" office:value="2463" calcext:value-type="float">
            <text:p>2463</text:p>
          </table:table-cell>
          <table:table-cell table:formula="of:=([.D44]/[.$C$2])/[.E44]" office:value-type="float" office:value="27.5420670000364" calcext:value-type="float">
            <text:p>2.7542E+01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996351" calcext:value-type="float">
            <text:p>4.7996E-08</text:p>
          </table:table-cell>
          <table:table-cell office:value-type="float" office:value="0.000000000098137706" calcext:value-type="float">
            <text:p>9.8138E-11</text:p>
          </table:table-cell>
          <table:table-cell office:value-type="float" office:value="360" calcext:value-type="float">
            <text:p>360</text:p>
          </table:table-cell>
          <table:table-cell table:formula="of:=([.L44]/[.$K$2])/[.M44]" office:value-type="float" office:value="24.9253893552122" calcext:value-type="float">
            <text:p>2.4925E+01</text:p>
          </table:table-cell>
          <table:table-cell table:number-columns-repeated="16369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3379" calcext:value-type="float">
            <text:p>5.3634E-08</text:p>
          </table:table-cell>
          <table:table-cell office:value-type="float" office:value="0.000000000099253646" calcext:value-type="float">
            <text:p>9.9254E-11</text:p>
          </table:table-cell>
          <table:table-cell office:value-type="float" office:value="2391" calcext:value-type="float">
            <text:p>2391</text:p>
          </table:table-cell>
          <table:table-cell table:formula="of:=([.D45]/[.$C$2])/[.E45]" office:value-type="float" office:value="27.5398550689412" calcext:value-type="float">
            <text:p>2.7540E+01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482566" calcext:value-type="float">
            <text:p>4.8483E-08</text:p>
          </table:table-cell>
          <table:table-cell office:value-type="float" office:value="0.000000000099274247" calcext:value-type="float">
            <text:p>9.9274E-11</text:p>
          </table:table-cell>
          <table:table-cell office:value-type="float" office:value="350" calcext:value-type="float">
            <text:p>350</text:p>
          </table:table-cell>
          <table:table-cell table:formula="of:=([.L45]/[.$K$2])/[.M45]" office:value-type="float" office:value="24.8896407467295" calcext:value-type="float">
            <text:p>2.4890E+01</text:p>
          </table:table-cell>
          <table:table-cell table:number-columns-repeated="16369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970379" calcext:value-type="float">
            <text:p>5.3970E-08</text:p>
          </table:table-cell>
          <table:table-cell office:value-type="float" office:value="0.0000000000998863" calcext:value-type="float">
            <text:p>9.9886E-11</text:p>
          </table:table-cell>
          <table:table-cell office:value-type="float" office:value="2321" calcext:value-type="float">
            <text:p>2321</text:p>
          </table:table-cell>
          <table:table-cell table:formula="of:=([.D46]/[.$C$2])/[.E46]" office:value-type="float" office:value="27.5371616492204" calcext:value-type="float">
            <text:p>2.7537E+01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547618" calcext:value-type="float">
            <text:p>4.7548E-08</text:p>
          </table:table-cell>
          <table:table-cell office:value-type="float" office:value="0.000000000097505978" calcext:value-type="float">
            <text:p>9.7506E-11</text:p>
          </table:table-cell>
          <table:table-cell office:value-type="float" office:value="341" calcext:value-type="float">
            <text:p>341</text:p>
          </table:table-cell>
          <table:table-cell table:formula="of:=([.L46]/[.$K$2])/[.M46]" office:value-type="float" office:value="24.8523324519951" calcext:value-type="float">
            <text:p>2.4852E+01</text:p>
          </table:table-cell>
          <table:table-cell table:number-columns-repeated="16369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63201" calcext:value-type="float">
            <text:p>5.3863E-08</text:p>
          </table:table-cell>
          <table:table-cell office:value-type="float" office:value="0.000000000099699882" calcext:value-type="float">
            <text:p>9.9700E-11</text:p>
          </table:table-cell>
          <table:table-cell office:value-type="float" office:value="2255" calcext:value-type="float">
            <text:p>2255</text:p>
          </table:table-cell>
          <table:table-cell table:formula="of:=([.D47]/[.$C$2])/[.E47]" office:value-type="float" office:value="27.5338630090879" calcext:value-type="float">
            <text:p>2.7534E+01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597256" calcext:value-type="float">
            <text:p>4.7597E-08</text:p>
          </table:table-cell>
          <table:table-cell office:value-type="float" office:value="0.000000000097760682" calcext:value-type="float">
            <text:p>9.7761E-11</text:p>
          </table:table-cell>
          <table:table-cell office:value-type="float" office:value="332" calcext:value-type="float">
            <text:p>332</text:p>
          </table:table-cell>
          <table:table-cell table:formula="of:=([.L47]/[.$K$2])/[.M47]" office:value-type="float" office:value="24.8134599554559" calcext:value-type="float">
            <text:p>2.4813E+01</text:p>
          </table:table-cell>
          <table:table-cell table:number-columns-repeated="16369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61623" calcext:value-type="float">
            <text:p>5.3662E-08</text:p>
          </table:table-cell>
          <table:table-cell office:value-type="float" office:value="0.000000000099340311" calcext:value-type="float">
            <text:p>9.9340E-11</text:p>
          </table:table-cell>
          <table:table-cell office:value-type="float" office:value="2192" calcext:value-type="float">
            <text:p>2192</text:p>
          </table:table-cell>
          <table:table-cell table:formula="of:=([.D48]/[.$C$2])/[.E48]" office:value-type="float" office:value="27.5301083658027" calcext:value-type="float">
            <text:p>2.7530E+01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6020987" calcext:value-type="float">
            <text:p>4.6021E-08</text:p>
          </table:table-cell>
          <table:table-cell office:value-type="float" office:value="0.000000000094677557" calcext:value-type="float">
            <text:p>9.4678E-11</text:p>
          </table:table-cell>
          <table:table-cell office:value-type="float" office:value="324" calcext:value-type="float">
            <text:p>324</text:p>
          </table:table-cell>
          <table:table-cell table:formula="of:=([.L48]/[.$K$2])/[.M48]" office:value-type="float" office:value="24.7729951637415" calcext:value-type="float">
            <text:p>2.4773E+01</text:p>
          </table:table-cell>
          <table:table-cell table:number-columns-repeated="16369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65035" calcext:value-type="float">
            <text:p>5.3765E-08</text:p>
          </table:table-cell>
          <table:table-cell office:value-type="float" office:value="0.00000000009954757" calcext:value-type="float">
            <text:p>9.9548E-11</text:p>
          </table:table-cell>
          <table:table-cell office:value-type="float" office:value="2131" calcext:value-type="float">
            <text:p>2131</text:p>
          </table:table-cell>
          <table:table-cell table:formula="of:=([.D49]/[.$C$2])/[.E49]" office:value-type="float" office:value="27.5257335806772" calcext:value-type="float">
            <text:p>2.7526E+0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977514" calcext:value-type="float">
            <text:p>4.7978E-08</text:p>
          </table:table-cell>
          <table:table-cell office:value-type="float" office:value="0.000000000098870535" calcext:value-type="float">
            <text:p>9.8871E-11</text:p>
          </table:table-cell>
          <table:table-cell office:value-type="float" office:value="315" calcext:value-type="float">
            <text:p>315</text:p>
          </table:table-cell>
          <table:table-cell table:formula="of:=([.L49]/[.$K$2])/[.M49]" office:value-type="float" office:value="24.7309323254818" calcext:value-type="float">
            <text:p>2.4731E+01</text:p>
          </table:table-cell>
          <table:table-cell table:number-columns-repeated="16369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09617" calcext:value-type="float">
            <text:p>5.3610E-08</text:p>
          </table:table-cell>
          <table:table-cell office:value-type="float" office:value="0.000000000099278098" calcext:value-type="float">
            <text:p>9.9278E-11</text:p>
          </table:table-cell>
          <table:table-cell office:value-type="float" office:value="2073" calcext:value-type="float">
            <text:p>2073</text:p>
          </table:table-cell>
          <table:table-cell table:formula="of:=([.D50]/[.$C$2])/[.E50]" office:value-type="float" office:value="27.5206627725308" calcext:value-type="float">
            <text:p>2.7521E+01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198323" calcext:value-type="float">
            <text:p>4.8198E-08</text:p>
          </table:table-cell>
          <table:table-cell office:value-type="float" office:value="0.000000000099501547" calcext:value-type="float">
            <text:p>9.9502E-11</text:p>
          </table:table-cell>
          <table:table-cell office:value-type="float" office:value="307" calcext:value-type="float">
            <text:p>307</text:p>
          </table:table-cell>
          <table:table-cell table:formula="of:=([.L50]/[.$K$2])/[.M50]" office:value-type="float" office:value="24.6871938449784" calcext:value-type="float">
            <text:p>2.4687E+01</text:p>
          </table:table-cell>
          <table:table-cell table:number-columns-repeated="16369"/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17745" calcext:value-type="float">
            <text:p>5.3618E-08</text:p>
          </table:table-cell>
          <table:table-cell office:value-type="float" office:value="0.000000000099313513" calcext:value-type="float">
            <text:p>9.9314E-11</text:p>
          </table:table-cell>
          <table:table-cell office:value-type="float" office:value="2017" calcext:value-type="float">
            <text:p>2017</text:p>
          </table:table-cell>
          <table:table-cell table:formula="of:=([.D51]/[.$C$2])/[.E51]" office:value-type="float" office:value="27.515020005291" calcext:value-type="float">
            <text:p>2.7515E+01</text:p>
          </table:table-cell>
          <table:table-cell/>
          <table:table-cell office:value-type="float" office:value="0.5" calcext:value-type="float">
            <text:p>0.5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6461017" calcext:value-type="float">
            <text:p>4.6461E-08</text:p>
          </table:table-cell>
          <table:table-cell office:value-type="float" office:value="0.000000000096091697" calcext:value-type="float">
            <text:p>9.6092E-11</text:p>
          </table:table-cell>
          <table:table-cell office:value-type="float" office:value="300" calcext:value-type="float">
            <text:p>300</text:p>
          </table:table-cell>
          <table:table-cell table:formula="of:=([.L51]/[.$K$2])/[.M51]" office:value-type="float" office:value="24.6418029946178" calcext:value-type="float">
            <text:p>2.4642E+01</text:p>
          </table:table-cell>
          <table:table-cell table:number-columns-repeated="16369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29935" calcext:value-type="float">
            <text:p>5.3730E-08</text:p>
          </table:table-cell>
          <table:table-cell office:value-type="float" office:value="0.000000000099544058" calcext:value-type="float">
            <text:p>9.9544E-11</text:p>
          </table:table-cell>
          <table:table-cell office:value-type="float" office:value="1963" calcext:value-type="float">
            <text:p>1963</text:p>
          </table:table-cell>
          <table:table-cell table:formula="of:=([.D52]/[.$C$2])/[.E52]" office:value-type="float" office:value="27.5087341606436" calcext:value-type="float">
            <text:p>2.7509E+01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5512198" calcext:value-type="float">
            <text:p>4.5512E-08</text:p>
          </table:table-cell>
          <table:table-cell office:value-type="float" office:value="0.000000000094309533" calcext:value-type="float">
            <text:p>9.4310E-11</text:p>
          </table:table-cell>
          <table:table-cell office:value-type="float" office:value="293" calcext:value-type="float">
            <text:p>293</text:p>
          </table:table-cell>
          <table:table-cell table:formula="of:=([.L52]/[.$K$2])/[.M52]" office:value-type="float" office:value="24.5947180478432" calcext:value-type="float">
            <text:p>2.4595E+01</text:p>
          </table:table-cell>
          <table:table-cell table:number-columns-repeated="16369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885265" calcext:value-type="float">
            <text:p>5.3885E-08</text:p>
          </table:table-cell>
          <table:table-cell office:value-type="float" office:value="0.000000000099857187" calcext:value-type="float">
            <text:p>9.9857E-11</text:p>
          </table:table-cell>
          <table:table-cell office:value-type="float" office:value="1911" calcext:value-type="float">
            <text:p>1911</text:p>
          </table:table-cell>
          <table:table-cell table:formula="of:=([.D53]/[.$C$2])/[.E53]" office:value-type="float" office:value="27.5017498596869" calcext:value-type="float">
            <text:p>2.7502E+01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5318293" calcext:value-type="float">
            <text:p>4.5318E-08</text:p>
          </table:table-cell>
          <table:table-cell office:value-type="float" office:value="0.000000000094094432" calcext:value-type="float">
            <text:p>9.4094E-11</text:p>
          </table:table-cell>
          <table:table-cell office:value-type="float" office:value="286" calcext:value-type="float">
            <text:p>286</text:p>
          </table:table-cell>
          <table:table-cell table:formula="of:=([.L53]/[.$K$2])/[.M53]" office:value-type="float" office:value="24.5459163785429" calcext:value-type="float">
            <text:p>2.4546E+01</text:p>
          </table:table-cell>
          <table:table-cell table:number-columns-repeated="16369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54332" calcext:value-type="float">
            <text:p>5.3454E-08</text:p>
          </table:table-cell>
          <table:table-cell office:value-type="float" office:value="0.000000000099086354" calcext:value-type="float">
            <text:p>9.9086E-11</text:p>
          </table:table-cell>
          <table:table-cell office:value-type="float" office:value="1862" calcext:value-type="float">
            <text:p>1862</text:p>
          </table:table-cell>
          <table:table-cell table:formula="of:=([.D54]/[.$C$2])/[.E54]" office:value-type="float" office:value="27.4940482661853" calcext:value-type="float">
            <text:p>2.7494E+01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5883193" calcext:value-type="float">
            <text:p>4.5883E-08</text:p>
          </table:table-cell>
          <table:table-cell office:value-type="float" office:value="0.000000000095464129" calcext:value-type="float">
            <text:p>9.5464E-11</text:p>
          </table:table-cell>
          <table:table-cell office:value-type="float" office:value="279" calcext:value-type="float">
            <text:p>279</text:p>
          </table:table-cell>
          <table:table-cell table:formula="of:=([.L54]/[.$K$2])/[.M54]" office:value-type="float" office:value="24.4953162377103" calcext:value-type="float">
            <text:p>2.4495E+01</text:p>
          </table:table-cell>
          <table:table-cell table:number-columns-repeated="16369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88462" calcext:value-type="float">
            <text:p>5.3488E-08</text:p>
          </table:table-cell>
          <table:table-cell office:value-type="float" office:value="0.000000000099180272" calcext:value-type="float">
            <text:p>9.9180E-11</text:p>
          </table:table-cell>
          <table:table-cell office:value-type="float" office:value="1814" calcext:value-type="float">
            <text:p>1814</text:p>
          </table:table-cell>
          <table:table-cell table:formula="of:=([.D55]/[.$C$2])/[.E55]" office:value-type="float" office:value="27.4855510100759" calcext:value-type="float">
            <text:p>2.7486E+0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249705" calcext:value-type="float">
            <text:p>4.7250E-08</text:p>
          </table:table-cell>
          <table:table-cell office:value-type="float" office:value="0.000000000098517829" calcext:value-type="float">
            <text:p>9.8518E-11</text:p>
          </table:table-cell>
          <table:table-cell office:value-type="float" office:value="272" calcext:value-type="float">
            <text:p>272</text:p>
          </table:table-cell>
          <table:table-cell table:formula="of:=([.L55]/[.$K$2])/[.M55]" office:value-type="float" office:value="24.4429658416343" calcext:value-type="float">
            <text:p>2.4443E+01</text:p>
          </table:table-cell>
          <table:table-cell table:number-columns-repeated="16369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70741" calcext:value-type="float">
            <text:p>5.3371E-08</text:p>
          </table:table-cell>
          <table:table-cell office:value-type="float" office:value="0.000000000098995028" calcext:value-type="float">
            <text:p>9.8995E-11</text:p>
          </table:table-cell>
          <table:table-cell office:value-type="float" office:value="1768" calcext:value-type="float">
            <text:p>1768</text:p>
          </table:table-cell>
          <table:table-cell table:formula="of:=([.D56]/[.$C$2])/[.E56]" office:value-type="float" office:value="27.4763779811904" calcext:value-type="float">
            <text:p>2.7476E+0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624074" calcext:value-type="float">
            <text:p>4.6241E-08</text:p>
          </table:table-cell>
          <table:table-cell office:value-type="float" office:value="0.000000000096628123" calcext:value-type="float">
            <text:p>9.6628E-11</text:p>
          </table:table-cell>
          <table:table-cell office:value-type="float" office:value="266" calcext:value-type="float">
            <text:p>266</text:p>
          </table:table-cell>
          <table:table-cell table:formula="of:=([.L56]/[.$K$2])/[.M56]" office:value-type="float" office:value="24.3888242714583" calcext:value-type="float">
            <text:p>2.4389E+01</text:p>
          </table:table-cell>
          <table:table-cell table:number-columns-repeated="16369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41394" calcext:value-type="float">
            <text:p>5.3641E-08</text:p>
          </table:table-cell>
          <table:table-cell office:value-type="float" office:value="0.000000000099533356" calcext:value-type="float">
            <text:p>9.9533E-11</text:p>
          </table:table-cell>
          <table:table-cell office:value-type="float" office:value="1723" calcext:value-type="float">
            <text:p>1723</text:p>
          </table:table-cell>
          <table:table-cell table:formula="of:=([.D57]/[.$C$2])/[.E57]" office:value-type="float" office:value="27.4663557172311" calcext:value-type="float">
            <text:p>2.7466E+01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5903069" calcext:value-type="float">
            <text:p>4.5903E-08</text:p>
          </table:table-cell>
          <table:table-cell office:value-type="float" office:value="0.000000000096143229" calcext:value-type="float">
            <text:p>9.6143E-11</text:p>
          </table:table-cell>
          <table:table-cell office:value-type="float" office:value="260" calcext:value-type="float">
            <text:p>260</text:p>
          </table:table-cell>
          <table:table-cell table:formula="of:=([.L57]/[.$K$2])/[.M57]" office:value-type="float" office:value="24.3328316335577" calcext:value-type="float">
            <text:p>2.4333E+01</text:p>
          </table:table-cell>
          <table:table-cell table:number-columns-repeated="16369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651586" calcext:value-type="float">
            <text:p>5.3652E-08</text:p>
          </table:table-cell>
          <table:table-cell office:value-type="float" office:value="0.00000000009959151" calcext:value-type="float">
            <text:p>9.9592E-11</text:p>
          </table:table-cell>
          <table:table-cell office:value-type="float" office:value="1680" calcext:value-type="float">
            <text:p>1680</text:p>
          </table:table-cell>
          <table:table-cell table:formula="of:=([.D58]/[.$C$2])/[.E58]" office:value-type="float" office:value="27.4555330473439" calcext:value-type="float">
            <text:p>2.7456E+01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6234294" calcext:value-type="float">
            <text:p>4.6234E-08</text:p>
          </table:table-cell>
          <table:table-cell office:value-type="float" office:value="0.000000000097067633" calcext:value-type="float">
            <text:p>9.7068E-11</text:p>
          </table:table-cell>
          <table:table-cell office:value-type="float" office:value="254" calcext:value-type="float">
            <text:p>254</text:p>
          </table:table-cell>
          <table:table-cell table:formula="of:=([.L58]/[.$K$2])/[.M58]" office:value-type="float" office:value="24.2750103214161" calcext:value-type="float">
            <text:p>2.4275E+01</text:p>
          </table:table-cell>
          <table:table-cell table:number-columns-repeated="16369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28935" calcext:value-type="float">
            <text:p>5.3329E-08</text:p>
          </table:table-cell>
          <table:table-cell office:value-type="float" office:value="0.000000000099034904" calcext:value-type="float">
            <text:p>9.9035E-11</text:p>
          </table:table-cell>
          <table:table-cell office:value-type="float" office:value="1639" calcext:value-type="float">
            <text:p>1639</text:p>
          </table:table-cell>
          <table:table-cell table:formula="of:=([.D59]/[.$C$2])/[.E59]" office:value-type="float" office:value="27.4438007891852" calcext:value-type="float">
            <text:p>2.7444E+01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261774" calcext:value-type="float">
            <text:p>4.7262E-08</text:p>
          </table:table-cell>
          <table:table-cell office:value-type="float" office:value="0.000000000099469427" calcext:value-type="float">
            <text:p>9.9469E-11</text:p>
          </table:table-cell>
          <table:table-cell office:value-type="float" office:value="248" calcext:value-type="float">
            <text:p>248</text:p>
          </table:table-cell>
          <table:table-cell table:formula="of:=([.L59]/[.$K$2])/[.M59]" office:value-type="float" office:value="24.2153101196637" calcext:value-type="float">
            <text:p>2.4215E+01</text:p>
          </table:table-cell>
          <table:table-cell table:number-columns-repeated="16369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256064" calcext:value-type="float">
            <text:p>5.3256E-08</text:p>
          </table:table-cell>
          <table:table-cell office:value-type="float" office:value="0.000000000098945029" calcext:value-type="float">
            <text:p>9.8945E-11</text:p>
          </table:table-cell>
          <table:table-cell office:value-type="float" office:value="1599" calcext:value-type="float">
            <text:p>1599</text:p>
          </table:table-cell>
          <table:table-cell table:formula="of:=([.D60]/[.$C$2])/[.E60]" office:value-type="float" office:value="27.4311944112715" calcext:value-type="float">
            <text:p>2.7431E+0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5501763" calcext:value-type="float">
            <text:p>4.5502E-08</text:p>
          </table:table-cell>
          <table:table-cell office:value-type="float" office:value="0.000000000096009534" calcext:value-type="float">
            <text:p>9.6010E-11</text:p>
          </table:table-cell>
          <table:table-cell office:value-type="float" office:value="243" calcext:value-type="float">
            <text:p>243</text:p>
          </table:table-cell>
          <table:table-cell table:formula="of:=([.L60]/[.$K$2])/[.M60]" office:value-type="float" office:value="24.1536903670214" calcext:value-type="float">
            <text:p>2.4154E+01</text:p>
          </table:table-cell>
          <table:table-cell table:number-columns-repeated="16369"/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04177" calcext:value-type="float">
            <text:p>5.3404E-08</text:p>
          </table:table-cell>
          <table:table-cell office:value-type="float" office:value="0.000000000099269302" calcext:value-type="float">
            <text:p>9.9269E-11</text:p>
          </table:table-cell>
          <table:table-cell office:value-type="float" office:value="1560" calcext:value-type="float">
            <text:p>1560</text:p>
          </table:table-cell>
          <table:table-cell table:formula="of:=([.D61]/[.$C$2])/[.E61]" office:value-type="float" office:value="27.4176287038319" calcext:value-type="float">
            <text:p>2.7418E+01</text:p>
          </table:table-cell>
          <table:table-cell/>
          <table:table-cell office:value-type="float" office:value="0.6" calcext:value-type="float">
            <text:p>0.6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4329258" calcext:value-type="float">
            <text:p>4.4329E-08</text:p>
          </table:table-cell>
          <table:table-cell office:value-type="float" office:value="0.000000000093782234" calcext:value-type="float">
            <text:p>9.3782E-11</text:p>
          </table:table-cell>
          <table:table-cell office:value-type="float" office:value="238" calcext:value-type="float">
            <text:p>238</text:p>
          </table:table-cell>
          <table:table-cell table:formula="of:=([.L61]/[.$K$2])/[.M61]" office:value-type="float" office:value="24.0901509010033" calcext:value-type="float">
            <text:p>2.4090E+01</text:p>
          </table:table-cell>
          <table:table-cell table:number-columns-repeated="16369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746316" calcext:value-type="float">
            <text:p>5.3746E-08</text:p>
          </table:table-cell>
          <table:table-cell office:value-type="float" office:value="0.000000000099958185" calcext:value-type="float">
            <text:p>9.9958E-11</text:p>
          </table:table-cell>
          <table:table-cell office:value-type="float" office:value="1522" calcext:value-type="float">
            <text:p>1522</text:p>
          </table:table-cell>
          <table:table-cell table:formula="of:=([.D62]/[.$C$2])/[.E62]" office:value-type="float" office:value="27.4031174320789" calcext:value-type="float">
            <text:p>2.7403E+01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3711349" calcext:value-type="float">
            <text:p>4.3711E-08</text:p>
          </table:table-cell>
          <table:table-cell office:value-type="float" office:value="0.000000000092727104" calcext:value-type="float">
            <text:p>9.2727E-11</text:p>
          </table:table-cell>
          <table:table-cell office:value-type="float" office:value="233" calcext:value-type="float">
            <text:p>233</text:p>
          </table:table-cell>
          <table:table-cell table:formula="of:=([.L62]/[.$K$2])/[.M62]" office:value-type="float" office:value="24.0246542204088" calcext:value-type="float">
            <text:p>2.4025E+01</text:p>
          </table:table-cell>
          <table:table-cell table:number-columns-repeated="16369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54373" calcext:value-type="float">
            <text:p>5.3544E-08</text:p>
          </table:table-cell>
          <table:table-cell office:value-type="float" office:value="0.000000000099638023" calcext:value-type="float">
            <text:p>9.9638E-11</text:p>
          </table:table-cell>
          <table:table-cell office:value-type="float" office:value="1486" calcext:value-type="float">
            <text:p>1486</text:p>
          </table:table-cell>
          <table:table-cell table:formula="of:=([.D63]/[.$C$2])/[.E63]" office:value-type="float" office:value="27.3875480581166" calcext:value-type="float">
            <text:p>2.7388E+01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3635494" calcext:value-type="float">
            <text:p>4.3635E-08</text:p>
          </table:table-cell>
          <table:table-cell office:value-type="float" office:value="0.000000000092826731" calcext:value-type="float">
            <text:p>9.2827E-11</text:p>
          </table:table-cell>
          <table:table-cell office:value-type="float" office:value="228" calcext:value-type="float">
            <text:p>228</text:p>
          </table:table-cell>
          <table:table-cell table:formula="of:=([.L63]/[.$K$2])/[.M63]" office:value-type="float" office:value="23.957222857657" calcext:value-type="float">
            <text:p>2.3957E+01</text:p>
          </table:table-cell>
          <table:table-cell table:number-columns-repeated="16369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40166" calcext:value-type="float">
            <text:p>5.3440E-08</text:p>
          </table:table-cell>
          <table:table-cell office:value-type="float" office:value="0.000000000099505531" calcext:value-type="float">
            <text:p>9.9506E-11</text:p>
          </table:table-cell>
          <table:table-cell office:value-type="float" office:value="1451" calcext:value-type="float">
            <text:p>1451</text:p>
          </table:table-cell>
          <table:table-cell table:formula="of:=([.D64]/[.$C$2])/[.E64]" office:value-type="float" office:value="27.3709712999743" calcext:value-type="float">
            <text:p>2.7371E+01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4109358" calcext:value-type="float">
            <text:p>4.4109E-08</text:p>
          </table:table-cell>
          <table:table-cell office:value-type="float" office:value="0.000000000094107655" calcext:value-type="float">
            <text:p>9.4108E-11</text:p>
          </table:table-cell>
          <table:table-cell office:value-type="float" office:value="223" calcext:value-type="float">
            <text:p>223</text:p>
          </table:table-cell>
          <table:table-cell table:formula="of:=([.L64]/[.$K$2])/[.M64]" office:value-type="float" office:value="23.887759473207" calcext:value-type="float">
            <text:p>2.3888E+01</text:p>
          </table:table-cell>
          <table:table-cell table:number-columns-repeated="16369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402686" calcext:value-type="float">
            <text:p>5.3403E-08</text:p>
          </table:table-cell>
          <table:table-cell office:value-type="float" office:value="0.000000000099499989" calcext:value-type="float">
            <text:p>9.9500E-11</text:p>
          </table:table-cell>
          <table:table-cell office:value-type="float" office:value="1417" calcext:value-type="float">
            <text:p>1417</text:p>
          </table:table-cell>
          <table:table-cell table:formula="of:=([.D65]/[.$C$2])/[.E65]" office:value-type="float" office:value="27.3532982554281" calcext:value-type="float">
            <text:p>2.7353E+01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5161991" calcext:value-type="float">
            <text:p>4.5162E-08</text:p>
          </table:table-cell>
          <table:table-cell office:value-type="float" office:value="0.000000000096642531" calcext:value-type="float">
            <text:p>9.6643E-11</text:p>
          </table:table-cell>
          <table:table-cell office:value-type="float" office:value="218" calcext:value-type="float">
            <text:p>218</text:p>
          </table:table-cell>
          <table:table-cell table:formula="of:=([.L65]/[.$K$2])/[.M65]" office:value-type="float" office:value="23.8163068398894" calcext:value-type="float">
            <text:p>2.3816E+01</text:p>
          </table:table-cell>
          <table:table-cell table:number-columns-repeated="1636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97732" calcext:value-type="float">
            <text:p>5.3398E-08</text:p>
          </table:table-cell>
          <table:table-cell office:value-type="float" office:value="0.000000000099559361" calcext:value-type="float">
            <text:p>9.9559E-11</text:p>
          </table:table-cell>
          <table:table-cell office:value-type="float" office:value="1384" calcext:value-type="float">
            <text:p>1384</text:p>
          </table:table-cell>
          <table:table-cell table:formula="of:=([.D66]/[.$C$2])/[.E66]" office:value-type="float" office:value="27.3344502111845" calcext:value-type="float">
            <text:p>2.7334E+0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2990508" calcext:value-type="float">
            <text:p>4.2991E-08</text:p>
          </table:table-cell>
          <table:table-cell office:value-type="float" office:value="0.000000000092280659" calcext:value-type="float">
            <text:p>9.2281E-11</text:p>
          </table:table-cell>
          <table:table-cell office:value-type="float" office:value="214" calcext:value-type="float">
            <text:p>214</text:p>
          </table:table-cell>
          <table:table-cell table:formula="of:=([.L66]/[.$K$2])/[.M66]" office:value-type="float" office:value="23.7427774718246" calcext:value-type="float">
            <text:p>2.3743E+01</text:p>
          </table:table-cell>
          <table:table-cell table:number-columns-repeated="16369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90772" calcext:value-type="float">
            <text:p>5.3391E-08</text:p>
          </table:table-cell>
          <table:table-cell office:value-type="float" office:value="0.000000000099619248" calcext:value-type="float">
            <text:p>9.9619E-11</text:p>
          </table:table-cell>
          <table:table-cell office:value-type="float" office:value="1352" calcext:value-type="float">
            <text:p>1352</text:p>
          </table:table-cell>
          <table:table-cell table:formula="of:=([.D67]/[.$C$2])/[.E67]" office:value-type="float" office:value="27.3144571606177" calcext:value-type="float">
            <text:p>2.7314E+01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5104787" calcext:value-type="float">
            <text:p>4.5105E-08</text:p>
          </table:table-cell>
          <table:table-cell office:value-type="float" office:value="0.000000000097128219" calcext:value-type="float">
            <text:p>9.7128E-11</text:p>
          </table:table-cell>
          <table:table-cell office:value-type="float" office:value="209" calcext:value-type="float">
            <text:p>209</text:p>
          </table:table-cell>
          <table:table-cell table:formula="of:=([.L67]/[.$K$2])/[.M67]" office:value-type="float" office:value="23.6671979572166" calcext:value-type="float">
            <text:p>2.3667E+01</text:p>
          </table:table-cell>
          <table:table-cell table:number-columns-repeated="16369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346133" calcext:value-type="float">
            <text:p>5.3346E-08</text:p>
          </table:table-cell>
          <table:table-cell office:value-type="float" office:value="0.000000000099613279" calcext:value-type="float">
            <text:p>9.9613E-11</text:p>
          </table:table-cell>
          <table:table-cell office:value-type="float" office:value="1321" calcext:value-type="float">
            <text:p>1321</text:p>
          </table:table-cell>
          <table:table-cell table:formula="of:=([.D68]/[.$C$2])/[.E68]" office:value-type="float" office:value="27.2932554281857" calcext:value-type="float">
            <text:p>2.7293E+01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3851147" calcext:value-type="float">
            <text:p>4.3851E-08</text:p>
          </table:table-cell>
          <table:table-cell office:value-type="float" office:value="0.000000000094739417" calcext:value-type="float">
            <text:p>9.4739E-11</text:p>
          </table:table-cell>
          <table:table-cell office:value-type="float" office:value="205" calcext:value-type="float">
            <text:p>205</text:p>
          </table:table-cell>
          <table:table-cell table:formula="of:=([.L68]/[.$K$2])/[.M68]" office:value-type="float" office:value="23.589562264455" calcext:value-type="float">
            <text:p>2.3590E+01</text:p>
          </table:table-cell>
          <table:table-cell table:number-columns-repeated="16369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227137" calcext:value-type="float">
            <text:p>5.3227E-08</text:p>
          </table:table-cell>
          <table:table-cell office:value-type="float" office:value="0.000000000099473051" calcext:value-type="float">
            <text:p>9.9473E-11</text:p>
          </table:table-cell>
          <table:table-cell office:value-type="float" office:value="1291" calcext:value-type="float">
            <text:p>1291</text:p>
          </table:table-cell>
          <table:table-cell table:formula="of:=([.D69]/[.$C$2])/[.E69]" office:value-type="float" office:value="27.2707637177728" calcext:value-type="float">
            <text:p>2.7271E+01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3056164" calcext:value-type="float">
            <text:p>4.3056E-08</text:p>
          </table:table-cell>
          <table:table-cell office:value-type="float" office:value="0.00000000009333759" calcext:value-type="float">
            <text:p>9.3338E-11</text:p>
          </table:table-cell>
          <table:table-cell office:value-type="float" office:value="201" calcext:value-type="float">
            <text:p>201</text:p>
          </table:table-cell>
          <table:table-cell table:formula="of:=([.L69]/[.$K$2])/[.M69]" office:value-type="float" office:value="23.5097701919272" calcext:value-type="float">
            <text:p>2.3510E+01</text:p>
          </table:table-cell>
          <table:table-cell table:number-columns-repeated="16369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2996418" calcext:value-type="float">
            <text:p>5.2996E-08</text:p>
          </table:table-cell>
          <table:table-cell office:value-type="float" office:value="0.000000000099128412" calcext:value-type="float">
            <text:p>9.9128E-11</text:p>
          </table:table-cell>
          <table:table-cell office:value-type="float" office:value="1262" calcext:value-type="float">
            <text:p>1262</text:p>
          </table:table-cell>
          <table:table-cell table:formula="of:=([.D70]/[.$C$2])/[.E70]" office:value-type="float" office:value="27.2469566157131" calcext:value-type="float">
            <text:p>2.7247E+01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2704355" calcext:value-type="float">
            <text:p>4.2704E-08</text:p>
          </table:table-cell>
          <table:table-cell office:value-type="float" office:value="0.000000000092898431" calcext:value-type="float">
            <text:p>9.2898E-11</text:p>
          </table:table-cell>
          <table:table-cell office:value-type="float" office:value="197" calcext:value-type="float">
            <text:p>197</text:p>
          </table:table-cell>
          <table:table-cell table:formula="of:=([.L70]/[.$K$2])/[.M70]" office:value-type="float" office:value="23.427903151664" calcext:value-type="float">
            <text:p>2.3428E+01</text:p>
          </table:table-cell>
          <table:table-cell table:number-columns-repeated="16369"/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2616513" calcext:value-type="float">
            <text:p>5.2617E-08</text:p>
          </table:table-cell>
          <table:table-cell office:value-type="float" office:value="0.000000000098508848" calcext:value-type="float">
            <text:p>9.8509E-11</text:p>
          </table:table-cell>
          <table:table-cell office:value-type="float" office:value="1234" calcext:value-type="float">
            <text:p>1234</text:p>
          </table:table-cell>
          <table:table-cell table:formula="of:=([.D71]/[.$C$2])/[.E71]" office:value-type="float" office:value="27.2217759530612" calcext:value-type="float">
            <text:p>2.7222E+01</text:p>
          </table:table-cell>
          <table:table-cell/>
          <table:table-cell office:value-type="float" office:value="0.7" calcext:value-type="float">
            <text:p>0.7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2793784" calcext:value-type="float">
            <text:p>4.2794E-08</text:p>
          </table:table-cell>
          <table:table-cell office:value-type="float" office:value="0.00000000009342816" calcext:value-type="float">
            <text:p>9.3428E-11</text:p>
          </table:table-cell>
          <table:table-cell office:value-type="float" office:value="193" calcext:value-type="float">
            <text:p>193</text:p>
          </table:table-cell>
          <table:table-cell table:formula="of:=([.L71]/[.$K$2])/[.M71]" office:value-type="float" office:value="23.3438523058544" calcext:value-type="float">
            <text:p>2.3344E+01</text:p>
          </table:table-cell>
          <table:table-cell table:number-columns-repeated="16369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2907165" calcext:value-type="float">
            <text:p>5.2907E-08</text:p>
          </table:table-cell>
          <table:table-cell office:value-type="float" office:value="0.000000000099150055" calcext:value-type="float">
            <text:p>9.9150E-11</text:p>
          </table:table-cell>
          <table:table-cell office:value-type="float" office:value="1206" calcext:value-type="float">
            <text:p>1206</text:p>
          </table:table-cell>
          <table:table-cell table:formula="of:=([.D72]/[.$C$2])/[.E72]" office:value-type="float" office:value="27.1951315317057" calcext:value-type="float">
            <text:p>2.7195E+01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3336404" calcext:value-type="float">
            <text:p>4.3336E-08</text:p>
          </table:table-cell>
          <table:table-cell office:value-type="float" office:value="0.000000000094963344" calcext:value-type="float">
            <text:p>9.4963E-11</text:p>
          </table:table-cell>
          <table:table-cell office:value-type="float" office:value="189" calcext:value-type="float">
            <text:p>189</text:p>
          </table:table-cell>
          <table:table-cell table:formula="of:=([.L72]/[.$K$2])/[.M72]" office:value-type="float" office:value="23.2576860811346" calcext:value-type="float">
            <text:p>2.3258E+01</text:p>
          </table:table-cell>
          <table:table-cell table:number-columns-repeated="16369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3005222" calcext:value-type="float">
            <text:p>5.3005E-08</text:p>
          </table:table-cell>
          <table:table-cell office:value-type="float" office:value="0.000000000099436463" calcext:value-type="float">
            <text:p>9.9436E-11</text:p>
          </table:table-cell>
          <table:table-cell office:value-type="float" office:value="1179" calcext:value-type="float">
            <text:p>1179</text:p>
          </table:table-cell>
          <table:table-cell table:formula="of:=([.D73]/[.$C$2])/[.E73]" office:value-type="float" office:value="27.1670587733285" calcext:value-type="float">
            <text:p>2.7167E+0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435919" calcext:value-type="float">
            <text:p>4.4359E-08</text:p>
          </table:table-cell>
          <table:table-cell office:value-type="float" office:value="0.000000000097575431" calcext:value-type="float">
            <text:p>9.7575E-11</text:p>
          </table:table-cell>
          <table:table-cell office:value-type="float" office:value="185" calcext:value-type="float">
            <text:p>185</text:p>
          </table:table-cell>
          <table:table-cell table:formula="of:=([.L73]/[.$K$2])/[.M73]" office:value-type="float" office:value="23.1692919179269" calcext:value-type="float">
            <text:p>2.3169E+01</text:p>
          </table:table-cell>
          <table:table-cell table:number-columns-repeated="16369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2867313" calcext:value-type="float">
            <text:p>5.2867E-08</text:p>
          </table:table-cell>
          <table:table-cell office:value-type="float" office:value="0.000000000099286086" calcext:value-type="float">
            <text:p>9.9286E-11</text:p>
          </table:table-cell>
          <table:table-cell office:value-type="float" office:value="1153" calcext:value-type="float">
            <text:p>1153</text:p>
          </table:table-cell>
          <table:table-cell table:formula="of:=([.D74]/[.$C$2])/[.E74]" office:value-type="float" office:value="27.1374152177472" calcext:value-type="float">
            <text:p>2.7137E+01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1457358" calcext:value-type="float">
            <text:p>4.1457E-08</text:p>
          </table:table-cell>
          <table:table-cell office:value-type="float" office:value="0.000000000091550295" calcext:value-type="float">
            <text:p>9.1550E-11</text:p>
          </table:table-cell>
          <table:table-cell office:value-type="float" office:value="182" calcext:value-type="float">
            <text:p>182</text:p>
          </table:table-cell>
          <table:table-cell table:formula="of:=([.L74]/[.$K$2])/[.M74]" office:value-type="float" office:value="23.0787087354701" calcext:value-type="float">
            <text:p>2.3079E+01</text:p>
          </table:table-cell>
          <table:table-cell table:number-columns-repeated="16369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2451825" calcext:value-type="float">
            <text:p>5.2452E-08</text:p>
          </table:table-cell>
          <table:table-cell office:value-type="float" office:value="0.000000000098619325" calcext:value-type="float">
            <text:p>9.8619E-11</text:p>
          </table:table-cell>
          <table:table-cell office:value-type="float" office:value="1128" calcext:value-type="float">
            <text:p>1128</text:p>
          </table:table-cell>
          <table:table-cell table:formula="of:=([.D75]/[.$C$2])/[.E75]" office:value-type="float" office:value="27.1061732783029" calcext:value-type="float">
            <text:p>2.7106E+01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3292887" calcext:value-type="float">
            <text:p>4.3293E-08</text:p>
          </table:table-cell>
          <table:table-cell office:value-type="float" office:value="0.000000000095989619" calcext:value-type="float">
            <text:p>9.5990E-11</text:p>
          </table:table-cell>
          <table:table-cell office:value-type="float" office:value="178" calcext:value-type="float">
            <text:p>178</text:p>
          </table:table-cell>
          <table:table-cell table:formula="of:=([.L75]/[.$K$2])/[.M75]" office:value-type="float" office:value="22.9859211369353" calcext:value-type="float">
            <text:p>2.2986E+01</text:p>
          </table:table-cell>
          <table:table-cell table:number-columns-repeated="1636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2652777" calcext:value-type="float">
            <text:p>5.2653E-08</text:p>
          </table:table-cell>
          <table:table-cell office:value-type="float" office:value="0.000000000099117106" calcext:value-type="float">
            <text:p>9.9117E-11</text:p>
          </table:table-cell>
          <table:table-cell office:value-type="float" office:value="1103" calcext:value-type="float">
            <text:p>1103</text:p>
          </table:table-cell>
          <table:table-cell table:formula="of:=([.D76]/[.$C$2])/[.E76]" office:value-type="float" office:value="27.0733688916722" calcext:value-type="float">
            <text:p>2.7073E+0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1118301" calcext:value-type="float">
            <text:p>4.1118E-08</text:p>
          </table:table-cell>
          <table:table-cell office:value-type="float" office:value="0.000000000091546526" calcext:value-type="float">
            <text:p>9.1547E-11</text:p>
          </table:table-cell>
          <table:table-cell office:value-type="float" office:value="175" calcext:value-type="float">
            <text:p>175</text:p>
          </table:table-cell>
          <table:table-cell table:formula="of:=([.L76]/[.$K$2])/[.M76]" office:value-type="float" office:value="22.8909030178471" calcext:value-type="float">
            <text:p>2.2891E+01</text:p>
          </table:table-cell>
          <table:table-cell table:number-columns-repeated="16369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2526344" calcext:value-type="float">
            <text:p>5.2526E-08</text:p>
          </table:table-cell>
          <table:table-cell office:value-type="float" office:value="0.000000000099005873" calcext:value-type="float">
            <text:p>9.9006E-11</text:p>
          </table:table-cell>
          <table:table-cell office:value-type="float" office:value="1079" calcext:value-type="float">
            <text:p>1079</text:p>
          </table:table-cell>
          <table:table-cell table:formula="of:=([.D77]/[.$C$2])/[.E77]" office:value-type="float" office:value="27.0387025618172" calcext:value-type="float">
            <text:p>2.7039E+01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3842419" calcext:value-type="float">
            <text:p>4.3842E-08</text:p>
          </table:table-cell>
          <table:table-cell office:value-type="float" office:value="0.000000000098028279" calcext:value-type="float">
            <text:p>9.8028E-11</text:p>
          </table:table-cell>
          <table:table-cell office:value-type="float" office:value="171" calcext:value-type="float">
            <text:p>171</text:p>
          </table:table-cell>
          <table:table-cell table:formula="of:=([.L77]/[.$K$2])/[.M77]" office:value-type="float" office:value="22.7935915936454" calcext:value-type="float">
            <text:p>2.2794E+01</text:p>
          </table:table-cell>
          <table:table-cell table:number-columns-repeated="16369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2028044" calcext:value-type="float">
            <text:p>5.2028E-08</text:p>
          </table:table-cell>
          <table:table-cell office:value-type="float" office:value="0.000000000098198814" calcext:value-type="float">
            <text:p>9.8199E-11</text:p>
          </table:table-cell>
          <table:table-cell office:value-type="float" office:value="1056" calcext:value-type="float">
            <text:p>1056</text:p>
          </table:table-cell>
          <table:table-cell table:formula="of:=([.D78]/[.$C$2])/[.E78]" office:value-type="float" office:value="27.0023081188997" calcext:value-type="float">
            <text:p>2.7002E+01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2347435" calcext:value-type="float">
            <text:p>4.2347E-08</text:p>
          </table:table-cell>
          <table:table-cell office:value-type="float" office:value="0.000000000095100781" calcext:value-type="float">
            <text:p>9.5101E-11</text:p>
          </table:table-cell>
          <table:table-cell office:value-type="float" office:value="168" calcext:value-type="float">
            <text:p>168</text:p>
          </table:table-cell>
          <table:table-cell table:formula="of:=([.L78]/[.$K$2])/[.M78]" office:value-type="float" office:value="22.6940840472482" calcext:value-type="float">
            <text:p>2.2694E+01</text:p>
          </table:table-cell>
          <table:table-cell table:number-columns-repeated="16369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2105817" calcext:value-type="float">
            <text:p>5.2106E-08</text:p>
          </table:table-cell>
          <table:table-cell office:value-type="float" office:value="0.000000000098485174" calcext:value-type="float">
            <text:p>9.8485E-11</text:p>
          </table:table-cell>
          <table:table-cell office:value-type="float" office:value="1033" calcext:value-type="float">
            <text:p>1033</text:p>
          </table:table-cell>
          <table:table-cell table:formula="of:=([.D79]/[.$C$2])/[.E79]" office:value-type="float" office:value="26.9640414263196" calcext:value-type="float">
            <text:p>2.6964E+0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12141" calcext:value-type="float">
            <text:p>4.1214E-08</text:p>
          </table:table-cell>
          <table:table-cell office:value-type="float" office:value="0.000000000092972749" calcext:value-type="float">
            <text:p>9.2973E-11</text:p>
          </table:table-cell>
          <table:table-cell office:value-type="float" office:value="165" calcext:value-type="float">
            <text:p>165</text:p>
          </table:table-cell>
          <table:table-cell table:formula="of:=([.L79]/[.$K$2])/[.M79]" office:value-type="float" office:value="22.592265367821" calcext:value-type="float">
            <text:p>2.2592E+01</text:p>
          </table:table-cell>
          <table:table-cell table:number-columns-repeated="16369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2778506" calcext:value-type="float">
            <text:p>5.2779E-08</text:p>
          </table:table-cell>
          <table:table-cell office:value-type="float" office:value="0.000000000099905355" calcext:value-type="float">
            <text:p>9.9905E-11</text:p>
          </table:table-cell>
          <table:table-cell office:value-type="float" office:value="1010" calcext:value-type="float">
            <text:p>1010</text:p>
          </table:table-cell>
          <table:table-cell table:formula="of:=([.D80]/[.$C$2])/[.E80]" office:value-type="float" office:value="26.9238992979291" calcext:value-type="float">
            <text:p>2.6924E+01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0422315" calcext:value-type="float">
            <text:p>4.0422E-08</text:p>
          </table:table-cell>
          <table:table-cell office:value-type="float" office:value="0.000000000091608854" calcext:value-type="float">
            <text:p>9.1609E-11</text:p>
          </table:table-cell>
          <table:table-cell office:value-type="float" office:value="162" calcext:value-type="float">
            <text:p>162</text:p>
          </table:table-cell>
          <table:table-cell table:formula="of:=([.L80]/[.$K$2])/[.M80]" office:value-type="float" office:value="22.4881310872332" calcext:value-type="float">
            <text:p>2.2488E+01</text:p>
          </table:table-cell>
          <table:table-cell table:number-columns-repeated="16369"/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1971299" calcext:value-type="float">
            <text:p>5.1971E-08</text:p>
          </table:table-cell>
          <table:table-cell office:value-type="float" office:value="0.000000000098531676" calcext:value-type="float">
            <text:p>9.8532E-11</text:p>
          </table:table-cell>
          <table:table-cell office:value-type="float" office:value="989" calcext:value-type="float">
            <text:p>989</text:p>
          </table:table-cell>
          <table:table-cell table:formula="of:=([.D81]/[.$C$2])/[.E81]" office:value-type="float" office:value="26.8817373975229" calcext:value-type="float">
            <text:p>2.6882E+01</text:p>
          </table:table-cell>
          <table:table-cell/>
          <table:table-cell office:value-type="float" office:value="0.8" calcext:value-type="float">
            <text:p>0.8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9960085" calcext:value-type="float">
            <text:p>3.9960E-08</text:p>
          </table:table-cell>
          <table:table-cell office:value-type="float" office:value="0.000000000090991842" calcext:value-type="float">
            <text:p>9.0992E-11</text:p>
          </table:table-cell>
          <table:table-cell office:value-type="float" office:value="159" calcext:value-type="float">
            <text:p>159</text:p>
          </table:table-cell>
          <table:table-cell table:formula="of:=([.L81]/[.$K$2])/[.M81]" office:value-type="float" office:value="22.3817262159507" calcext:value-type="float">
            <text:p>2.2382E+01</text:p>
          </table:table-cell>
          <table:table-cell table:number-columns-repeated="16369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1702" calcext:value-type="float">
            <text:p>5.1702E-08</text:p>
          </table:table-cell>
          <table:table-cell office:value-type="float" office:value="0.000000000098182419" calcext:value-type="float">
            <text:p>9.8182E-11</text:p>
          </table:table-cell>
          <table:table-cell office:value-type="float" office:value="968" calcext:value-type="float">
            <text:p>968</text:p>
          </table:table-cell>
          <table:table-cell table:formula="of:=([.D82]/[.$C$2])/[.E82]" office:value-type="float" office:value="26.8375735554021" calcext:value-type="float">
            <text:p>2.6838E+0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9823274" calcext:value-type="float">
            <text:p>3.9823E-08</text:p>
          </table:table-cell>
          <table:table-cell office:value-type="float" office:value="0.000000000091123006" calcext:value-type="float">
            <text:p>9.1123E-11</text:p>
          </table:table-cell>
          <table:table-cell office:value-type="float" office:value="156" calcext:value-type="float">
            <text:p>156</text:p>
          </table:table-cell>
          <table:table-cell table:formula="of:=([.L82]/[.$K$2])/[.M82]" office:value-type="float" office:value="22.2729917556093" calcext:value-type="float">
            <text:p>2.2273E+01</text:p>
          </table:table-cell>
          <table:table-cell table:number-columns-repeated="16369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1977545" calcext:value-type="float">
            <text:p>5.1978E-08</text:p>
          </table:table-cell>
          <table:table-cell office:value-type="float" office:value="0.000000000098876774" calcext:value-type="float">
            <text:p>9.8877E-11</text:p>
          </table:table-cell>
          <table:table-cell office:value-type="float" office:value="947" calcext:value-type="float">
            <text:p>947</text:p>
          </table:table-cell>
          <table:table-cell table:formula="of:=([.D83]/[.$C$2])/[.E83]" office:value-type="float" office:value="26.7911346420291" calcext:value-type="float">
            <text:p>2.6791E+0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0015773" calcext:value-type="float">
            <text:p>4.0016E-08</text:p>
          </table:table-cell>
          <table:table-cell office:value-type="float" office:value="0.000000000092022253" calcext:value-type="float">
            <text:p>9.2022E-11</text:p>
          </table:table-cell>
          <table:table-cell office:value-type="float" office:value="153" calcext:value-type="float">
            <text:p>153</text:p>
          </table:table-cell>
          <table:table-cell table:formula="of:=([.L83]/[.$K$2])/[.M83]" office:value-type="float" office:value="22.1619505315738" calcext:value-type="float">
            <text:p>2.2162E+01</text:p>
          </table:table-cell>
          <table:table-cell table:number-columns-repeated="16369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1709664" calcext:value-type="float">
            <text:p>5.1710E-08</text:p>
          </table:table-cell>
          <table:table-cell office:value-type="float" office:value="0.000000000098545757" calcext:value-type="float">
            <text:p>9.8546E-11</text:p>
          </table:table-cell>
          <table:table-cell office:value-type="float" office:value="927" calcext:value-type="float">
            <text:p>927</text:p>
          </table:table-cell>
          <table:table-cell table:formula="of:=([.D84]/[.$C$2])/[.E84]" office:value-type="float" office:value="26.7425870538976" calcext:value-type="float">
            <text:p>2.6743E+01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0549939" calcext:value-type="float">
            <text:p>4.0550E-08</text:p>
          </table:table-cell>
          <table:table-cell office:value-type="float" office:value="0.000000000093730327" calcext:value-type="float">
            <text:p>9.3730E-11</text:p>
          </table:table-cell>
          <table:table-cell office:value-type="float" office:value="150" calcext:value-type="float">
            <text:p>150</text:p>
          </table:table-cell>
          <table:table-cell table:formula="of:=([.L84]/[.$K$2])/[.M84]" office:value-type="float" office:value="22.0485333287724" calcext:value-type="float">
            <text:p>2.2049E+01</text:p>
          </table:table-cell>
          <table:table-cell table:number-columns-repeated="16369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1970329" calcext:value-type="float">
            <text:p>5.1970E-08</text:p>
          </table:table-cell>
          <table:table-cell office:value-type="float" office:value="0.000000000099231334" calcext:value-type="float">
            <text:p>9.9231E-11</text:p>
          </table:table-cell>
          <table:table-cell office:value-type="float" office:value="907" calcext:value-type="float">
            <text:p>907</text:p>
          </table:table-cell>
          <table:table-cell table:formula="of:=([.D85]/[.$C$2])/[.E85]" office:value-type="float" office:value="26.6917020766099" calcext:value-type="float">
            <text:p>2.6692E+01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1447455" calcext:value-type="float">
            <text:p>4.1447E-08</text:p>
          </table:table-cell>
          <table:table-cell office:value-type="float" office:value="0.000000000096310641" calcext:value-type="float">
            <text:p>9.6311E-11</text:p>
          </table:table-cell>
          <table:table-cell office:value-type="float" office:value="147" calcext:value-type="float">
            <text:p>147</text:p>
          </table:table-cell>
          <table:table-cell table:formula="of:=([.L85]/[.$K$2])/[.M85]" office:value-type="float" office:value="21.9327570391834" calcext:value-type="float">
            <text:p>2.1933E+01</text:p>
          </table:table-cell>
          <table:table-cell table:number-columns-repeated="1636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1622345" calcext:value-type="float">
            <text:p>5.1622E-08</text:p>
          </table:table-cell>
          <table:table-cell office:value-type="float" office:value="0.000000000098764011" calcext:value-type="float">
            <text:p>9.8764E-11</text:p>
          </table:table-cell>
          <table:table-cell office:value-type="float" office:value="888" calcext:value-type="float">
            <text:p>888</text:p>
          </table:table-cell>
          <table:table-cell table:formula="of:=([.D86]/[.$C$2])/[.E86]" office:value-type="float" office:value="26.6384310483627" calcext:value-type="float">
            <text:p>2.6638E+0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2740672" calcext:value-type="float">
            <text:p>4.2741E-08</text:p>
          </table:table-cell>
          <table:table-cell office:value-type="float" office:value="0.000000000099853346" calcext:value-type="float">
            <text:p>9.9853E-11</text:p>
          </table:table-cell>
          <table:table-cell office:value-type="float" office:value="144" calcext:value-type="float">
            <text:p>144</text:p>
          </table:table-cell>
          <table:table-cell table:formula="of:=([.L86]/[.$K$2])/[.M86]" office:value-type="float" office:value="21.8146553657046" calcext:value-type="float">
            <text:p>2.1815E+01</text:p>
          </table:table-cell>
          <table:table-cell table:number-columns-repeated="16369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1783525" calcext:value-type="float">
            <text:p>5.1784E-08</text:p>
          </table:table-cell>
          <table:table-cell office:value-type="float" office:value="0.000000000099280376" calcext:value-type="float">
            <text:p>9.9280E-11</text:p>
          </table:table-cell>
          <table:table-cell office:value-type="float" office:value="869" calcext:value-type="float">
            <text:p>869</text:p>
          </table:table-cell>
          <table:table-cell table:formula="of:=([.D87]/[.$C$2])/[.E87]" office:value-type="float" office:value="26.5826228383799" calcext:value-type="float">
            <text:p>2.6583E+01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894878" calcext:value-type="float">
            <text:p>3.8949E-08</text:p>
          </table:table-cell>
          <table:table-cell office:value-type="float" office:value="0.000000000091499864" calcext:value-type="float">
            <text:p>9.1500E-11</text:p>
          </table:table-cell>
          <table:table-cell office:value-type="float" office:value="142" calcext:value-type="float">
            <text:p>142</text:p>
          </table:table-cell>
          <table:table-cell table:formula="of:=([.L87]/[.$K$2])/[.M87]" office:value-type="float" office:value="21.6941701746783" calcext:value-type="float">
            <text:p>2.1694E+01</text:p>
          </table:table-cell>
          <table:table-cell table:number-columns-repeated="16369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1269416" calcext:value-type="float">
            <text:p>5.1269E-08</text:p>
          </table:table-cell>
          <table:table-cell office:value-type="float" office:value="0.00000000009851066" calcext:value-type="float">
            <text:p>9.8511E-11</text:p>
          </table:table-cell>
          <table:table-cell office:value-type="float" office:value="851" calcext:value-type="float">
            <text:p>851</text:p>
          </table:table-cell>
          <table:table-cell table:formula="of:=([.D88]/[.$C$2])/[.E88]" office:value-type="float" office:value="26.5243514746465" calcext:value-type="float">
            <text:p>2.6524E+0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0797062" calcext:value-type="float">
            <text:p>4.0797E-08</text:p>
          </table:table-cell>
          <table:table-cell office:value-type="float" office:value="0.000000000096387829" calcext:value-type="float">
            <text:p>9.6388E-11</text:p>
          </table:table-cell>
          <table:table-cell office:value-type="float" office:value="139" calcext:value-type="float">
            <text:p>139</text:p>
          </table:table-cell>
          <table:table-cell table:formula="of:=([.L88]/[.$K$2])/[.M88]" office:value-type="float" office:value="21.5713001792163" calcext:value-type="float">
            <text:p>2.1571E+01</text:p>
          </table:table-cell>
          <table:table-cell table:number-columns-repeated="16369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1241147" calcext:value-type="float">
            <text:p>5.1241E-08</text:p>
          </table:table-cell>
          <table:table-cell office:value-type="float" office:value="0.000000000098683284" calcext:value-type="float">
            <text:p>9.8683E-11</text:p>
          </table:table-cell>
          <table:table-cell office:value-type="float" office:value="833" calcext:value-type="float">
            <text:p>833</text:p>
          </table:table-cell>
          <table:table-cell table:formula="of:=([.D89]/[.$C$2])/[.E89]" office:value-type="float" office:value="26.4633536942634" calcext:value-type="float">
            <text:p>2.6463E+0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7576188" calcext:value-type="float">
            <text:p>3.7576E-08</text:p>
          </table:table-cell>
          <table:table-cell office:value-type="float" office:value="0.000000000089296526" calcext:value-type="float">
            <text:p>8.9297E-11</text:p>
          </table:table-cell>
          <table:table-cell office:value-type="float" office:value="137" calcext:value-type="float">
            <text:p>137</text:p>
          </table:table-cell>
          <table:table-cell table:formula="of:=([.L89]/[.$K$2])/[.M89]" office:value-type="float" office:value="21.4460734481337" calcext:value-type="float">
            <text:p>2.1446E+01</text:p>
          </table:table-cell>
          <table:table-cell table:number-columns-repeated="16369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1712917" calcext:value-type="float">
            <text:p>5.1713E-08</text:p>
          </table:table-cell>
          <table:table-cell office:value-type="float" office:value="0.000000000099832176" calcext:value-type="float">
            <text:p>9.9832E-11</text:p>
          </table:table-cell>
          <table:table-cell office:value-type="float" office:value="815" calcext:value-type="float">
            <text:p>815</text:p>
          </table:table-cell>
          <table:table-cell table:formula="of:=([.D90]/[.$C$2])/[.E90]" office:value-type="float" office:value="26.3996476806738" calcext:value-type="float">
            <text:p>2.6400E+01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0007653" calcext:value-type="float">
            <text:p>4.0008E-08</text:p>
          </table:table-cell>
          <table:table-cell office:value-type="float" office:value="0.000000000095643838" calcext:value-type="float">
            <text:p>9.5644E-11</text:p>
          </table:table-cell>
          <table:table-cell office:value-type="float" office:value="134" calcext:value-type="float">
            <text:p>134</text:p>
          </table:table-cell>
          <table:table-cell table:formula="of:=([.L90]/[.$K$2])/[.M90]" office:value-type="float" office:value="21.3184542560207" calcext:value-type="float">
            <text:p>2.1318E+01</text:p>
          </table:table-cell>
          <table:table-cell table:number-columns-repeated="16369"/>
        </table:table-row>
        <table:table-row table:style-name="ro1">
          <table:table-cell office:value-type="float" office:value="0.9" calcext:value-type="float">
            <text:p>0.9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1424214" calcext:value-type="float">
            <text:p>5.1424E-08</text:p>
          </table:table-cell>
          <table:table-cell office:value-type="float" office:value="0.000000000099525898" calcext:value-type="float">
            <text:p>9.9526E-11</text:p>
          </table:table-cell>
          <table:table-cell office:value-type="float" office:value="798" calcext:value-type="float">
            <text:p>798</text:p>
          </table:table-cell>
          <table:table-cell table:formula="of:=([.D91]/[.$C$2])/[.E91]" office:value-type="float" office:value="26.3330515880528" calcext:value-type="float">
            <text:p>2.6333E+01</text:p>
          </table:table-cell>
          <table:table-cell/>
          <table:table-cell office:value-type="float" office:value="0.9" calcext:value-type="float">
            <text:p>0.9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7263785" calcext:value-type="float">
            <text:p>3.7264E-08</text:p>
          </table:table-cell>
          <table:table-cell office:value-type="float" office:value="0.000000000089631002" calcext:value-type="float">
            <text:p>8.9631E-11</text:p>
          </table:table-cell>
          <table:table-cell office:value-type="float" office:value="132" calcext:value-type="float">
            <text:p>132</text:p>
          </table:table-cell>
          <table:table-cell table:formula="of:=([.L91]/[.$K$2])/[.M91]" office:value-type="float" office:value="21.18840894147" calcext:value-type="float">
            <text:p>2.1188E+01</text:p>
          </table:table-cell>
          <table:table-cell table:number-columns-repeated="16369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0321999" calcext:value-type="float">
            <text:p>5.0322E-08</text:p>
          </table:table-cell>
          <table:table-cell office:value-type="float" office:value="0.000000000097650294" calcext:value-type="float">
            <text:p>9.7650E-11</text:p>
          </table:table-cell>
          <table:table-cell office:value-type="float" office:value="782" calcext:value-type="float">
            <text:p>782</text:p>
          </table:table-cell>
          <table:table-cell table:formula="of:=([.D92]/[.$C$2])/[.E92]" office:value-type="float" office:value="26.2635822565103" calcext:value-type="float">
            <text:p>2.6264E+01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0358874" calcext:value-type="float">
            <text:p>4.0359E-08</text:p>
          </table:table-cell>
          <table:table-cell office:value-type="float" office:value="0.000000000097686174" calcext:value-type="float">
            <text:p>9.7686E-11</text:p>
          </table:table-cell>
          <table:table-cell office:value-type="float" office:value="129" calcext:value-type="float">
            <text:p>129</text:p>
          </table:table-cell>
          <table:table-cell table:formula="of:=([.L92]/[.$K$2])/[.M92]" office:value-type="float" office:value="21.0559855151802" calcext:value-type="float">
            <text:p>2.1056E+01</text:p>
          </table:table-cell>
          <table:table-cell table:number-columns-repeated="16369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096259" calcext:value-type="float">
            <text:p>5.0963E-08</text:p>
          </table:table-cell>
          <table:table-cell office:value-type="float" office:value="0.000000000099167514" calcext:value-type="float">
            <text:p>9.9168E-11</text:p>
          </table:table-cell>
          <table:table-cell office:value-type="float" office:value="765" calcext:value-type="float">
            <text:p>765</text:p>
          </table:table-cell>
          <table:table-cell table:formula="of:=([.D93]/[.$C$2])/[.E93]" office:value-type="float" office:value="26.1909769062751" calcext:value-type="float">
            <text:p>2.6191E+0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8035542" calcext:value-type="float">
            <text:p>3.8036E-08</text:p>
          </table:table-cell>
          <table:table-cell office:value-type="float" office:value="0.000000000092656081" calcext:value-type="float">
            <text:p>9.2656E-11</text:p>
          </table:table-cell>
          <table:table-cell office:value-type="float" office:value="127" calcext:value-type="float">
            <text:p>127</text:p>
          </table:table-cell>
          <table:table-cell table:formula="of:=([.L93]/[.$K$2])/[.M93]" office:value-type="float" office:value="20.9211384917311" calcext:value-type="float">
            <text:p>2.0921E+01</text:p>
          </table:table-cell>
          <table:table-cell table:number-columns-repeated="1636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0761875" calcext:value-type="float">
            <text:p>5.0762E-08</text:p>
          </table:table-cell>
          <table:table-cell office:value-type="float" office:value="0.000000000099063307" calcext:value-type="float">
            <text:p>9.9063E-11</text:p>
          </table:table-cell>
          <table:table-cell office:value-type="float" office:value="749" calcext:value-type="float">
            <text:p>749</text:p>
          </table:table-cell>
          <table:table-cell table:formula="of:=([.D94]/[.$C$2])/[.E94]" office:value-type="float" office:value="26.1152667303078" calcext:value-type="float">
            <text:p>2.6115E+0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6011887" calcext:value-type="float">
            <text:p>3.6012E-08</text:p>
          </table:table-cell>
          <table:table-cell office:value-type="float" office:value="0.000000000088305624" calcext:value-type="float">
            <text:p>8.8306E-11</text:p>
          </table:table-cell>
          <table:table-cell office:value-type="float" office:value="125" calcext:value-type="float">
            <text:p>125</text:p>
          </table:table-cell>
          <table:table-cell table:formula="of:=([.L94]/[.$K$2])/[.M94]" office:value-type="float" office:value="20.7839049375231" calcext:value-type="float">
            <text:p>2.0784E+01</text:p>
          </table:table-cell>
          <table:table-cell table:number-columns-repeated="16369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1019482" calcext:value-type="float">
            <text:p>5.1019E-08</text:p>
          </table:table-cell>
          <table:table-cell office:value-type="float" office:value="0.000000000099868109" calcext:value-type="float">
            <text:p>9.9868E-11</text:p>
          </table:table-cell>
          <table:table-cell office:value-type="float" office:value="733" calcext:value-type="float">
            <text:p>733</text:p>
          </table:table-cell>
          <table:table-cell table:formula="of:=([.D95]/[.$C$2])/[.E95]" office:value-type="float" office:value="26.036275041606" calcext:value-type="float">
            <text:p>2.6036E+0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0016537" calcext:value-type="float">
            <text:p>4.0017E-08</text:p>
          </table:table-cell>
          <table:table-cell office:value-type="float" office:value="0.000000000098789436" calcext:value-type="float">
            <text:p>9.8789E-11</text:p>
          </table:table-cell>
          <table:table-cell office:value-type="float" office:value="122" calcext:value-type="float">
            <text:p>122</text:p>
          </table:table-cell>
          <table:table-cell table:formula="of:=([.L95]/[.$K$2])/[.M95]" office:value-type="float" office:value="20.6442271401887" calcext:value-type="float">
            <text:p>2.0644E+01</text:p>
          </table:table-cell>
          <table:table-cell table:number-columns-repeated="1636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03486" calcext:value-type="float">
            <text:p>5.0349E-08</text:p>
          </table:table-cell>
          <table:table-cell office:value-type="float" office:value="0.000000000098867651" calcext:value-type="float">
            <text:p>9.8868E-11</text:p>
          </table:table-cell>
          <table:table-cell office:value-type="float" office:value="718" calcext:value-type="float">
            <text:p>718</text:p>
          </table:table-cell>
          <table:table-cell table:formula="of:=([.D96]/[.$C$2])/[.E96]" office:value-type="float" office:value="25.9539112679678" calcext:value-type="float">
            <text:p>2.5954E+0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8369383" calcext:value-type="float">
            <text:p>3.8369E-08</text:p>
          </table:table-cell>
          <table:table-cell office:value-type="float" office:value="0.000000000095379431" calcext:value-type="float">
            <text:p>9.5379E-11</text:p>
          </table:table-cell>
          <table:table-cell office:value-type="float" office:value="120" calcext:value-type="float">
            <text:p>120</text:p>
          </table:table-cell>
          <table:table-cell table:formula="of:=([.L96]/[.$K$2])/[.M96]" office:value-type="float" office:value="20.5021648262224" calcext:value-type="float">
            <text:p>2.0502E+01</text:p>
          </table:table-cell>
          <table:table-cell table:number-columns-repeated="1636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0106037" calcext:value-type="float">
            <text:p>5.0106E-08</text:p>
          </table:table-cell>
          <table:table-cell office:value-type="float" office:value="0.000000000098717809" calcext:value-type="float">
            <text:p>9.8718E-11</text:p>
          </table:table-cell>
          <table:table-cell office:value-type="float" office:value="703" calcext:value-type="float">
            <text:p>703</text:p>
          </table:table-cell>
          <table:table-cell table:formula="of:=([.D97]/[.$C$2])/[.E97]" office:value-type="float" office:value="25.8680790437561" calcext:value-type="float">
            <text:p>2.5868E+0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6974196" calcext:value-type="float">
            <text:p>3.6974E-08</text:p>
          </table:table-cell>
          <table:table-cell office:value-type="float" office:value="0.000000000092563696" calcext:value-type="float">
            <text:p>9.2564E-11</text:p>
          </table:table-cell>
          <table:table-cell office:value-type="float" office:value="118" calcext:value-type="float">
            <text:p>118</text:p>
          </table:table-cell>
          <table:table-cell table:formula="of:=([.L97]/[.$K$2])/[.M97]" office:value-type="float" office:value="20.3576519055064" calcext:value-type="float">
            <text:p>2.0358E+01</text:p>
          </table:table-cell>
          <table:table-cell table:number-columns-repeated="16369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5029981" calcext:value-type="float">
            <text:p>5.0300E-08</text:p>
          </table:table-cell>
          <table:table-cell office:value-type="float" office:value="0.000000000099443494" calcext:value-type="float">
            <text:p>9.9443E-11</text:p>
          </table:table-cell>
          <table:table-cell office:value-type="float" office:value="688" calcext:value-type="float">
            <text:p>688</text:p>
          </table:table-cell>
          <table:table-cell table:formula="of:=([.D98]/[.$C$2])/[.E98]" office:value-type="float" office:value="25.7786162732356" calcext:value-type="float">
            <text:p>2.5779E+0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5812163" calcext:value-type="float">
            <text:p>3.5812E-08</text:p>
          </table:table-cell>
          <table:table-cell office:value-type="float" office:value="0.000000000090306359" calcext:value-type="float">
            <text:p>9.0306E-11</text:p>
          </table:table-cell>
          <table:table-cell office:value-type="float" office:value="116" calcext:value-type="float">
            <text:p>116</text:p>
          </table:table-cell>
          <table:table-cell table:formula="of:=([.L98]/[.$K$2])/[.M98]" office:value-type="float" office:value="20.2107231138136" calcext:value-type="float">
            <text:p>2.0211E+01</text:p>
          </table:table-cell>
          <table:table-cell table:number-columns-repeated="16369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471305" calcext:value-type="float">
            <text:p>4.9471E-08</text:p>
          </table:table-cell>
          <table:table-cell office:value-type="float" office:value="0.000000000098160338" calcext:value-type="float">
            <text:p>9.8160E-11</text:p>
          </table:table-cell>
          <table:table-cell office:value-type="float" office:value="674" calcext:value-type="float">
            <text:p>674</text:p>
          </table:table-cell>
          <table:table-cell table:formula="of:=([.D99]/[.$C$2])/[.E99]" office:value-type="float" office:value="25.6854367019459" calcext:value-type="float">
            <text:p>2.5685E+0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4868344" calcext:value-type="float">
            <text:p>3.4868E-08</text:p>
          </table:table-cell>
          <table:table-cell office:value-type="float" office:value="0.000000000088580922" calcext:value-type="float">
            <text:p>8.8581E-11</text:p>
          </table:table-cell>
          <table:table-cell office:value-type="float" office:value="114" calcext:value-type="float">
            <text:p>114</text:p>
          </table:table-cell>
          <table:table-cell table:formula="of:=([.L99]/[.$K$2])/[.M99]" office:value-type="float" office:value="20.0613778577055" calcext:value-type="float">
            <text:p>2.0061E+01</text:p>
          </table:table-cell>
          <table:table-cell table:number-columns-repeated="16369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047314" calcext:value-type="float">
            <text:p>4.9047E-08</text:p>
          </table:table-cell>
          <table:table-cell office:value-type="float" office:value="0.000000000097688002" calcext:value-type="float">
            <text:p>9.7688E-11</text:p>
          </table:table-cell>
          <table:table-cell office:value-type="float" office:value="660" calcext:value-type="float">
            <text:p>660</text:p>
          </table:table-cell>
          <table:table-cell table:formula="of:=([.D100]/[.$C$2])/[.E100]" office:value-type="float" office:value="25.5884296440919" calcext:value-type="float">
            <text:p>2.5588E+0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4131392" calcext:value-type="float">
            <text:p>3.4131E-08</text:p>
          </table:table-cell>
          <table:table-cell office:value-type="float" office:value="0.000000000087369686" calcext:value-type="float">
            <text:p>8.7370E-11</text:p>
          </table:table-cell>
          <table:table-cell office:value-type="float" office:value="112" calcext:value-type="float">
            <text:p>112</text:p>
          </table:table-cell>
          <table:table-cell table:formula="of:=([.L100]/[.$K$2])/[.M100]" office:value-type="float" office:value="19.9096148264935" calcext:value-type="float">
            <text:p>1.9910E+01</text:p>
          </table:table-cell>
          <table:table-cell table:number-columns-repeated="16369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031138" calcext:value-type="float">
            <text:p>4.9031E-08</text:p>
          </table:table-cell>
          <table:table-cell office:value-type="float" office:value="0.000000000098042549" calcext:value-type="float">
            <text:p>9.8043E-11</text:p>
          </table:table-cell>
          <table:table-cell office:value-type="float" office:value="646" calcext:value-type="float">
            <text:p>646</text:p>
          </table:table-cell>
          <table:table-cell table:formula="of:=([.D101]/[.$C$2])/[.E101]" office:value-type="float" office:value="25.487486672317" calcext:value-type="float">
            <text:p>2.5487E+01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3593355" calcext:value-type="float">
            <text:p>3.3593E-08</text:p>
          </table:table-cell>
          <table:table-cell office:value-type="float" office:value="0.000000000086663821" calcext:value-type="float">
            <text:p>8.6664E-11</text:p>
          </table:table-cell>
          <table:table-cell office:value-type="float" office:value="110" calcext:value-type="float">
            <text:p>110</text:p>
          </table:table-cell>
          <table:table-cell table:formula="of:=([.L101]/[.$K$2])/[.M101]" office:value-type="float" office:value="19.7553704833637" calcext:value-type="float">
            <text:p>1.9755E+01</text:p>
          </table:table-cell>
          <table:table-cell table:number-columns-repeated="16369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943674" calcext:value-type="float">
            <text:p>4.9437E-08</text:p>
          </table:table-cell>
          <table:table-cell office:value-type="float" office:value="0.00000000009926278" calcext:value-type="float">
            <text:p>9.9263E-11</text:p>
          </table:table-cell>
          <table:table-cell office:value-type="float" office:value="632" calcext:value-type="float">
            <text:p>632</text:p>
          </table:table-cell>
          <table:table-cell table:formula="of:=([.D102]/[.$C$2])/[.E102]" office:value-type="float" office:value="25.3824198036268" calcext:value-type="float">
            <text:p>2.5382E+01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3249623" calcext:value-type="float">
            <text:p>3.3250E-08</text:p>
          </table:table-cell>
          <table:table-cell office:value-type="float" office:value="0.000000000086462597" calcext:value-type="float">
            <text:p>8.6463E-11</text:p>
          </table:table-cell>
          <table:table-cell office:value-type="float" office:value="108" calcext:value-type="float">
            <text:p>108</text:p>
          </table:table-cell>
          <table:table-cell table:formula="of:=([.L102]/[.$K$2])/[.M102]" office:value-type="float" office:value="19.5987368576721" calcext:value-type="float">
            <text:p>1.9599E+01</text:p>
          </table:table-cell>
          <table:table-cell table:number-columns-repeated="1636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699926" calcext:value-type="float">
            <text:p>4.8700E-08</text:p>
          </table:table-cell>
          <table:table-cell office:value-type="float" office:value="0.000000000098206068" calcext:value-type="float">
            <text:p>9.8206E-11</text:p>
          </table:table-cell>
          <table:table-cell office:value-type="float" office:value="619" calcext:value-type="float">
            <text:p>619</text:p>
          </table:table-cell>
          <table:table-cell table:formula="of:=([.D103]/[.$C$2])/[.E103]" office:value-type="float" office:value="25.2731637164415" calcext:value-type="float">
            <text:p>2.5273E+01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3098861" calcext:value-type="float">
            <text:p>3.3099E-08</text:p>
          </table:table-cell>
          <table:table-cell office:value-type="float" office:value="0.000000000086775044" calcext:value-type="float">
            <text:p>8.6775E-11</text:p>
          </table:table-cell>
          <table:table-cell office:value-type="float" office:value="106" calcext:value-type="float">
            <text:p>106</text:p>
          </table:table-cell>
          <table:table-cell table:formula="of:=([.L103]/[.$K$2])/[.M103]" office:value-type="float" office:value="19.4396230291415" calcext:value-type="float">
            <text:p>1.9440E+01</text:p>
          </table:table-cell>
          <table:table-cell table:number-columns-repeated="16369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348358" calcext:value-type="float">
            <text:p>4.8348E-08</text:p>
          </table:table-cell>
          <table:table-cell office:value-type="float" office:value="0.000000000097937576" calcext:value-type="float">
            <text:p>9.7938E-11</text:p>
          </table:table-cell>
          <table:table-cell office:value-type="float" office:value="606" calcext:value-type="float">
            <text:p>606</text:p>
          </table:table-cell>
          <table:table-cell table:formula="of:=([.D104]/[.$C$2])/[.E104]" office:value-type="float" office:value="25.1595002744446" calcext:value-type="float">
            <text:p>2.5160E+01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3143177" calcext:value-type="float">
            <text:p>3.3143E-08</text:p>
          </table:table-cell>
          <table:table-cell office:value-type="float" office:value="0.000000000087619223" calcext:value-type="float">
            <text:p>8.7619E-11</text:p>
          </table:table-cell>
          <table:table-cell office:value-type="float" office:value="104" calcext:value-type="float">
            <text:p>104</text:p>
          </table:table-cell>
          <table:table-cell table:formula="of:=([.L104]/[.$K$2])/[.M104]" office:value-type="float" office:value="19.2781063143623" calcext:value-type="float">
            <text:p>1.9278E+01</text:p>
          </table:table-cell>
          <table:table-cell table:number-columns-repeated="16369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387403" calcext:value-type="float">
            <text:p>4.8387E-08</text:p>
          </table:table-cell>
          <table:table-cell office:value-type="float" office:value="0.000000000098478804" calcext:value-type="float">
            <text:p>9.8479E-11</text:p>
          </table:table-cell>
          <table:table-cell office:value-type="float" office:value="593" calcext:value-type="float">
            <text:p>593</text:p>
          </table:table-cell>
          <table:table-cell table:formula="of:=([.D105]/[.$C$2])/[.E105]" office:value-type="float" office:value="25.0414331564817" calcext:value-type="float">
            <text:p>2.5041E+01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338827" calcext:value-type="float">
            <text:p>3.3388E-08</text:p>
          </table:table-cell>
          <table:table-cell office:value-type="float" office:value="0.000000000089024424" calcext:value-type="float">
            <text:p>8.9024E-11</text:p>
          </table:table-cell>
          <table:table-cell office:value-type="float" office:value="102" calcext:value-type="float">
            <text:p>102</text:p>
          </table:table-cell>
          <table:table-cell table:formula="of:=([.L105]/[.$K$2])/[.M105]" office:value-type="float" office:value="19.1141230186716" calcext:value-type="float">
            <text:p>1.9114E+01</text:p>
          </table:table-cell>
          <table:table-cell table:number-columns-repeated="16369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8832444" calcext:value-type="float">
            <text:p>4.8832E-08</text:p>
          </table:table-cell>
          <table:table-cell office:value-type="float" office:value="0.000000000099873885" calcext:value-type="float">
            <text:p>9.9874E-11</text:p>
          </table:table-cell>
          <table:table-cell office:value-type="float" office:value="580" calcext:value-type="float">
            <text:p>580</text:p>
          </table:table-cell>
          <table:table-cell table:formula="of:=([.D106]/[.$C$2])/[.E106]" office:value-type="float" office:value="24.9187440452411" calcext:value-type="float">
            <text:p>2.4919E+0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3843801" calcext:value-type="float">
            <text:p>3.3844E-08</text:p>
          </table:table-cell>
          <table:table-cell office:value-type="float" office:value="0.000000000091031732" calcext:value-type="float">
            <text:p>9.1032E-11</text:p>
          </table:table-cell>
          <table:table-cell office:value-type="float" office:value="100" calcext:value-type="float">
            <text:p>100</text:p>
          </table:table-cell>
          <table:table-cell table:formula="of:=([.L106]/[.$K$2])/[.M106]" office:value-type="float" office:value="18.9476764138164" calcext:value-type="float">
            <text:p>1.8948E+01</text:p>
          </table:table-cell>
          <table:table-cell table:number-columns-repeated="16369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996781" calcext:value-type="float">
            <text:p>4.7997E-08</text:p>
          </table:table-cell>
          <table:table-cell office:value-type="float" office:value="0.00000000009866933" calcext:value-type="float">
            <text:p>9.8669E-11</text:p>
          </table:table-cell>
          <table:table-cell office:value-type="float" office:value="568" calcext:value-type="float">
            <text:p>568</text:p>
          </table:table-cell>
          <table:table-cell table:formula="of:=([.D107]/[.$C$2])/[.E107]" office:value-type="float" office:value="24.791315065243" calcext:value-type="float">
            <text:p>2.4791E+01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4523847" calcext:value-type="float">
            <text:p>3.4524E-08</text:p>
          </table:table-cell>
          <table:table-cell office:value-type="float" office:value="0.000000000093696068" calcext:value-type="float">
            <text:p>9.3696E-11</text:p>
          </table:table-cell>
          <table:table-cell office:value-type="float" office:value="98" calcext:value-type="float">
            <text:p>98</text:p>
          </table:table-cell>
          <table:table-cell table:formula="of:=([.L107]/[.$K$2])/[.M107]" office:value-type="float" office:value="18.7787832728593" calcext:value-type="float">
            <text:p>1.8779E+01</text:p>
          </table:table-cell>
          <table:table-cell table:number-columns-repeated="16369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52655" calcext:value-type="float">
            <text:p>4.7527E-08</text:p>
          </table:table-cell>
          <table:table-cell office:value-type="float" office:value="0.000000000098226988" calcext:value-type="float">
            <text:p>9.8227E-11</text:p>
          </table:table-cell>
          <table:table-cell office:value-type="float" office:value="556" calcext:value-type="float">
            <text:p>556</text:p>
          </table:table-cell>
          <table:table-cell table:formula="of:=([.D108]/[.$C$2])/[.E108]" office:value-type="float" office:value="24.6589792269421" calcext:value-type="float">
            <text:p>2.4659E+01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5447575" calcext:value-type="float">
            <text:p>3.5448E-08</text:p>
          </table:table-cell>
          <table:table-cell office:value-type="float" office:value="0.000000000097088899" calcext:value-type="float">
            <text:p>9.7089E-11</text:p>
          </table:table-cell>
          <table:table-cell office:value-type="float" office:value="96" calcext:value-type="float">
            <text:p>96</text:p>
          </table:table-cell>
          <table:table-cell table:formula="of:=([.L108]/[.$K$2])/[.M108]" office:value-type="float" office:value="18.6074382434313" calcext:value-type="float">
            <text:p>1.8607E+01</text:p>
          </table:table-cell>
          <table:table-cell table:number-columns-repeated="16369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424558" calcext:value-type="float">
            <text:p>4.7425E-08</text:p>
          </table:table-cell>
          <table:table-cell office:value-type="float" office:value="0.000000000098565015" calcext:value-type="float">
            <text:p>9.8565E-11</text:p>
          </table:table-cell>
          <table:table-cell office:value-type="float" office:value="544" calcext:value-type="float">
            <text:p>544</text:p>
          </table:table-cell>
          <table:table-cell table:formula="of:=([.D109]/[.$C$2])/[.E109]" office:value-type="float" office:value="24.5216749879917" calcext:value-type="float">
            <text:p>2.4522E+01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98286" calcext:value-type="float">
            <text:p>2.9829E-08</text:p>
          </table:table-cell>
          <table:table-cell office:value-type="float" office:value="0.000000000082469325" calcext:value-type="float">
            <text:p>8.2469E-11</text:p>
          </table:table-cell>
          <table:table-cell office:value-type="float" office:value="95" calcext:value-type="float">
            <text:p>95</text:p>
          </table:table-cell>
          <table:table-cell table:formula="of:=([.L109]/[.$K$2])/[.M109]" office:value-type="float" office:value="18.4335959025571" calcext:value-type="float">
            <text:p>1.8434E+01</text:p>
          </table:table-cell>
          <table:table-cell table:number-columns-repeated="16369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7702579" calcext:value-type="float">
            <text:p>4.7703E-08</text:p>
          </table:table-cell>
          <table:table-cell office:value-type="float" office:value="0.000000000099722041" calcext:value-type="float">
            <text:p>9.9722E-11</text:p>
          </table:table-cell>
          <table:table-cell office:value-type="float" office:value="532" calcext:value-type="float">
            <text:p>532</text:p>
          </table:table-cell>
          <table:table-cell table:formula="of:=([.D110]/[.$C$2])/[.E110]" office:value-type="float" office:value="24.3792495693502" calcext:value-type="float">
            <text:p>2.4379E+01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0911783" calcext:value-type="float">
            <text:p>3.0912E-08</text:p>
          </table:table-cell>
          <table:table-cell office:value-type="float" office:value="0.000000000086289234" calcext:value-type="float">
            <text:p>8.6289E-11</text:p>
          </table:table-cell>
          <table:table-cell office:value-type="float" office:value="93" calcext:value-type="float">
            <text:p>93</text:p>
          </table:table-cell>
          <table:table-cell table:formula="of:=([.L110]/[.$K$2])/[.M110]" office:value-type="float" office:value="18.2573219785237" calcext:value-type="float">
            <text:p>1.8257E+01</text:p>
          </table:table-cell>
          <table:table-cell table:number-columns-repeated="16369"/>
        </table:table-row>
        <table:table-row table:style-name="ro1">
          <table:table-cell office:value-type="float" office:value="1.1" calcext:value-type="float">
            <text:p>1.1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6562369" calcext:value-type="float">
            <text:p>4.6562E-08</text:p>
          </table:table-cell>
          <table:table-cell office:value-type="float" office:value="0.00000000009793202" calcext:value-type="float">
            <text:p>9.7932E-11</text:p>
          </table:table-cell>
          <table:table-cell office:value-type="float" office:value="521" calcext:value-type="float">
            <text:p>521</text:p>
          </table:table-cell>
          <table:table-cell table:formula="of:=([.D111]/[.$C$2])/[.E111]" office:value-type="float" office:value="24.2314826455437" calcext:value-type="float">
            <text:p>2.4231E+01</text:p>
          </table:table-cell>
          <table:table-cell/>
          <table:table-cell office:value-type="float" office:value="1.1" calcext:value-type="float">
            <text:p>1.1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2257336" calcext:value-type="float">
            <text:p>3.2257E-08</text:p>
          </table:table-cell>
          <table:table-cell office:value-type="float" office:value="0.000000000090935899" calcext:value-type="float">
            <text:p>9.0936E-11</text:p>
          </table:table-cell>
          <table:table-cell office:value-type="float" office:value="91" calcext:value-type="float">
            <text:p>91</text:p>
          </table:table-cell>
          <table:table-cell table:formula="of:=([.L111]/[.$K$2])/[.M111]" office:value-type="float" office:value="18.0785154903797" calcext:value-type="float">
            <text:p>1.8079E+01</text:p>
          </table:table-cell>
          <table:table-cell table:number-columns-repeated="16369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576358" calcext:value-type="float">
            <text:p>4.5764E-08</text:p>
          </table:table-cell>
          <table:table-cell office:value-type="float" office:value="0.00000000009686422" calcext:value-type="float">
            <text:p>9.6864E-11</text:p>
          </table:table-cell>
          <table:table-cell office:value-type="float" office:value="510" calcext:value-type="float">
            <text:p>510</text:p>
          </table:table-cell>
          <table:table-cell table:formula="of:=([.D112]/[.$C$2])/[.E112]" office:value-type="float" office:value="24.0783231032254" calcext:value-type="float">
            <text:p>2.4078E+01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3902352" calcext:value-type="float">
            <text:p>3.3902E-08</text:p>
          </table:table-cell>
          <table:table-cell office:value-type="float" office:value="0.000000000096541555" calcext:value-type="float">
            <text:p>9.6542E-11</text:p>
          </table:table-cell>
          <table:table-cell office:value-type="float" office:value="89" calcext:value-type="float">
            <text:p>89</text:p>
          </table:table-cell>
          <table:table-cell table:formula="of:=([.L112]/[.$K$2])/[.M112]" office:value-type="float" office:value="17.8972032983737" calcext:value-type="float">
            <text:p>1.7897E+01</text:p>
          </table:table-cell>
          <table:table-cell table:number-columns-repeated="16369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5301824" calcext:value-type="float">
            <text:p>4.5302E-08</text:p>
          </table:table-cell>
          <table:table-cell office:value-type="float" office:value="0.000000000096523108" calcext:value-type="float">
            <text:p>9.6523E-11</text:p>
          </table:table-cell>
          <table:table-cell office:value-type="float" office:value="499" calcext:value-type="float">
            <text:p>499</text:p>
          </table:table-cell>
          <table:table-cell table:formula="of:=([.D113]/[.$C$2])/[.E113]" office:value-type="float" office:value="23.9196060864975" calcext:value-type="float">
            <text:p>2.3920E+01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8703546" calcext:value-type="float">
            <text:p>2.8704E-08</text:p>
          </table:table-cell>
          <table:table-cell office:value-type="float" office:value="0.000000000082585625" calcext:value-type="float">
            <text:p>8.2586E-11</text:p>
          </table:table-cell>
          <table:table-cell office:value-type="float" office:value="88" calcext:value-type="float">
            <text:p>88</text:p>
          </table:table-cell>
          <table:table-cell table:formula="of:=([.L113]/[.$K$2])/[.M113]" office:value-type="float" office:value="17.7133508483341" calcext:value-type="float">
            <text:p>1.7713E+01</text:p>
          </table:table-cell>
          <table:table-cell table:number-columns-repeated="16369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5180159" calcext:value-type="float">
            <text:p>4.5180E-08</text:p>
          </table:table-cell>
          <table:table-cell office:value-type="float" office:value="0.000000000096930125" calcext:value-type="float">
            <text:p>9.6930E-11</text:p>
          </table:table-cell>
          <table:table-cell office:value-type="float" office:value="488" calcext:value-type="float">
            <text:p>488</text:p>
          </table:table-cell>
          <table:table-cell table:formula="of:=([.D114]/[.$C$2])/[.E114]" office:value-type="float" office:value="23.7551958082258" calcext:value-type="float">
            <text:p>2.3755E+01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0473138" calcext:value-type="float">
            <text:p>3.0473E-08</text:p>
          </table:table-cell>
          <table:table-cell office:value-type="float" office:value="0.000000000088609297" calcext:value-type="float">
            <text:p>8.8609E-11</text:p>
          </table:table-cell>
          <table:table-cell office:value-type="float" office:value="86" calcext:value-type="float">
            <text:p>86</text:p>
          </table:table-cell>
          <table:table-cell table:formula="of:=([.L114]/[.$K$2])/[.M114]" office:value-type="float" office:value="17.526997300713" calcext:value-type="float">
            <text:p>1.7527E+01</text:p>
          </table:table-cell>
          <table:table-cell table:number-columns-repeated="16369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5409731" calcext:value-type="float">
            <text:p>4.5410E-08</text:p>
          </table:table-cell>
          <table:table-cell office:value-type="float" office:value="0.000000000098125841" calcext:value-type="float">
            <text:p>9.8126E-11</text:p>
          </table:table-cell>
          <table:table-cell office:value-type="float" office:value="477" calcext:value-type="float">
            <text:p>477</text:p>
          </table:table-cell>
          <table:table-cell table:formula="of:=([.D115]/[.$C$2])/[.E115]" office:value-type="float" office:value="23.5849613917374" calcext:value-type="float">
            <text:p>2.3585E+01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2599241" calcext:value-type="float">
            <text:p>3.2599E-08</text:p>
          </table:table-cell>
          <table:table-cell office:value-type="float" office:value="0.000000000095824685" calcext:value-type="float">
            <text:p>9.5825E-11</text:p>
          </table:table-cell>
          <table:table-cell office:value-type="float" office:value="84" calcext:value-type="float">
            <text:p>84</text:p>
          </table:table-cell>
          <table:table-cell table:formula="of:=([.L115]/[.$K$2])/[.M115]" office:value-type="float" office:value="17.3380288271943" calcext:value-type="float">
            <text:p>1.7338E+01</text:p>
          </table:table-cell>
          <table:table-cell table:number-columns-repeated="16369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4075712" calcext:value-type="float">
            <text:p>4.4076E-08</text:p>
          </table:table-cell>
          <table:table-cell office:value-type="float" office:value="0.000000000095960043" calcext:value-type="float">
            <text:p>9.5960E-11</text:p>
          </table:table-cell>
          <table:table-cell office:value-type="float" office:value="467" calcext:value-type="float">
            <text:p>467</text:p>
          </table:table-cell>
          <table:table-cell table:formula="of:=([.D116]/[.$C$2])/[.E116]" office:value-type="float" office:value="23.4087667957648" calcext:value-type="float">
            <text:p>2.3409E+01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7694624" calcext:value-type="float">
            <text:p>2.7695E-08</text:p>
          </table:table-cell>
          <table:table-cell office:value-type="float" office:value="0.000000000082317102" calcext:value-type="float">
            <text:p>8.2317E-11</text:p>
          </table:table-cell>
          <table:table-cell office:value-type="float" office:value="83" calcext:value-type="float">
            <text:p>83</text:p>
          </table:table-cell>
          <table:table-cell table:formula="of:=([.L116]/[.$K$2])/[.M116]" office:value-type="float" office:value="17.1464822051893" calcext:value-type="float">
            <text:p>1.7146E+01</text:p>
          </table:table-cell>
          <table:table-cell table:number-columns-repeated="16369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4991529" calcext:value-type="float">
            <text:p>4.4992E-08</text:p>
          </table:table-cell>
          <table:table-cell office:value-type="float" office:value="0.00000000009872238" calcext:value-type="float">
            <text:p>9.8722E-11</text:p>
          </table:table-cell>
          <table:table-cell office:value-type="float" office:value="456" calcext:value-type="float">
            <text:p>456</text:p>
          </table:table-cell>
          <table:table-cell table:formula="of:=([.D117]/[.$C$2])/[.E117]" office:value-type="float" office:value="23.2265533325092" calcext:value-type="float">
            <text:p>2.3227E+01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9944736" calcext:value-type="float">
            <text:p>2.9945E-08</text:p>
          </table:table-cell>
          <table:table-cell office:value-type="float" office:value="0.000000000090024588" calcext:value-type="float">
            <text:p>9.0025E-11</text:p>
          </table:table-cell>
          <table:table-cell office:value-type="float" office:value="81" calcext:value-type="float">
            <text:p>81</text:p>
          </table:table-cell>
          <table:table-cell table:formula="of:=([.L117]/[.$K$2])/[.M117]" office:value-type="float" office:value="16.952313627806" calcext:value-type="float">
            <text:p>1.6952E+01</text:p>
          </table:table-cell>
          <table:table-cell table:number-columns-repeated="16369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4291026" calcext:value-type="float">
            <text:p>4.4291E-08</text:p>
          </table:table-cell>
          <table:table-cell office:value-type="float" office:value="0.000000000097980639" calcext:value-type="float">
            <text:p>9.7981E-11</text:p>
          </table:table-cell>
          <table:table-cell office:value-type="float" office:value="446" calcext:value-type="float">
            <text:p>446</text:p>
          </table:table-cell>
          <table:table-cell table:formula="of:=([.D118]/[.$C$2])/[.E118]" office:value-type="float" office:value="23.0380176002299" calcext:value-type="float">
            <text:p>2.3038E+01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2642541" calcext:value-type="float">
            <text:p>3.2643E-08</text:p>
          </table:table-cell>
          <table:table-cell office:value-type="float" office:value="0.000000000099288181" calcext:value-type="float">
            <text:p>9.9288E-11</text:p>
          </table:table-cell>
          <table:table-cell office:value-type="float" office:value="79" calcext:value-type="float">
            <text:p>79</text:p>
          </table:table-cell>
          <table:table-cell table:formula="of:=([.L118]/[.$K$2])/[.M118]" office:value-type="float" office:value="16.7554476923205" calcext:value-type="float">
            <text:p>1.6755E+01</text:p>
          </table:table-cell>
          <table:table-cell table:number-columns-repeated="16369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3907618" calcext:value-type="float">
            <text:p>4.3908E-08</text:p>
          </table:table-cell>
          <table:table-cell office:value-type="float" office:value="0.000000000097960659" calcext:value-type="float">
            <text:p>9.7961E-11</text:p>
          </table:table-cell>
          <table:table-cell office:value-type="float" office:value="436" calcext:value-type="float">
            <text:p>436</text:p>
          </table:table-cell>
          <table:table-cell table:formula="of:=([.D119]/[.$C$2])/[.E119]" office:value-type="float" office:value="22.8432457243414" calcext:value-type="float">
            <text:p>2.2843E+01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7818052" calcext:value-type="float">
            <text:p>2.7818E-08</text:p>
          </table:table-cell>
          <table:table-cell office:value-type="float" office:value="0.000000000085633571" calcext:value-type="float">
            <text:p>8.5634E-11</text:p>
          </table:table-cell>
          <table:table-cell office:value-type="float" office:value="78" calcext:value-type="float">
            <text:p>78</text:p>
          </table:table-cell>
          <table:table-cell table:formula="of:=([.L119]/[.$K$2])/[.M119]" office:value-type="float" office:value="16.5558808465276" calcext:value-type="float">
            <text:p>1.6556E+01</text:p>
          </table:table-cell>
          <table:table-cell table:number-columns-repeated="16369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3846577" calcext:value-type="float">
            <text:p>4.3847E-08</text:p>
          </table:table-cell>
          <table:table-cell office:value-type="float" office:value="0.00000000009869405" calcext:value-type="float">
            <text:p>9.8694E-11</text:p>
          </table:table-cell>
          <table:table-cell office:value-type="float" office:value="426" calcext:value-type="float">
            <text:p>426</text:p>
          </table:table-cell>
          <table:table-cell table:formula="of:=([.D120]/[.$C$2])/[.E120]" office:value-type="float" office:value="22.6419775807632" calcext:value-type="float">
            <text:p>2.2642E+01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0667483" calcext:value-type="float">
            <text:p>3.0667E-08</text:p>
          </table:table-cell>
          <table:table-cell office:value-type="float" office:value="0.000000000095573069" calcext:value-type="float">
            <text:p>9.5573E-11</text:p>
          </table:table-cell>
          <table:table-cell office:value-type="float" office:value="76" calcext:value-type="float">
            <text:p>76</text:p>
          </table:table-cell>
          <table:table-cell table:formula="of:=([.L120]/[.$K$2])/[.M120]" office:value-type="float" office:value="16.3535571680096" calcext:value-type="float">
            <text:p>1.6354E+01</text:p>
          </table:table-cell>
          <table:table-cell table:number-columns-repeated="16369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203949" calcext:value-type="float">
            <text:p>4.2039E-08</text:p>
          </table:table-cell>
          <table:table-cell office:value-type="float" office:value="0.000000000095503222" calcext:value-type="float">
            <text:p>9.5503E-11</text:p>
          </table:table-cell>
          <table:table-cell office:value-type="float" office:value="417" calcext:value-type="float">
            <text:p>417</text:p>
          </table:table-cell>
          <table:table-cell table:formula="of:=([.D121]/[.$C$2])/[.E121]" office:value-type="float" office:value="22.4341204597257" calcext:value-type="float">
            <text:p>2.2434E+01</text:p>
          </table:table-cell>
          <table:table-cell/>
          <table:table-cell office:value-type="float" office:value="1.2" calcext:value-type="float">
            <text:p>1.2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6129511" calcext:value-type="float">
            <text:p>2.6130E-08</text:p>
          </table:table-cell>
          <table:table-cell office:value-type="float" office:value="0.000000000082465251" calcext:value-type="float">
            <text:p>8.2465E-11</text:p>
          </table:table-cell>
          <table:table-cell office:value-type="float" office:value="75" calcext:value-type="float">
            <text:p>75</text:p>
          </table:table-cell>
          <table:table-cell table:formula="of:=([.L121]/[.$K$2])/[.M121]" office:value-type="float" office:value="16.1484160240967" calcext:value-type="float">
            <text:p>1.6148E+01</text:p>
          </table:table-cell>
          <table:table-cell table:number-columns-repeated="16369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2590933" calcext:value-type="float">
            <text:p>4.2591E-08</text:p>
          </table:table-cell>
          <table:table-cell office:value-type="float" office:value="0.000000000097690327" calcext:value-type="float">
            <text:p>9.7690E-11</text:p>
          </table:table-cell>
          <table:table-cell office:value-type="float" office:value="407" calcext:value-type="float">
            <text:p>407</text:p>
          </table:table-cell>
          <table:table-cell table:formula="of:=([.D122]/[.$C$2])/[.E122]" office:value-type="float" office:value="22.2195481449562" calcext:value-type="float">
            <text:p>2.2220E+01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9138564" calcext:value-type="float">
            <text:p>2.9139E-08</text:p>
          </table:table-cell>
          <table:table-cell office:value-type="float" office:value="0.000000000093162094" calcext:value-type="float">
            <text:p>9.3162E-11</text:p>
          </table:table-cell>
          <table:table-cell office:value-type="float" office:value="73" calcext:value-type="float">
            <text:p>73</text:p>
          </table:table-cell>
          <table:table-cell table:formula="of:=([.L122]/[.$K$2])/[.M122]" office:value-type="float" office:value="15.9403750703579" calcext:value-type="float">
            <text:p>1.5940E+01</text:p>
          </table:table-cell>
          <table:table-cell table:number-columns-repeated="16369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1357683" calcext:value-type="float">
            <text:p>4.1358E-08</text:p>
          </table:table-cell>
          <table:table-cell office:value-type="float" office:value="0.000000000095815854" calcext:value-type="float">
            <text:p>9.5816E-11</text:p>
          </table:table-cell>
          <table:table-cell office:value-type="float" office:value="398" calcext:value-type="float">
            <text:p>398</text:p>
          </table:table-cell>
          <table:table-cell table:formula="of:=([.D123]/[.$C$2])/[.E123]" office:value-type="float" office:value="21.9982664309841" calcext:value-type="float">
            <text:p>2.1998E+01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4805152" calcext:value-type="float">
            <text:p>2.4805E-08</text:p>
          </table:table-cell>
          <table:table-cell office:value-type="float" office:value="0.000000000080371205" calcext:value-type="float">
            <text:p>8.0371E-11</text:p>
          </table:table-cell>
          <table:table-cell office:value-type="float" office:value="72" calcext:value-type="float">
            <text:p>72</text:p>
          </table:table-cell>
          <table:table-cell table:formula="of:=([.L123]/[.$K$2])/[.M123]" office:value-type="float" office:value="15.7293597457576" calcext:value-type="float">
            <text:p>1.5729E+01</text:p>
          </table:table-cell>
          <table:table-cell table:number-columns-repeated="16369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2564452" calcext:value-type="float">
            <text:p>4.2564E-08</text:p>
          </table:table-cell>
          <table:table-cell office:value-type="float" office:value="0.000000000099645562" calcext:value-type="float">
            <text:p>9.9646E-11</text:p>
          </table:table-cell>
          <table:table-cell office:value-type="float" office:value="388" calcext:value-type="float">
            <text:p>388</text:p>
          </table:table-cell>
          <table:table-cell table:formula="of:=([.D124]/[.$C$2])/[.E124]" office:value-type="float" office:value="21.7700144774565" calcext:value-type="float">
            <text:p>2.1770E+01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7984913" calcext:value-type="float">
            <text:p>2.7985E-08</text:p>
          </table:table-cell>
          <table:table-cell office:value-type="float" office:value="0.000000000091924979" calcext:value-type="float">
            <text:p>9.1925E-11</text:p>
          </table:table-cell>
          <table:table-cell office:value-type="float" office:value="70" calcext:value-type="float">
            <text:p>70</text:p>
          </table:table-cell>
          <table:table-cell table:formula="of:=([.L124]/[.$K$2])/[.M124]" office:value-type="float" office:value="15.5152955964615" calcext:value-type="float">
            <text:p>1.5515E+01</text:p>
          </table:table-cell>
          <table:table-cell table:number-columns-repeated="16369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1911895" calcext:value-type="float">
            <text:p>4.1912E-08</text:p>
          </table:table-cell>
          <table:table-cell office:value-type="float" office:value="0.000000000099189493" calcext:value-type="float">
            <text:p>9.9189E-11</text:p>
          </table:table-cell>
          <table:table-cell office:value-type="float" office:value="379" calcext:value-type="float">
            <text:p>379</text:p>
          </table:table-cell>
          <table:table-cell table:formula="of:=([.D125]/[.$C$2])/[.E125]" office:value-type="float" office:value="21.5348206623432" calcext:value-type="float">
            <text:p>2.1535E+01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3780697" calcext:value-type="float">
            <text:p>2.3781E-08</text:p>
          </table:table-cell>
          <table:table-cell office:value-type="float" office:value="0.000000000079224496" calcext:value-type="float">
            <text:p>7.9224E-11</text:p>
          </table:table-cell>
          <table:table-cell office:value-type="float" office:value="69" calcext:value-type="float">
            <text:p>69</text:p>
          </table:table-cell>
          <table:table-cell table:formula="of:=([.L125]/[.$K$2])/[.M125]" office:value-type="float" office:value="15.2980024718567" calcext:value-type="float">
            <text:p>1.5298E+01</text:p>
          </table:table-cell>
          <table:table-cell table:number-columns-repeated="16369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41551209" calcext:value-type="float">
            <text:p>4.1551E-08</text:p>
          </table:table-cell>
          <table:table-cell office:value-type="float" office:value="0.000000000099455181" calcext:value-type="float">
            <text:p>9.9455E-11</text:p>
          </table:table-cell>
          <table:table-cell office:value-type="float" office:value="370" calcext:value-type="float">
            <text:p>370</text:p>
          </table:table-cell>
          <table:table-cell table:formula="of:=([.D126]/[.$C$2])/[.E126]" office:value-type="float" office:value="21.2924622074351" calcext:value-type="float">
            <text:p>2.1292E+01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714255" calcext:value-type="float">
            <text:p>2.7143E-08</text:p>
          </table:table-cell>
          <table:table-cell office:value-type="float" office:value="0.000000000091747247" calcext:value-type="float">
            <text:p>9.1747E-11</text:p>
          </table:table-cell>
          <table:table-cell office:value-type="float" office:value="67" calcext:value-type="float">
            <text:p>67</text:p>
          </table:table-cell>
          <table:table-cell table:formula="of:=([.L126]/[.$K$2])/[.M126]" office:value-type="float" office:value="15.0774271020371" calcext:value-type="float">
            <text:p>1.5077E+01</text:p>
          </table:table-cell>
          <table:table-cell table:number-columns-repeated="16369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9228826" calcext:value-type="float">
            <text:p>3.9229E-08</text:p>
          </table:table-cell>
          <table:table-cell office:value-type="float" office:value="0.000000000095009469" calcext:value-type="float">
            <text:p>9.5009E-11</text:p>
          </table:table-cell>
          <table:table-cell office:value-type="float" office:value="362" calcext:value-type="float">
            <text:p>362</text:p>
          </table:table-cell>
          <table:table-cell table:formula="of:=([.D127]/[.$C$2])/[.E127]" office:value-type="float" office:value="21.0430192617849" calcext:value-type="float">
            <text:p>2.1043E+01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299518" calcext:value-type="float">
            <text:p>2.2995E-08</text:p>
          </table:table-cell>
          <table:table-cell office:value-type="float" office:value="0.00000000007890062" calcext:value-type="float">
            <text:p>7.8901E-11</text:p>
          </table:table-cell>
          <table:table-cell office:value-type="float" office:value="66" calcext:value-type="float">
            <text:p>66</text:p>
          </table:table-cell>
          <table:table-cell table:formula="of:=([.L127]/[.$K$2])/[.M127]" office:value-type="float" office:value="14.8534052408774" calcext:value-type="float">
            <text:p>1.4853E+01</text:p>
          </table:table-cell>
          <table:table-cell table:number-columns-repeated="16369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9406662" calcext:value-type="float">
            <text:p>3.9407E-08</text:p>
          </table:table-cell>
          <table:table-cell office:value-type="float" office:value="0.000000000096618801" calcext:value-type="float">
            <text:p>9.6619E-11</text:p>
          </table:table-cell>
          <table:table-cell office:value-type="float" office:value="353" calcext:value-type="float">
            <text:p>353</text:p>
          </table:table-cell>
          <table:table-cell table:formula="of:=([.D128]/[.$C$2])/[.E128]" office:value-type="float" office:value="20.7863213698203" calcext:value-type="float">
            <text:p>2.0786E+01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6546466" calcext:value-type="float">
            <text:p>2.6546E-08</text:p>
          </table:table-cell>
          <table:table-cell office:value-type="float" office:value="0.000000000092503583" calcext:value-type="float">
            <text:p>9.2504E-11</text:p>
          </table:table-cell>
          <table:table-cell office:value-type="float" office:value="64" calcext:value-type="float">
            <text:p>64</text:p>
          </table:table-cell>
          <table:table-cell table:formula="of:=([.L128]/[.$K$2])/[.M128]" office:value-type="float" office:value="14.6257380647595" calcext:value-type="float">
            <text:p>1.4626E+01</text:p>
          </table:table-cell>
          <table:table-cell table:number-columns-repeated="16369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9895039" calcext:value-type="float">
            <text:p>3.9895E-08</text:p>
          </table:table-cell>
          <table:table-cell office:value-type="float" office:value="0.000000000099074539" calcext:value-type="float">
            <text:p>9.9075E-11</text:p>
          </table:table-cell>
          <table:table-cell office:value-type="float" office:value="344" calcext:value-type="float">
            <text:p>344</text:p>
          </table:table-cell>
          <table:table-cell table:formula="of:=([.D129]/[.$C$2])/[.E129]" office:value-type="float" office:value="20.5223205169748" calcext:value-type="float">
            <text:p>2.0522E+01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2383182" calcext:value-type="float">
            <text:p>2.2383E-08</text:p>
          </table:table-cell>
          <table:table-cell office:value-type="float" office:value="0.0000000000792507" calcext:value-type="float">
            <text:p>7.9251E-11</text:p>
          </table:table-cell>
          <table:table-cell office:value-type="float" office:value="63" calcext:value-type="float">
            <text:p>63</text:p>
          </table:table-cell>
          <table:table-cell table:formula="of:=([.L129]/[.$K$2])/[.M129]" office:value-type="float" office:value="14.3942271378805" calcext:value-type="float">
            <text:p>1.4394E+01</text:p>
          </table:table-cell>
          <table:table-cell table:number-columns-repeated="16369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8331015" calcext:value-type="float">
            <text:p>3.8331E-08</text:p>
          </table:table-cell>
          <table:table-cell office:value-type="float" office:value="0.000000000096465886" calcext:value-type="float">
            <text:p>9.6466E-11</text:p>
          </table:table-cell>
          <table:table-cell office:value-type="float" office:value="336" calcext:value-type="float">
            <text:p>336</text:p>
          </table:table-cell>
          <table:table-cell table:formula="of:=([.D130]/[.$C$2])/[.E130]" office:value-type="float" office:value="20.2509869764957" calcext:value-type="float">
            <text:p>2.0251E+01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6120073" calcext:value-type="float">
            <text:p>2.6120E-08</text:p>
          </table:table-cell>
          <table:table-cell office:value-type="float" office:value="0.000000000094020436" calcext:value-type="float">
            <text:p>9.4020E-11</text:p>
          </table:table-cell>
          <table:table-cell office:value-type="float" office:value="61" calcext:value-type="float">
            <text:p>61</text:p>
          </table:table-cell>
          <table:table-cell table:formula="of:=([.L130]/[.$K$2])/[.M130]" office:value-type="float" office:value="14.1586471228815" calcext:value-type="float">
            <text:p>1.4159E+01</text:p>
          </table:table-cell>
          <table:table-cell table:number-columns-repeated="16369"/>
        </table:table-row>
        <table:table-row table:style-name="ro1">
          <table:table-cell office:value-type="float" office:value="1.3" calcext:value-type="float">
            <text:p>1.3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7026942" calcext:value-type="float">
            <text:p>3.7027E-08</text:p>
          </table:table-cell>
          <table:table-cell office:value-type="float" office:value="0.000000000094484903" calcext:value-type="float">
            <text:p>9.4485E-11</text:p>
          </table:table-cell>
          <table:table-cell office:value-type="float" office:value="328" calcext:value-type="float">
            <text:p>328</text:p>
          </table:table-cell>
          <table:table-cell table:formula="of:=([.D131]/[.$C$2])/[.E131]" office:value-type="float" office:value="19.9721609209178" calcext:value-type="float">
            <text:p>1.9972E+01</text:p>
          </table:table-cell>
          <table:table-cell/>
          <table:table-cell office:value-type="float" office:value="1.3" calcext:value-type="float">
            <text:p>1.3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1864434" calcext:value-type="float">
            <text:p>2.1864E-08</text:p>
          </table:table-cell>
          <table:table-cell office:value-type="float" office:value="0.000000000080058883" calcext:value-type="float">
            <text:p>8.0059E-11</text:p>
          </table:table-cell>
          <table:table-cell office:value-type="float" office:value="60" calcext:value-type="float">
            <text:p>60</text:p>
          </table:table-cell>
          <table:table-cell table:formula="of:=([.L131]/[.$K$2])/[.M131]" office:value-type="float" office:value="13.9186894561636" calcext:value-type="float">
            <text:p>1.3919E+01</text:p>
          </table:table-cell>
          <table:table-cell table:number-columns-repeated="16369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8338697" calcext:value-type="float">
            <text:p>3.8339E-08</text:p>
          </table:table-cell>
          <table:table-cell office:value-type="float" office:value="0.000000000099254645" calcext:value-type="float">
            <text:p>9.9255E-11</text:p>
          </table:table-cell>
          <table:table-cell office:value-type="float" office:value="319" calcext:value-type="float">
            <text:p>319</text:p>
          </table:table-cell>
          <table:table-cell table:formula="of:=([.D132]/[.$C$2])/[.E132]" office:value-type="float" office:value="19.6859392528379" calcext:value-type="float">
            <text:p>1.9686E+01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5759918" calcext:value-type="float">
            <text:p>2.5760E-08</text:p>
          </table:table-cell>
          <table:table-cell office:value-type="float" office:value="0.000000000096010413" calcext:value-type="float">
            <text:p>9.6010E-11</text:p>
          </table:table-cell>
          <table:table-cell office:value-type="float" office:value="58" calcext:value-type="float">
            <text:p>58</text:p>
          </table:table-cell>
          <table:table-cell table:formula="of:=([.L132]/[.$K$2])/[.M132]" office:value-type="float" office:value="13.6740061451618" calcext:value-type="float">
            <text:p>1.3674E+01</text:p>
          </table:table-cell>
          <table:table-cell table:number-columns-repeated="16369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7530159" calcext:value-type="float">
            <text:p>3.7530E-08</text:p>
          </table:table-cell>
          <table:table-cell office:value-type="float" office:value="0.000000000098633163" calcext:value-type="float">
            <text:p>9.8633E-11</text:p>
          </table:table-cell>
          <table:table-cell office:value-type="float" office:value="311" calcext:value-type="float">
            <text:p>311</text:p>
          </table:table-cell>
          <table:table-cell table:formula="of:=([.D133]/[.$C$2])/[.E133]" office:value-type="float" office:value="19.3921997636557" calcext:value-type="float">
            <text:p>1.9392E+01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1329011" calcext:value-type="float">
            <text:p>2.1329E-08</text:p>
          </table:table-cell>
          <table:table-cell office:value-type="float" office:value="0.00000000008097517" calcext:value-type="float">
            <text:p>8.0975E-11</text:p>
          </table:table-cell>
          <table:table-cell office:value-type="float" office:value="57" calcext:value-type="float">
            <text:p>57</text:p>
          </table:table-cell>
          <table:table-cell table:formula="of:=([.L133]/[.$K$2])/[.M133]" office:value-type="float" office:value="13.4242021109252" calcext:value-type="float">
            <text:p>1.3424E+01</text:p>
          </table:table-cell>
          <table:table-cell table:number-columns-repeated="16369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6970207" calcext:value-type="float">
            <text:p>3.6970E-08</text:p>
          </table:table-cell>
          <table:table-cell office:value-type="float" office:value="0.000000000098694543" calcext:value-type="float">
            <text:p>9.8695E-11</text:p>
          </table:table-cell>
          <table:table-cell office:value-type="float" office:value="303" calcext:value-type="float">
            <text:p>303</text:p>
          </table:table-cell>
          <table:table-cell table:formula="of:=([.D134]/[.$C$2])/[.E134]" office:value-type="float" office:value="19.0909866616616" calcext:value-type="float">
            <text:p>1.9091E+01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5312923" calcext:value-type="float">
            <text:p>2.5313E-08</text:p>
          </table:table-cell>
          <table:table-cell office:value-type="float" office:value="0.000000000097964179" calcext:value-type="float">
            <text:p>9.7964E-11</text:p>
          </table:table-cell>
          <table:table-cell office:value-type="float" office:value="55" calcext:value-type="float">
            <text:p>55</text:p>
          </table:table-cell>
          <table:table-cell table:formula="of:=([.L134]/[.$K$2])/[.M134]" office:value-type="float" office:value="13.1687522525798" calcext:value-type="float">
            <text:p>1.3169E+01</text:p>
          </table:table-cell>
          <table:table-cell table:number-columns-repeated="16369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6659778" calcext:value-type="float">
            <text:p>3.6660E-08</text:p>
          </table:table-cell>
          <table:table-cell office:value-type="float" office:value="0.000000000099474543" calcext:value-type="float">
            <text:p>9.9475E-11</text:p>
          </table:table-cell>
          <table:table-cell office:value-type="float" office:value="295" calcext:value-type="float">
            <text:p>295</text:p>
          </table:table-cell>
          <table:table-cell table:formula="of:=([.D135]/[.$C$2])/[.E135]" office:value-type="float" office:value="18.7822453961638" calcext:value-type="float">
            <text:p>1.8782E+01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0616167" calcext:value-type="float">
            <text:p>2.0616E-08</text:p>
          </table:table-cell>
          <table:table-cell office:value-type="float" office:value="0.000000000081407294" calcext:value-type="float">
            <text:p>8.1407E-11</text:p>
          </table:table-cell>
          <table:table-cell office:value-type="float" office:value="54" calcext:value-type="float">
            <text:p>54</text:p>
          </table:table-cell>
          <table:table-cell table:formula="of:=([.L135]/[.$K$2])/[.M135]" office:value-type="float" office:value="12.906670918619" calcext:value-type="float">
            <text:p>1.2907E+01</text:p>
          </table:table-cell>
          <table:table-cell table:number-columns-repeated="16369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4088396" calcext:value-type="float">
            <text:p>3.4088E-08</text:p>
          </table:table-cell>
          <table:table-cell office:value-type="float" office:value="0.000000000094081458" calcext:value-type="float">
            <text:p>9.4081E-11</text:p>
          </table:table-cell>
          <table:table-cell office:value-type="float" office:value="288" calcext:value-type="float">
            <text:p>288</text:p>
          </table:table-cell>
          <table:table-cell table:formula="of:=([.D136]/[.$C$2])/[.E136]" office:value-type="float" office:value="18.4659714427667" calcext:value-type="float">
            <text:p>1.8466E+01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4540396" calcext:value-type="float">
            <text:p>2.4540E-08</text:p>
          </table:table-cell>
          <table:table-cell office:value-type="float" office:value="0.000000000098999649" calcext:value-type="float">
            <text:p>9.9000E-11</text:p>
          </table:table-cell>
          <table:table-cell office:value-type="float" office:value="52" calcext:value-type="float">
            <text:p>52</text:p>
          </table:table-cell>
          <table:table-cell table:formula="of:=([.L136]/[.$K$2])/[.M136]" office:value-type="float" office:value="12.6333213722057" calcext:value-type="float">
            <text:p>1.2633E+01</text:p>
          </table:table-cell>
          <table:table-cell table:number-columns-repeated="16369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4216507" calcext:value-type="float">
            <text:p>3.4217E-08</text:p>
          </table:table-cell>
          <table:table-cell office:value-type="float" office:value="0.000000000096120408" calcext:value-type="float">
            <text:p>9.6120E-11</text:p>
          </table:table-cell>
          <table:table-cell office:value-type="float" office:value="280" calcext:value-type="float">
            <text:p>280</text:p>
          </table:table-cell>
          <table:table-cell table:formula="of:=([.D137]/[.$C$2])/[.E137]" office:value-type="float" office:value="18.1421895110239" calcext:value-type="float">
            <text:p>1.8142E+01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19511548" calcext:value-type="float">
            <text:p>1.9512E-08</text:p>
          </table:table-cell>
          <table:table-cell office:value-type="float" office:value="0.000000000080186065" calcext:value-type="float">
            <text:p>8.0186E-11</text:p>
          </table:table-cell>
          <table:table-cell office:value-type="float" office:value="51" calcext:value-type="float">
            <text:p>51</text:p>
          </table:table-cell>
          <table:table-cell table:formula="of:=([.L137]/[.$K$2])/[.M137]" office:value-type="float" office:value="12.4011641836944" calcext:value-type="float">
            <text:p>1.2401E+01</text:p>
          </table:table-cell>
          <table:table-cell table:number-columns-repeated="16369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4607381" calcext:value-type="float">
            <text:p>3.4607E-08</text:p>
          </table:table-cell>
          <table:table-cell office:value-type="float" office:value="0.000000000099026771" calcext:value-type="float">
            <text:p>9.9027E-11</text:p>
          </table:table-cell>
          <table:table-cell office:value-type="float" office:value="272" calcext:value-type="float">
            <text:p>272</text:p>
          </table:table-cell>
          <table:table-cell table:formula="of:=([.D138]/[.$C$2])/[.E138]" office:value-type="float" office:value="17.810895210467" calcext:value-type="float">
            <text:p>1.7811E+01</text:p>
          </table:table-cell>
          <table:table-cell/>
          <table:table-cell table:style-name="ce3" office:value-type="float" office:value="1.37" calcext:value-type="float">
            <text:p>1.37</text:p>
          </table:table-cell>
          <table:table-cell table:style-name="ce13" office:value-type="float" office:value="19.621417" calcext:value-type="float">
            <text:p>1.9621E+01</text:p>
          </table:table-cell>
          <table:covered-table-cell/>
          <table:table-cell table:style-name="ce13" office:value-type="float" office:value="0.000000015057675" calcext:value-type="float">
            <text:p>1.5058E-08</text:p>
          </table:table-cell>
          <table:table-cell table:style-name="ce13" office:value-type="float" office:value="0.000000000071039694" calcext:value-type="float">
            <text:p>7.1040E-11</text:p>
          </table:table-cell>
          <table:table-cell table:style-name="ce7" office:value-type="float" office:value="50" calcext:value-type="float">
            <text:p>50</text:p>
          </table:table-cell>
          <table:table-cell table:style-name="ce13" table:formula="of:=([.L138]/[.$K$2])/[.M138]" office:value-type="float" office:value="10.8025545867678" calcext:value-type="float">
            <text:p>1.0803E+01</text:p>
          </table:table-cell>
          <table:table-cell table:number-columns-repeated="16369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2645558" calcext:value-type="float">
            <text:p>3.2646E-08</text:p>
          </table:table-cell>
          <table:table-cell office:value-type="float" office:value="0.000000000095224562" calcext:value-type="float">
            <text:p>9.5225E-11</text:p>
          </table:table-cell>
          <table:table-cell office:value-type="float" office:value="265" calcext:value-type="float">
            <text:p>265</text:p>
          </table:table-cell>
          <table:table-cell table:formula="of:=([.D139]/[.$C$2])/[.E139]" office:value-type="float" office:value="17.4720854454315" calcext:value-type="float">
            <text:p>1.7472E+01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72868694" calcext:value-type="float">
            <text:p>7.2869E-09</text:p>
          </table:table-cell>
          <table:table-cell office:value-type="float" office:value="0.000000000075996914" calcext:value-type="float">
            <text:p>7.5997E-11</text:p>
          </table:table-cell>
          <table:table-cell office:value-type="float" office:value="51" calcext:value-type="float">
            <text:p>51</text:p>
          </table:table-cell>
          <table:table-cell table:formula="of:=([.L139]/[.$K$2])/[.M139]" office:value-type="float" office:value="4.8866885562534" calcext:value-type="float">
            <text:p>4.8867E+00</text:p>
          </table:table-cell>
          <table:table-cell table:number-columns-repeated="16369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3487735" calcext:value-type="float">
            <text:p>3.3488E-08</text:p>
          </table:table-cell>
          <table:table-cell office:value-type="float" office:value="0.000000000099656182" calcext:value-type="float">
            <text:p>9.9656E-11</text:p>
          </table:table-cell>
          <table:table-cell office:value-type="float" office:value="257" calcext:value-type="float">
            <text:p>257</text:p>
          </table:table-cell>
          <table:table-cell table:formula="of:=([.D140]/[.$C$2])/[.E140]" office:value-type="float" office:value="17.1258116005139" calcext:value-type="float">
            <text:p>1.7126E+01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6163964" calcext:value-type="float">
            <text:p>6.6164E-09</text:p>
          </table:table-cell>
          <table:table-cell office:value-type="float" office:value="0.00000000009554074" calcext:value-type="float">
            <text:p>9.5541E-11</text:p>
          </table:table-cell>
          <table:table-cell office:value-type="float" office:value="54" calcext:value-type="float">
            <text:p>54</text:p>
          </table:table-cell>
          <table:table-cell table:formula="of:=([.L140]/[.$K$2])/[.M140]" office:value-type="float" office:value="3.52941354695059" calcext:value-type="float">
            <text:p>3.5294E+00</text:p>
          </table:table-cell>
          <table:table-cell table:number-columns-repeated="16369"/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1908054" calcext:value-type="float">
            <text:p>3.1908E-08</text:p>
          </table:table-cell>
          <table:table-cell office:value-type="float" office:value="0.000000000096957558" calcext:value-type="float">
            <text:p>9.6958E-11</text:p>
          </table:table-cell>
          <table:table-cell office:value-type="float" office:value="250" calcext:value-type="float">
            <text:p>250</text:p>
          </table:table-cell>
          <table:table-cell table:formula="of:=([.D141]/[.$C$2])/[.E141]" office:value-type="float" office:value="16.772132398268" calcext:value-type="float">
            <text:p>1.6772E+01</text:p>
          </table:table-cell>
          <table:table-cell/>
          <table:table-cell office:value-type="float" office:value="1.4" calcext:value-type="float">
            <text:p>1.4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6125941" calcext:value-type="float">
            <text:p>6.6126E-09</text:p>
          </table:table-cell>
          <table:table-cell office:value-type="float" office:value="0.000000000095498085" calcext:value-type="float">
            <text:p>9.5498E-11</text:p>
          </table:table-cell>
          <table:table-cell office:value-type="float" office:value="58" calcext:value-type="float">
            <text:p>58</text:p>
          </table:table-cell>
          <table:table-cell table:formula="of:=([.L141]/[.$K$2])/[.M141]" office:value-type="float" office:value="3.52896080472571" calcext:value-type="float">
            <text:p>3.5290E+00</text:p>
          </table:table-cell>
          <table:table-cell table:number-columns-repeated="16369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30527015" calcext:value-type="float">
            <text:p>3.0527E-08</text:p>
          </table:table-cell>
          <table:table-cell office:value-type="float" office:value="0.000000000094801967" calcext:value-type="float">
            <text:p>9.4802E-11</text:p>
          </table:table-cell>
          <table:table-cell office:value-type="float" office:value="243" calcext:value-type="float">
            <text:p>243</text:p>
          </table:table-cell>
          <table:table-cell table:formula="of:=([.D142]/[.$C$2])/[.E142]" office:value-type="float" office:value="16.4110596512438" calcext:value-type="float">
            <text:p>1.6411E+01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56214469" calcext:value-type="float">
            <text:p>5.6214E-09</text:p>
          </table:table-cell>
          <table:table-cell office:value-type="float" office:value="0.000000000081531098" calcext:value-type="float">
            <text:p>8.1531E-11</text:p>
          </table:table-cell>
          <table:table-cell office:value-type="float" office:value="63" calcext:value-type="float">
            <text:p>63</text:p>
          </table:table-cell>
          <table:table-cell table:formula="of:=([.L142]/[.$K$2])/[.M142]" office:value-type="float" office:value="3.5139409081307" calcext:value-type="float">
            <text:p>3.5139E+00</text:p>
          </table:table-cell>
          <table:table-cell table:number-columns-repeated="16369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9328568" calcext:value-type="float">
            <text:p>2.9329E-08</text:p>
          </table:table-cell>
          <table:table-cell office:value-type="float" office:value="0.000000000093172241" calcext:value-type="float">
            <text:p>9.3172E-11</text:p>
          </table:table-cell>
          <table:table-cell office:value-type="float" office:value="236" calcext:value-type="float">
            <text:p>236</text:p>
          </table:table-cell>
          <table:table-cell table:formula="of:=([.D143]/[.$C$2])/[.E143]" office:value-type="float" office:value="16.0425702450598" calcext:value-type="float">
            <text:p>1.6043E+01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0451881" calcext:value-type="float">
            <text:p>6.0452E-09</text:p>
          </table:table-cell>
          <table:table-cell office:value-type="float" office:value="0.000000000088081588" calcext:value-type="float">
            <text:p>8.8082E-11</text:p>
          </table:table-cell>
          <table:table-cell office:value-type="float" office:value="68" calcext:value-type="float">
            <text:p>68</text:p>
          </table:table-cell>
          <table:table-cell table:formula="of:=([.L143]/[.$K$2])/[.M143]" office:value-type="float" office:value="3.49779469974993" calcext:value-type="float">
            <text:p>3.4978E+00</text:p>
          </table:table-cell>
          <table:table-cell table:number-columns-repeated="16369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8298878" calcext:value-type="float">
            <text:p>2.8299E-08</text:p>
          </table:table-cell>
          <table:table-cell office:value-type="float" office:value="0.000000000092057105" calcext:value-type="float">
            <text:p>9.2057E-11</text:p>
          </table:table-cell>
          <table:table-cell office:value-type="float" office:value="229" calcext:value-type="float">
            <text:p>229</text:p>
          </table:table-cell>
          <table:table-cell table:formula="of:=([.D144]/[.$C$2])/[.E144]" office:value-type="float" office:value="15.666844615891" calcext:value-type="float">
            <text:p>1.5667E+01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094044" calcext:value-type="float">
            <text:p>6.0940E-09</text:p>
          </table:table-cell>
          <table:table-cell office:value-type="float" office:value="0.000000000089191958" calcext:value-type="float">
            <text:p>8.9192E-11</text:p>
          </table:table-cell>
          <table:table-cell office:value-type="float" office:value="74" calcext:value-type="float">
            <text:p>74</text:p>
          </table:table-cell>
          <table:table-cell table:formula="of:=([.L144]/[.$K$2])/[.M144]" office:value-type="float" office:value="3.48216639506355" calcext:value-type="float">
            <text:p>3.4822E+00</text:p>
          </table:table-cell>
          <table:table-cell table:number-columns-repeated="16369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7426044" calcext:value-type="float">
            <text:p>2.7426E-08</text:p>
          </table:table-cell>
          <table:table-cell office:value-type="float" office:value="0.000000000091453816" calcext:value-type="float">
            <text:p>9.1454E-11</text:p>
          </table:table-cell>
          <table:table-cell office:value-type="float" office:value="222" calcext:value-type="float">
            <text:p>222</text:p>
          </table:table-cell>
          <table:table-cell table:formula="of:=([.D145]/[.$C$2])/[.E145]" office:value-type="float" office:value="15.2837867415895" calcext:value-type="float">
            <text:p>1.5284E+01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1842862" calcext:value-type="float">
            <text:p>6.1843E-09</text:p>
          </table:table-cell>
          <table:table-cell office:value-type="float" office:value="0.000000000090907464" calcext:value-type="float">
            <text:p>9.0907E-11</text:p>
          </table:table-cell>
          <table:table-cell office:value-type="float" office:value="81" calcext:value-type="float">
            <text:p>81</text:p>
          </table:table-cell>
          <table:table-cell table:formula="of:=([.L145]/[.$K$2])/[.M145]" office:value-type="float" office:value="3.46704652552012" calcext:value-type="float">
            <text:p>3.4670E+00</text:p>
          </table:table-cell>
          <table:table-cell table:number-columns-repeated="16369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6699803" calcext:value-type="float">
            <text:p>2.6700E-08</text:p>
          </table:table-cell>
          <table:table-cell office:value-type="float" office:value="0.000000000091365878" calcext:value-type="float">
            <text:p>9.1366E-11</text:p>
          </table:table-cell>
          <table:table-cell office:value-type="float" office:value="215" calcext:value-type="float">
            <text:p>215</text:p>
          </table:table-cell>
          <table:table-cell table:formula="of:=([.D146]/[.$C$2])/[.E146]" office:value-type="float" office:value="14.8933932654535" calcext:value-type="float">
            <text:p>1.4893E+01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7677178" calcext:value-type="float">
            <text:p>6.7677E-09</text:p>
          </table:table-cell>
          <table:table-cell office:value-type="float" office:value="0.000000000099904207" calcext:value-type="float">
            <text:p>9.9904E-11</text:p>
          </table:table-cell>
          <table:table-cell office:value-type="float" office:value="89" calcext:value-type="float">
            <text:p>89</text:p>
          </table:table-cell>
          <table:table-cell table:formula="of:=([.L146]/[.$K$2])/[.M146]" office:value-type="float" office:value="3.45245555717355" calcext:value-type="float">
            <text:p>3.4525E+00</text:p>
          </table:table-cell>
          <table:table-cell table:number-columns-repeated="16369"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6111202" calcext:value-type="float">
            <text:p>2.6111E-08</text:p>
          </table:table-cell>
          <table:table-cell office:value-type="float" office:value="0.000000000091802619" calcext:value-type="float">
            <text:p>9.1803E-11</text:p>
          </table:table-cell>
          <table:table-cell office:value-type="float" office:value="208" calcext:value-type="float">
            <text:p>208</text:p>
          </table:table-cell>
          <table:table-cell table:formula="of:=([.D147]/[.$C$2])/[.E147]" office:value-type="float" office:value="14.4957745447646" calcext:value-type="float">
            <text:p>1.4496E+01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55191728" calcext:value-type="float">
            <text:p>5.5192E-09</text:p>
          </table:table-cell>
          <table:table-cell office:value-type="float" office:value="0.000000000081806233" calcext:value-type="float">
            <text:p>8.1806E-11</text:p>
          </table:table-cell>
          <table:table-cell office:value-type="float" office:value="100" calcext:value-type="float">
            <text:p>100</text:p>
          </table:table-cell>
          <table:table-cell table:formula="of:=([.L147]/[.$K$2])/[.M147]" office:value-type="float" office:value="3.43840657959735" calcext:value-type="float">
            <text:p>3.4384E+00</text:p>
          </table:table-cell>
          <table:table-cell table:number-columns-repeated="16369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5652284" calcext:value-type="float">
            <text:p>2.5652E-08</text:p>
          </table:table-cell>
          <table:table-cell office:value-type="float" office:value="0.000000000092780981" calcext:value-type="float">
            <text:p>9.2781E-11</text:p>
          </table:table-cell>
          <table:table-cell office:value-type="float" office:value="201" calcext:value-type="float">
            <text:p>201</text:p>
          </table:table-cell>
          <table:table-cell table:formula="of:=([.D148]/[.$C$2])/[.E148]" office:value-type="float" office:value="14.090834422385" calcext:value-type="float">
            <text:p>1.4091E+01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0987094" calcext:value-type="float">
            <text:p>6.0987E-09</text:p>
          </table:table-cell>
          <table:table-cell office:value-type="float" office:value="0.000000000090752756" calcext:value-type="float">
            <text:p>9.0753E-11</text:p>
          </table:table-cell>
          <table:table-cell office:value-type="float" office:value="112" calcext:value-type="float">
            <text:p>112</text:p>
          </table:table-cell>
          <table:table-cell table:formula="of:=([.L148]/[.$K$2])/[.M148]" office:value-type="float" office:value="3.42489884997699" calcext:value-type="float">
            <text:p>3.4249E+00</text:p>
          </table:table-cell>
          <table:table-cell table:number-columns-repeated="16369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531555" calcext:value-type="float">
            <text:p>2.5316E-08</text:p>
          </table:table-cell>
          <table:table-cell office:value-type="float" office:value="0.00000000009432245" calcext:value-type="float">
            <text:p>9.4322E-11</text:p>
          </table:table-cell>
          <table:table-cell office:value-type="float" office:value="194" calcext:value-type="float">
            <text:p>194</text:p>
          </table:table-cell>
          <table:table-cell table:formula="of:=([.D149]/[.$C$2])/[.E149]" office:value-type="float" office:value="13.6786087214093" calcext:value-type="float">
            <text:p>1.3679E+01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58267397" calcext:value-type="float">
            <text:p>5.8267E-09</text:p>
          </table:table-cell>
          <table:table-cell office:value-type="float" office:value="0.000000000087034879" calcext:value-type="float">
            <text:p>8.7035E-11</text:p>
          </table:table-cell>
          <table:table-cell office:value-type="float" office:value="128" calcext:value-type="float">
            <text:p>128</text:p>
          </table:table-cell>
          <table:table-cell table:formula="of:=([.L149]/[.$K$2])/[.M149]" office:value-type="float" office:value="3.41194419736157" calcext:value-type="float">
            <text:p>3.4119E+00</text:p>
          </table:table-cell>
          <table:table-cell table:number-columns-repeated="16369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5093366" calcext:value-type="float">
            <text:p>2.5093E-08</text:p>
          </table:table-cell>
          <table:table-cell office:value-type="float" office:value="0.00000000009645384" calcext:value-type="float">
            <text:p>9.6454E-11</text:p>
          </table:table-cell>
          <table:table-cell office:value-type="float" office:value="187" calcext:value-type="float">
            <text:p>187</text:p>
          </table:table-cell>
          <table:table-cell table:formula="of:=([.D150]/[.$C$2])/[.E150]" office:value-type="float" office:value="13.2589468922261" calcext:value-type="float">
            <text:p>1.3259E+01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3069498" calcext:value-type="float">
            <text:p>6.3069E-09</text:p>
          </table:table-cell>
          <table:table-cell office:value-type="float" office:value="0.00000000009455195" calcext:value-type="float">
            <text:p>9.4552E-11</text:p>
          </table:table-cell>
          <table:table-cell office:value-type="float" office:value="148" calcext:value-type="float">
            <text:p>148</text:p>
          </table:table-cell>
          <table:table-cell table:formula="of:=([.L150]/[.$K$2])/[.M150]" office:value-type="float" office:value="3.39952717090341" calcext:value-type="float">
            <text:p>3.3995E+00</text:p>
          </table:table-cell>
          <table:table-cell table:number-columns-repeated="16369"/>
        </table:table-row>
        <table:table-row table:style-name="ro1">
          <table:table-cell office:value-type="float" office:value="1.5" calcext:value-type="float">
            <text:p>1.5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4977054" calcext:value-type="float">
            <text:p>2.4977E-08</text:p>
          </table:table-cell>
          <table:table-cell office:value-type="float" office:value="0.000000000099202775" calcext:value-type="float">
            <text:p>9.9203E-11</text:p>
          </table:table-cell>
          <table:table-cell office:value-type="float" office:value="180" calcext:value-type="float">
            <text:p>180</text:p>
          </table:table-cell>
          <table:table-cell table:formula="of:=([.D151]/[.$C$2])/[.E151]" office:value-type="float" office:value="12.8317835235697" calcext:value-type="float">
            <text:p>1.2832E+01</text:p>
          </table:table-cell>
          <table:table-cell/>
          <table:table-cell office:value-type="float" office:value="1.5" calcext:value-type="float">
            <text:p>1.5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1437529" calcext:value-type="float">
            <text:p>6.1438E-09</text:p>
          </table:table-cell>
          <table:table-cell office:value-type="float" office:value="0.000000000092428545" calcext:value-type="float">
            <text:p>9.2429E-11</text:p>
          </table:table-cell>
          <table:table-cell office:value-type="float" office:value="176" calcext:value-type="float">
            <text:p>176</text:p>
          </table:table-cell>
          <table:table-cell table:formula="of:=([.L151]/[.$K$2])/[.M151]" office:value-type="float" office:value="3.38764003012517" calcext:value-type="float">
            <text:p>3.3876E+00</text:p>
          </table:table-cell>
          <table:table-cell table:number-columns-repeated="16369"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2083934" calcext:value-type="float">
            <text:p>2.2084E-08</text:p>
          </table:table-cell>
          <table:table-cell office:value-type="float" office:value="0.000000000090789262" calcext:value-type="float">
            <text:p>9.0789E-11</text:p>
          </table:table-cell>
          <table:table-cell office:value-type="float" office:value="174" calcext:value-type="float">
            <text:p>174</text:p>
          </table:table-cell>
          <table:table-cell table:formula="of:=([.D152]/[.$C$2])/[.E152]" office:value-type="float" office:value="12.3968568712726" calcext:value-type="float">
            <text:p>1.2397E+01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1161174" calcext:value-type="float">
            <text:p>6.1161E-09</text:p>
          </table:table-cell>
          <table:table-cell office:value-type="float" office:value="0.00000000009232245" calcext:value-type="float">
            <text:p>9.2322E-11</text:p>
          </table:table-cell>
          <table:table-cell office:value-type="float" office:value="216" calcext:value-type="float">
            <text:p>216</text:p>
          </table:table-cell>
          <table:table-cell table:formula="of:=([.L152]/[.$K$2])/[.M152]" office:value-type="float" office:value="3.37627742203153" calcext:value-type="float">
            <text:p>3.3763E+00</text:p>
          </table:table-cell>
          <table:table-cell table:number-columns-repeated="16369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2017484" calcext:value-type="float">
            <text:p>2.2017E-08</text:p>
          </table:table-cell>
          <table:table-cell office:value-type="float" office:value="0.00000000009387006" calcext:value-type="float">
            <text:p>9.3870E-11</text:p>
          </table:table-cell>
          <table:table-cell office:value-type="float" office:value="167" calcext:value-type="float">
            <text:p>167</text:p>
          </table:table-cell>
          <table:table-cell table:formula="of:=([.D153]/[.$C$2])/[.E153]" office:value-type="float" office:value="11.9539167323185" calcext:value-type="float">
            <text:p>1.1954E+01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2511044" calcext:value-type="float">
            <text:p>6.2511E-09</text:p>
          </table:table-cell>
          <table:table-cell office:value-type="float" office:value="0.000000000094664297" calcext:value-type="float">
            <text:p>9.4664E-11</text:p>
          </table:table-cell>
          <table:table-cell office:value-type="float" office:value="278" calcext:value-type="float">
            <text:p>278</text:p>
          </table:table-cell>
          <table:table-cell table:formula="of:=([.L153]/[.$K$2])/[.M153]" office:value-type="float" office:value="3.36542696745781" calcext:value-type="float">
            <text:p>3.3654E+00</text:p>
          </table:table-cell>
          <table:table-cell table:number-columns-repeated="16369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21990774" calcext:value-type="float">
            <text:p>2.1991E-08</text:p>
          </table:table-cell>
          <table:table-cell office:value-type="float" office:value="0.000000000097434996" calcext:value-type="float">
            <text:p>9.7435E-11</text:p>
          </table:table-cell>
          <table:table-cell office:value-type="float" office:value="160" calcext:value-type="float">
            <text:p>160</text:p>
          </table:table-cell>
          <table:table-cell table:formula="of:=([.D154]/[.$C$2])/[.E154]" office:value-type="float" office:value="11.5025777109737" calcext:value-type="float">
            <text:p>1.1503E+01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4165883" calcext:value-type="float">
            <text:p>6.4166E-09</text:p>
          </table:table-cell>
          <table:table-cell office:value-type="float" office:value="0.000000000097470145" calcext:value-type="float">
            <text:p>9.7470E-11</text:p>
          </table:table-cell>
          <table:table-cell office:value-type="float" office:value="388" calcext:value-type="float">
            <text:p>388</text:p>
          </table:table-cell>
          <table:table-cell table:formula="of:=([.L154]/[.$K$2])/[.M154]" office:value-type="float" office:value="3.3550747093874" calcext:value-type="float">
            <text:p>3.3551E+00</text:p>
          </table:table-cell>
          <table:table-cell table:number-columns-repeated="16369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19105861" calcext:value-type="float">
            <text:p>1.9106E-08</text:p>
          </table:table-cell>
          <table:table-cell office:value-type="float" office:value="0.000000000088181806" calcext:value-type="float">
            <text:p>8.8182E-11</text:p>
          </table:table-cell>
          <table:table-cell office:value-type="float" office:value="154" calcext:value-type="float">
            <text:p>154</text:p>
          </table:table-cell>
          <table:table-cell table:formula="of:=([.D155]/[.$C$2])/[.E155]" office:value-type="float" office:value="11.0422419045345" calcext:value-type="float">
            <text:p>1.1042E+01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4649093" calcext:value-type="float">
            <text:p>6.4649E-09</text:p>
          </table:table-cell>
          <table:table-cell office:value-type="float" office:value="0.000000000098494056" calcext:value-type="float">
            <text:p>9.8494E-11</text:p>
          </table:table-cell>
          <table:table-cell office:value-type="float" office:value="638" calcext:value-type="float">
            <text:p>638</text:p>
          </table:table-cell>
          <table:table-cell table:formula="of:=([.L155]/[.$K$2])/[.M155]" office:value-type="float" office:value="3.34519967973799" calcext:value-type="float">
            <text:p>3.3452E+00</text:p>
          </table:table-cell>
          <table:table-cell table:number-columns-repeated="16369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18922292" calcext:value-type="float">
            <text:p>1.8922E-08</text:p>
          </table:table-cell>
          <table:table-cell office:value-type="float" office:value="0.000000000091218378" calcext:value-type="float">
            <text:p>9.1218E-11</text:p>
          </table:table-cell>
          <table:table-cell office:value-type="float" office:value="147" calcext:value-type="float">
            <text:p>147</text:p>
          </table:table-cell>
          <table:table-cell table:formula="of:=([.D156]/[.$C$2])/[.E156]" office:value-type="float" office:value="10.5720942655224" calcext:value-type="float">
            <text:p>1.0572E+01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64857887" calcext:value-type="float">
            <text:p>6.4858E-09</text:p>
          </table:table-cell>
          <table:table-cell office:value-type="float" office:value="0.000000000099090533" calcext:value-type="float">
            <text:p>9.9091E-11</text:p>
          </table:table-cell>
          <table:table-cell office:value-type="float" office:value="1755" calcext:value-type="float">
            <text:p>1755</text:p>
          </table:table-cell>
          <table:table-cell table:formula="of:=([.L156]/[.$K$2])/[.M156]" office:value-type="float" office:value="3.33580199167114" calcext:value-type="float">
            <text:p>3.3358E+00</text:p>
          </table:table-cell>
          <table:table-cell table:number-columns-repeated="16369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18633373" calcext:value-type="float">
            <text:p>1.8633E-08</text:p>
          </table:table-cell>
          <table:table-cell office:value-type="float" office:value="0.000000000094107654" calcext:value-type="float">
            <text:p>9.4108E-11</text:p>
          </table:table-cell>
          <table:table-cell office:value-type="float" office:value="140" calcext:value-type="float">
            <text:p>140</text:p>
          </table:table-cell>
          <table:table-cell table:formula="of:=([.D157]/[.$C$2])/[.E157]" office:value-type="float" office:value="10.0910454676838" calcext:value-type="float">
            <text:p>1.0091E+01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string" calcext:value-type="string">
            <text:p>-nan</text:p>
          </table:table-cell>
          <table:covered-table-cell/>
          <table:table-cell table:number-columns-repeated="2" office:value-type="string" calcext:value-type="string">
            <text:p>-nan</text:p>
          </table:table-cell>
          <table:table-cell office:value-type="float" office:value="78734" calcext:value-type="float">
            <text:p>78734</text:p>
          </table:table-cell>
          <table:table-cell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18153519" calcext:value-type="float">
            <text:p>1.8154E-08</text:p>
          </table:table-cell>
          <table:table-cell office:value-type="float" office:value="0.000000000096399089" calcext:value-type="float">
            <text:p>9.6399E-11</text:p>
          </table:table-cell>
          <table:table-cell office:value-type="float" office:value="133" calcext:value-type="float">
            <text:p>133</text:p>
          </table:table-cell>
          <table:table-cell table:formula="of:=([.D158]/[.$C$2])/[.E158]" office:value-type="float" office:value="9.59748687243957" calcext:value-type="float">
            <text:p>9.5975E+00</text:p>
          </table:table-cell>
          <table:table-cell table:number-columns-repeated="16377"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17364212" calcext:value-type="float">
            <text:p>1.7364E-08</text:p>
          </table:table-cell>
          <table:table-cell office:value-type="float" office:value="0.000000000097365069" calcext:value-type="float">
            <text:p>9.7365E-11</text:p>
          </table:table-cell>
          <table:table-cell office:value-type="float" office:value="126" calcext:value-type="float">
            <text:p>126</text:p>
          </table:table-cell>
          <table:table-cell table:formula="of:=([.D159]/[.$C$2])/[.E159]" office:value-type="float" office:value="9.08911369317915" calcext:value-type="float">
            <text:p>9.0891E+00</text:p>
          </table:table-cell>
          <table:table-cell table:number-columns-repeated="16377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16108688" calcext:value-type="float">
            <text:p>1.6109E-08</text:p>
          </table:table-cell>
          <table:table-cell office:value-type="float" office:value="0.000000000095880168" calcext:value-type="float">
            <text:p>9.5880E-11</text:p>
          </table:table-cell>
          <table:table-cell office:value-type="float" office:value="119" calcext:value-type="float">
            <text:p>119</text:p>
          </table:table-cell>
          <table:table-cell table:formula="of:=([.D160]/[.$C$2])/[.E160]" office:value-type="float" office:value="8.56250850822232" calcext:value-type="float">
            <text:p>8.5625E+00</text:p>
          </table:table-cell>
          <table:table-cell table:number-columns-repeated="16377"/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14198817" calcext:value-type="float">
            <text:p>1.4199E-08</text:p>
          </table:table-cell>
          <table:table-cell office:value-type="float" office:value="0.000000000090316578" calcext:value-type="float">
            <text:p>9.0317E-11</text:p>
          </table:table-cell>
          <table:table-cell office:value-type="float" office:value="112" calcext:value-type="float">
            <text:p>112</text:p>
          </table:table-cell>
          <table:table-cell table:formula="of:=([.D161]/[.$C$2])/[.E161]" office:value-type="float" office:value="8.01224683022348" calcext:value-type="float">
            <text:p>8.0122E+00</text:p>
          </table:table-cell>
          <table:table-cell table:number-columns-repeated="16377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14200639" calcext:value-type="float">
            <text:p>1.4201E-08</text:p>
          </table:table-cell>
          <table:table-cell office:value-type="float" office:value="0.000000000097415632" calcext:value-type="float">
            <text:p>9.7416E-11</text:p>
          </table:table-cell>
          <table:table-cell office:value-type="float" office:value="104" calcext:value-type="float">
            <text:p>104</text:p>
          </table:table-cell>
          <table:table-cell table:formula="of:=([.D162]/[.$C$2])/[.E162]" office:value-type="float" office:value="7.42931661640092" calcext:value-type="float">
            <text:p>7.4293E+00</text:p>
          </table:table-cell>
          <table:table-cell table:number-columns-repeated="16377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1257083" calcext:value-type="float">
            <text:p>1.2571E-08</text:p>
          </table:table-cell>
          <table:table-cell office:value-type="float" office:value="0.000000000094252973" calcext:value-type="float">
            <text:p>9.4253E-11</text:p>
          </table:table-cell>
          <table:table-cell office:value-type="float" office:value="96" calcext:value-type="float">
            <text:p>96</text:p>
          </table:table-cell>
          <table:table-cell table:formula="of:=([.D163]/[.$C$2])/[.E163]" office:value-type="float" office:value="6.79733270716745" calcext:value-type="float">
            <text:p>6.7973E+00</text:p>
          </table:table-cell>
          <table:table-cell table:number-columns-repeated="16377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10890777" calcext:value-type="float">
            <text:p>1.0891E-08</text:p>
          </table:table-cell>
          <table:table-cell office:value-type="float" office:value="0.000000000092213053" calcext:value-type="float">
            <text:p>9.2213E-11</text:p>
          </table:table-cell>
          <table:table-cell office:value-type="float" office:value="87" calcext:value-type="float">
            <text:p>87</text:p>
          </table:table-cell>
          <table:table-cell table:formula="of:=([.D164]/[.$C$2])/[.E164]" office:value-type="float" office:value="6.01916289871461" calcext:value-type="float">
            <text:p>6.0192E+00</text:p>
          </table:table-cell>
          <table:table-cell table:number-columns-repeated="16377"/>
        </table:table-row>
        <table:table-row table:style-name="ro1">
          <table:table-cell table:style-name="ce3" office:value-type="float" office:value="1.64" calcext:value-type="float">
            <text:p>1.64</text:p>
          </table:table-cell>
          <table:table-cell table:style-name="ce13" office:value-type="float" office:value="19.621417" calcext:value-type="float">
            <text:p>1.9621E+01</text:p>
          </table:table-cell>
          <table:covered-table-cell/>
          <table:table-cell table:style-name="ce13" office:value-type="float" office:value="0.0000000022271705" calcext:value-type="float">
            <text:p>2.2272E-09</text:p>
          </table:table-cell>
          <table:table-cell table:style-name="ce13" office:value-type="float" office:value="0.000000000091847342" calcext:value-type="float">
            <text:p>9.1847E-11</text:p>
          </table:table-cell>
          <table:table-cell table:style-name="ce7" office:value-type="float" office:value="80" calcext:value-type="float">
            <text:p>80</text:p>
          </table:table-cell>
          <table:table-cell table:style-name="ce13" table:formula="of:=([.D165]/[.$C$2])/[.E165]" office:value-type="float" office:value="1.23582365908594" calcext:value-type="float">
            <text:p>1.2358E+00</text:p>
          </table:table-cell>
          <table:table-cell table:number-columns-repeated="16377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072271755" calcext:value-type="float">
            <text:p>7.2272E-10</text:p>
          </table:table-cell>
          <table:table-cell office:value-type="float" office:value="0.000000000084626721" calcext:value-type="float">
            <text:p>8.4627E-11</text:p>
          </table:table-cell>
          <table:table-cell office:value-type="float" office:value="84" calcext:value-type="float">
            <text:p>84</text:p>
          </table:table-cell>
          <table:table-cell table:formula="of:=([.D166]/[.$C$2])/[.E166]" office:value-type="float" office:value="0.435241922142275" calcext:value-type="float">
            <text:p>4.3524E-01</text:p>
          </table:table-cell>
          <table:table-cell table:number-columns-repeated="16377"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074118613" calcext:value-type="float">
            <text:p>7.4119E-10</text:p>
          </table:table-cell>
          <table:table-cell office:value-type="float" office:value="0.000000000081530026" calcext:value-type="float">
            <text:p>8.1530E-11</text:p>
          </table:table-cell>
          <table:table-cell office:value-type="float" office:value="88" calcext:value-type="float">
            <text:p>88</text:p>
          </table:table-cell>
          <table:table-cell table:formula="of:=([.D167]/[.$C$2])/[.E167]" office:value-type="float" office:value="0.463318173099843" calcext:value-type="float">
            <text:p>4.6332E-01</text:p>
          </table:table-cell>
          <table:table-cell table:number-columns-repeated="16377"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084429178" calcext:value-type="float">
            <text:p>8.4429E-10</text:p>
          </table:table-cell>
          <table:table-cell office:value-type="float" office:value="0.000000000064602431" calcext:value-type="float">
            <text:p>6.4602E-11</text:p>
          </table:table-cell>
          <table:table-cell office:value-type="float" office:value="92" calcext:value-type="float">
            <text:p>92</text:p>
          </table:table-cell>
          <table:table-cell table:formula="of:=([.D168]/[.$C$2])/[.E168]" office:value-type="float" office:value="0.666059968529145" calcext:value-type="float">
            <text:p>6.6606E-01</text:p>
          </table:table-cell>
          <table:table-cell table:number-columns-repeated="16377"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076380651" calcext:value-type="float">
            <text:p>7.6381E-10</text:p>
          </table:table-cell>
          <table:table-cell office:value-type="float" office:value="0.000000000085515098" calcext:value-type="float">
            <text:p>8.5515E-11</text:p>
          </table:table-cell>
          <table:table-cell office:value-type="float" office:value="100" calcext:value-type="float">
            <text:p>100</text:p>
          </table:table-cell>
          <table:table-cell table:formula="of:=([.D169]/[.$C$2])/[.E169]" office:value-type="float" office:value="0.455208318946326" calcext:value-type="float">
            <text:p>4.5521E-01</text:p>
          </table:table-cell>
          <table:table-cell table:number-columns-repeated="16377"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051811979" calcext:value-type="float">
            <text:p>5.1812E-10</text:p>
          </table:table-cell>
          <table:table-cell office:value-type="float" office:value="0.000000000068235372" calcext:value-type="float">
            <text:p>6.8235E-11</text:p>
          </table:table-cell>
          <table:table-cell office:value-type="float" office:value="108" calcext:value-type="float">
            <text:p>108</text:p>
          </table:table-cell>
          <table:table-cell table:formula="of:=([.D170]/[.$C$2])/[.E170]" office:value-type="float" office:value="0.386981540976941" calcext:value-type="float">
            <text:p>3.8698E-01</text:p>
          </table:table-cell>
          <table:table-cell table:number-columns-repeated="16377"/>
        </table:table-row>
        <table:table-row table:style-name="ro1">
          <table:table-cell office:value-type="float" office:value="1.7" calcext:value-type="float">
            <text:p>1.7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064367554" calcext:value-type="float">
            <text:p>6.4368E-10</text:p>
          </table:table-cell>
          <table:table-cell office:value-type="float" office:value="0.000000000097690724" calcext:value-type="float">
            <text:p>9.7691E-11</text:p>
          </table:table-cell>
          <table:table-cell office:value-type="float" office:value="116" calcext:value-type="float">
            <text:p>116</text:p>
          </table:table-cell>
          <table:table-cell table:formula="of:=([.D171]/[.$C$2])/[.E171]" office:value-type="float" office:value="0.335802024550944" calcext:value-type="float">
            <text:p>3.3580E-01</text:p>
          </table:table-cell>
          <table:table-cell table:number-columns-repeated="16377"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094813465" calcext:value-type="float">
            <text:p>9.4813E-10</text:p>
          </table:table-cell>
          <table:table-cell office:value-type="float" office:value="0.000000000077070543" calcext:value-type="float">
            <text:p>7.7071E-11</text:p>
          </table:table-cell>
          <table:table-cell office:value-type="float" office:value="126" calcext:value-type="float">
            <text:p>126</text:p>
          </table:table-cell>
          <table:table-cell table:formula="of:=([.D172]/[.$C$2])/[.E172]" office:value-type="float" office:value="0.626976454913892" calcext:value-type="float">
            <text:p>6.2698E-01</text:p>
          </table:table-cell>
          <table:table-cell table:number-columns-repeated="16377"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048491264" calcext:value-type="float">
            <text:p>4.8491E-10</text:p>
          </table:table-cell>
          <table:table-cell office:value-type="float" office:value="0.000000000082308743" calcext:value-type="float">
            <text:p>8.2309E-11</text:p>
          </table:table-cell>
          <table:table-cell office:value-type="float" office:value="140" calcext:value-type="float">
            <text:p>140</text:p>
          </table:table-cell>
          <table:table-cell table:formula="of:=([.D173]/[.$C$2])/[.E173]" office:value-type="float" office:value="0.300252870385382" calcext:value-type="float">
            <text:p>3.0025E-01</text:p>
          </table:table-cell>
          <table:table-cell table:number-columns-repeated="16377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11286633" calcext:value-type="float">
            <text:p>1.1287E-09</text:p>
          </table:table-cell>
          <table:table-cell office:value-type="float" office:value="0.000000000096247313" calcext:value-type="float">
            <text:p>9.6247E-11</text:p>
          </table:table-cell>
          <table:table-cell office:value-type="float" office:value="151" calcext:value-type="float">
            <text:p>151</text:p>
          </table:table-cell>
          <table:table-cell table:formula="of:=([.D174]/[.$C$2])/[.E174]" office:value-type="float" office:value="0.597647933426329" calcext:value-type="float">
            <text:p>5.9765E-01</text:p>
          </table:table-cell>
          <table:table-cell table:number-columns-repeated="16377"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11990973" calcext:value-type="float">
            <text:p>1.1991E-09</text:p>
          </table:table-cell>
          <table:table-cell office:value-type="float" office:value="0.000000000094490915" calcext:value-type="float">
            <text:p>9.4491E-11</text:p>
          </table:table-cell>
          <table:table-cell office:value-type="float" office:value="168" calcext:value-type="float">
            <text:p>168</text:p>
          </table:table-cell>
          <table:table-cell table:formula="of:=([.D175]/[.$C$2])/[.E175]" office:value-type="float" office:value="0.646746374683108" calcext:value-type="float">
            <text:p>6.4675E-01</text:p>
          </table:table-cell>
          <table:table-cell table:number-columns-repeated="16377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061392199" calcext:value-type="float">
            <text:p>6.1392E-10</text:p>
          </table:table-cell>
          <table:table-cell office:value-type="float" office:value="0.000000000077529331" calcext:value-type="float">
            <text:p>7.7529E-11</text:p>
          </table:table-cell>
          <table:table-cell office:value-type="float" office:value="192" calcext:value-type="float">
            <text:p>192</text:p>
          </table:table-cell>
          <table:table-cell table:formula="of:=([.D176]/[.$C$2])/[.E176]" office:value-type="float" office:value="0.403568058516941" calcext:value-type="float">
            <text:p>4.0357E-01</text:p>
          </table:table-cell>
          <table:table-cell table:number-columns-repeated="16377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076041234" calcext:value-type="float">
            <text:p>7.6041E-10</text:p>
          </table:table-cell>
          <table:table-cell office:value-type="float" office:value="0.000000000095518671" calcext:value-type="float">
            <text:p>9.5519E-11</text:p>
          </table:table-cell>
          <table:table-cell office:value-type="float" office:value="217" calcext:value-type="float">
            <text:p>217</text:p>
          </table:table-cell>
          <table:table-cell table:formula="of:=([.D177]/[.$C$2])/[.E177]" office:value-type="float" office:value="0.405723830532328" calcext:value-type="float">
            <text:p>4.0572E-01</text:p>
          </table:table-cell>
          <table:table-cell table:number-columns-repeated="16377"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096688804" calcext:value-type="float">
            <text:p>9.6689E-10</text:p>
          </table:table-cell>
          <table:table-cell office:value-type="float" office:value="0.000000000091676975" calcext:value-type="float">
            <text:p>9.1677E-11</text:p>
          </table:table-cell>
          <table:table-cell office:value-type="float" office:value="251" calcext:value-type="float">
            <text:p>251</text:p>
          </table:table-cell>
          <table:table-cell table:formula="of:=([.D178]/[.$C$2])/[.E178]" office:value-type="float" office:value="0.537508759167248" calcext:value-type="float">
            <text:p>5.3751E-01</text:p>
          </table:table-cell>
          <table:table-cell table:number-columns-repeated="16377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06324406" calcext:value-type="float">
            <text:p>6.3244E-10</text:p>
          </table:table-cell>
          <table:table-cell office:value-type="float" office:value="0.000000000095190249" calcext:value-type="float">
            <text:p>9.5190E-11</text:p>
          </table:table-cell>
          <table:table-cell office:value-type="float" office:value="300" calcext:value-type="float">
            <text:p>300</text:p>
          </table:table-cell>
          <table:table-cell table:formula="of:=([.D179]/[.$C$2])/[.E179]" office:value-type="float" office:value="0.338607763712583" calcext:value-type="float">
            <text:p>3.3861E-01</text:p>
          </table:table-cell>
          <table:table-cell table:number-columns-repeated="16377"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07260195" calcext:value-type="float">
            <text:p>7.2602E-10</text:p>
          </table:table-cell>
          <table:table-cell office:value-type="float" office:value="0.00000000009442192" calcext:value-type="float">
            <text:p>9.4422E-11</text:p>
          </table:table-cell>
          <table:table-cell office:value-type="float" office:value="367" calcext:value-type="float">
            <text:p>367</text:p>
          </table:table-cell>
          <table:table-cell table:formula="of:=([.D180]/[.$C$2])/[.E180]" office:value-type="float" office:value="0.391872773460896" calcext:value-type="float">
            <text:p>3.9187E-01</text:p>
          </table:table-cell>
          <table:table-cell table:number-columns-repeated="16377"/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11959734" calcext:value-type="float">
            <text:p>1.1960E-09</text:p>
          </table:table-cell>
          <table:table-cell office:value-type="float" office:value="0.0000000000969802" calcext:value-type="float">
            <text:p>9.6980E-11</text:p>
          </table:table-cell>
          <table:table-cell office:value-type="float" office:value="468" calcext:value-type="float">
            <text:p>468</text:p>
          </table:table-cell>
          <table:table-cell table:formula="of:=([.D181]/[.$C$2])/[.E181]" office:value-type="float" office:value="0.628504045482052" calcext:value-type="float">
            <text:p>6.2850E-01</text:p>
          </table:table-cell>
          <table:table-cell table:number-columns-repeated="16377"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14111577" calcext:value-type="float">
            <text:p>1.4112E-09</text:p>
          </table:table-cell>
          <table:table-cell office:value-type="float" office:value="0.000000000098167447" calcext:value-type="float">
            <text:p>9.8167E-11</text:p>
          </table:table-cell>
          <table:table-cell office:value-type="float" office:value="652" calcext:value-type="float">
            <text:p>652</text:p>
          </table:table-cell>
          <table:table-cell table:formula="of:=([.D182]/[.$C$2])/[.E182]" office:value-type="float" office:value="0.732618169980939" calcext:value-type="float">
            <text:p>7.3262E-01</text:p>
          </table:table-cell>
          <table:table-cell table:number-columns-repeated="16377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13302087" calcext:value-type="float">
            <text:p>1.3302E-09</text:p>
          </table:table-cell>
          <table:table-cell office:value-type="float" office:value="0.000000000093347206" calcext:value-type="float">
            <text:p>9.3347E-11</text:p>
          </table:table-cell>
          <table:table-cell office:value-type="float" office:value="1068" calcext:value-type="float">
            <text:p>1068</text:p>
          </table:table-cell>
          <table:table-cell table:formula="of:=([.D183]/[.$C$2])/[.E183]" office:value-type="float" office:value="0.726253256579876" calcext:value-type="float">
            <text:p>7.2625E-01</text:p>
          </table:table-cell>
          <table:table-cell table:number-columns-repeated="16377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9.621417" calcext:value-type="float">
            <text:p>1.9621E+01</text:p>
          </table:table-cell>
          <table:covered-table-cell/>
          <table:table-cell office:value-type="float" office:value="0.0000000013279219" calcext:value-type="float">
            <text:p>1.3279E-09</text:p>
          </table:table-cell>
          <table:table-cell office:value-type="float" office:value="0.00000000009448203" calcext:value-type="float">
            <text:p>9.4482E-11</text:p>
          </table:table-cell>
          <table:table-cell office:value-type="float" office:value="2857" calcext:value-type="float">
            <text:p>2857</text:p>
          </table:table-cell>
          <table:table-cell table:formula="of:=([.D184]/[.$C$2])/[.E184]" office:value-type="float" office:value="0.716296699289427" calcext:value-type="float">
            <text:p>7.1630E-01</text:p>
          </table:table-cell>
          <table:table-cell table:number-columns-repeated="16377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string" calcext:value-type="string">
            <text:p>-nan</text:p>
          </table:table-cell>
          <table:covered-table-cell/>
          <table:table-cell table:number-columns-repeated="2" office:value-type="string" calcext:value-type="string">
            <text:p>-nan</text:p>
          </table:table-cell>
          <table:table-cell office:value-type="float" office:value="132542" calcext:value-type="float">
            <text:p>132542</text:p>
          </table:table-cell>
          <table:table-cell office:value-type="string" calcext:value-type="string">
            <text:p>-</text:p>
          </table:table-cell>
          <table:table-cell table:number-columns-repeated="16377"/>
        </table:table-row>
        <table:table-row table:style-name="ro1" table:number-rows-repeated="104839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onaspace Xenon SemiWide Medium" svg:font-family="'Monaspace Xenon SemiWide Medium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0">
      <number:number number:decimal-places="7" number:min-decimal-places="7" number:min-integer-digits="1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2">
      <number:scientific-number number:decimal-places="4" number:min-decimal-places="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10:52:40.0264109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6:07:16.594352177</meta:creation-date>
    <dc:date>2024-10-30T15:39:03.473633522</dc:date>
    <meta:editing-duration>PT4H16M47S</meta:editing-duration>
    <meta:editing-cycles>3</meta:editing-cycles>
    <meta:generator>LibreOffice/24.2.6.2$Linux_X86_64 LibreOffice_project/420$Build-2</meta:generator>
    <meta:document-statistic meta:table-count="2" meta:cell-count="3308" meta:object-count="0"/>
  </office:meta>
</office:document-meta>
</file>